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1" svg:font-family="'Nimbus Sans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c5ea5" officeooo:paragraph-rsid="000c5ea5"/>
    </style:style>
    <style:style style:name="P2" style:family="paragraph" style:parent-style-name="Standard" style:list-style-name="L1">
      <style:text-properties officeooo:rsid="000e6e14" officeooo:paragraph-rsid="000e6e14"/>
    </style:style>
    <style:style style:name="P3" style:family="paragraph" style:parent-style-name="Standard" style:list-style-name="L1">
      <style:text-properties officeooo:rsid="001355bc" officeooo:paragraph-rsid="001355bc"/>
    </style:style>
    <style:style style:name="P4" style:family="paragraph" style:parent-style-name="Standard" style:list-style-name="L1">
      <style:text-properties officeooo:rsid="00147252" officeooo:paragraph-rsid="00147252"/>
    </style:style>
    <style:style style:name="P5" style:family="paragraph" style:parent-style-name="Standard" style:list-style-name="L1">
      <style:text-properties officeooo:rsid="0019786a" officeooo:paragraph-rsid="0019786a"/>
    </style:style>
    <style:style style:name="P6" style:family="paragraph" style:parent-style-name="Standard" style:list-style-name="L1">
      <style:text-properties officeooo:rsid="001a38f5" officeooo:paragraph-rsid="001a38f5"/>
    </style:style>
    <style:style style:name="P7" style:family="paragraph" style:parent-style-name="Standard" style:list-style-name="L1">
      <style:text-properties officeooo:rsid="001cb17f" officeooo:paragraph-rsid="001cb17f"/>
    </style:style>
    <style:style style:name="P8" style:family="paragraph" style:parent-style-name="Standard" style:list-style-name="L1">
      <style:text-properties officeooo:rsid="001e0967" officeooo:paragraph-rsid="001e0967"/>
    </style:style>
    <style:style style:name="P9" style:family="paragraph" style:parent-style-name="Standard" style:list-style-name="L1">
      <style:text-properties officeooo:rsid="0020dfb7" officeooo:paragraph-rsid="0020dfb7"/>
    </style:style>
    <style:style style:name="P10" style:family="paragraph" style:parent-style-name="Standard">
      <style:text-properties officeooo:rsid="0022b9f6" officeooo:paragraph-rsid="0022b9f6"/>
    </style:style>
    <style:style style:name="P11" style:family="paragraph" style:parent-style-name="Standard">
      <style:paragraph-properties fo:text-align="start" style:justify-single-word="false"/>
      <style:text-properties officeooo:rsid="00247a77" officeooo:paragraph-rsid="002a229d"/>
    </style:style>
    <style:style style:name="P12" style:family="paragraph" style:parent-style-name="Standard">
      <style:paragraph-properties fo:text-align="start" style:justify-single-word="false"/>
      <style:text-properties officeooo:rsid="00247a77" officeooo:paragraph-rsid="002d5b33"/>
    </style:style>
    <style:style style:name="P13" style:family="paragraph" style:parent-style-name="Standard">
      <style:paragraph-properties fo:text-align="start" style:justify-single-word="false"/>
      <style:text-properties officeooo:rsid="00247a77" officeooo:paragraph-rsid="003078e8"/>
    </style:style>
    <style:style style:name="P14" style:family="paragraph" style:parent-style-name="Standard">
      <style:paragraph-properties fo:text-align="start" style:justify-single-word="false"/>
      <style:text-properties officeooo:rsid="00262c93" officeooo:paragraph-rsid="00262c93"/>
    </style:style>
    <style:style style:name="P15" style:family="paragraph" style:parent-style-name="Standard">
      <style:paragraph-properties fo:text-align="start" style:justify-single-word="false"/>
      <style:text-properties officeooo:rsid="0035bdcb" officeooo:paragraph-rsid="0035bdcb"/>
    </style:style>
    <style:style style:name="P16" style:family="paragraph" style:parent-style-name="Standard">
      <style:paragraph-properties fo:text-align="start" style:justify-single-word="false"/>
      <style:text-properties officeooo:rsid="003a8ef5" officeooo:paragraph-rsid="0072639b"/>
    </style:style>
    <style:style style:name="P17" style:family="paragraph" style:parent-style-name="Standard">
      <style:paragraph-properties fo:text-align="start" style:justify-single-word="false"/>
      <style:text-properties officeooo:rsid="00577a2e" officeooo:paragraph-rsid="00577a2e"/>
    </style:style>
    <style:style style:name="P18" style:family="paragraph" style:parent-style-name="Standard">
      <style:paragraph-properties fo:text-align="start" style:justify-single-word="false"/>
      <style:text-properties officeooo:rsid="00577a2e" officeooo:paragraph-rsid="00758d14"/>
    </style:style>
    <style:style style:name="P19" style:family="paragraph" style:parent-style-name="Standard">
      <style:paragraph-properties fo:text-align="start" style:justify-single-word="false"/>
      <style:text-properties officeooo:rsid="007a18f0" officeooo:paragraph-rsid="007a18f0"/>
    </style:style>
    <style:style style:name="P20" style:family="paragraph" style:parent-style-name="Standard">
      <style:paragraph-properties fo:text-align="start" style:justify-single-word="false"/>
      <style:text-properties officeooo:rsid="00818280" officeooo:paragraph-rsid="00818280"/>
    </style:style>
    <style:style style:name="P21" style:family="paragraph" style:parent-style-name="Standard">
      <style:paragraph-properties fo:text-align="start" style:justify-single-word="false"/>
      <style:text-properties officeooo:rsid="008471d1" officeooo:paragraph-rsid="008471d1"/>
    </style:style>
    <style:style style:name="P22" style:family="paragraph" style:parent-style-name="Standard">
      <style:paragraph-properties fo:text-align="start" style:justify-single-word="false"/>
      <style:text-properties officeooo:rsid="00872496" officeooo:paragraph-rsid="00872496"/>
    </style:style>
    <style:style style:name="P23" style:family="paragraph" style:parent-style-name="Standard">
      <style:paragraph-properties fo:text-align="start" style:justify-single-word="false"/>
      <style:text-properties officeooo:rsid="0089b30b" officeooo:paragraph-rsid="008aa533"/>
    </style:style>
    <style:style style:name="P24" style:family="paragraph" style:parent-style-name="Standard">
      <style:paragraph-properties fo:text-align="start" style:justify-single-word="false"/>
      <style:text-properties officeooo:rsid="008b8421" officeooo:paragraph-rsid="008b8421"/>
    </style:style>
    <style:style style:name="P25" style:family="paragraph" style:parent-style-name="Standard">
      <style:paragraph-properties fo:text-align="start" style:justify-single-word="false"/>
      <style:text-properties officeooo:rsid="008d7e5f" officeooo:paragraph-rsid="008d7e5f"/>
    </style:style>
    <style:style style:name="P26" style:family="paragraph" style:parent-style-name="Standard">
      <style:paragraph-properties fo:text-align="start" style:justify-single-word="false"/>
      <style:text-properties officeooo:rsid="008d7e5f" officeooo:paragraph-rsid="008fc196"/>
    </style:style>
    <style:style style:name="P27" style:family="paragraph" style:parent-style-name="Standard">
      <style:paragraph-properties fo:text-align="start" style:justify-single-word="false"/>
      <style:text-properties officeooo:rsid="009268cc" officeooo:paragraph-rsid="009268cc"/>
    </style:style>
    <style:style style:name="P28" style:family="paragraph" style:parent-style-name="Standard">
      <style:paragraph-properties fo:text-align="start" style:justify-single-word="false"/>
      <style:text-properties officeooo:rsid="00958497" officeooo:paragraph-rsid="00958497"/>
    </style:style>
    <style:style style:name="P29" style:family="paragraph" style:parent-style-name="Standard">
      <style:paragraph-properties fo:text-align="start" style:justify-single-word="false" fo:break-before="page"/>
      <style:text-properties officeooo:rsid="007a18f0" officeooo:paragraph-rsid="007a18f0"/>
    </style:style>
    <style:style style:name="P30" style:family="paragraph" style:parent-style-name="Standard">
      <style:paragraph-properties fo:break-before="page"/>
      <style:text-properties officeooo:rsid="0022b9f6" officeooo:paragraph-rsid="0022b9f6"/>
    </style:style>
    <style:style style:name="P31" style:family="paragraph" style:parent-style-name="Standard">
      <style:paragraph-properties fo:text-align="start" style:justify-single-word="false" fo:break-before="page"/>
      <style:text-properties officeooo:rsid="00958497" officeooo:paragraph-rsid="00958497"/>
    </style:style>
    <style:style style:name="P32" style:family="paragraph" style:parent-style-name="Header">
      <style:text-properties officeooo:rsid="000c0ed4" officeooo:paragraph-rsid="000c0ed4"/>
    </style:style>
    <style:style style:name="P33" style:family="paragraph">
      <loext:graphic-properties draw:fill="solid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Nimbus Sans 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loext:graphic-properties draw:fill="solid" draw:fill-color="#000000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Nimbus Sans 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5a22f"/>
    </style:style>
    <style:style style:name="T2" style:family="text">
      <style:text-properties officeooo:rsid="00185556"/>
    </style:style>
    <style:style style:name="T3" style:family="text">
      <style:text-properties officeooo:rsid="00262c93"/>
    </style:style>
    <style:style style:name="T4" style:family="text">
      <style:text-properties officeooo:rsid="002f1b68"/>
    </style:style>
    <style:style style:name="T5" style:family="text">
      <style:text-properties officeooo:rsid="003cb7f3"/>
    </style:style>
    <style:style style:name="T6" style:family="text">
      <style:text-properties officeooo:rsid="006aeedb"/>
    </style:style>
    <style:style style:name="T7" style:family="text">
      <style:text-properties officeooo:rsid="008471d1"/>
    </style:style>
    <style:style style:name="T8" style:family="text">
      <style:text-properties officeooo:rsid="00864986"/>
    </style:style>
    <style:style style:name="T9" style:family="text">
      <style:text-properties officeooo:rsid="0088a360"/>
    </style:style>
    <style:style style:name="T10" style:family="text">
      <style:text-properties officeooo:rsid="008aa533"/>
    </style:style>
    <style:style style:name="T11" style:family="text">
      <style:text-properties officeooo:rsid="008c72b9"/>
    </style:style>
    <style:style style:name="T12" style:family="text">
      <style:text-properties officeooo:rsid="008e6cd2"/>
    </style:style>
    <style:style style:name="T13" style:family="text">
      <style:text-properties officeooo:rsid="0093d308"/>
    </style:style>
    <text:list-style style:name="L1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 1</text:p>
      <text:p text:style-name="P1"/>
      <text:list xml:id="list592431887478376856" text:style-name="L1">
        <text:list-item>
          <text:p text:style-name="P2">False</text:p>
        </text:list-item>
        <text:list-item>
          <text:p text:style-name="P3">True ** <text:span text:style-name="T2">may want to check later</text:span></text:p>
        </text:list-item>
        <text:list-item>
          <text:p text:style-name="P4">False</text:p>
        </text:list-item>
        <text:list-item>
          <text:p text:style-name="P4"><text:s/><text:span text:style-name="T1">False</text:span></text:p>
        </text:list-item>
        <text:list-item>
          <text:p text:style-name="P5">True</text:p>
        </text:list-item>
        <text:list-item>
          <text:p text:style-name="P6">True</text:p>
        </text:list-item>
        <text:list-item>
          <text:p text:style-name="P7">True</text:p>
        </text:list-item>
        <text:list-item>
          <text:p text:style-name="P7">False</text:p>
        </text:list-item>
        <text:list-item>
          <text:p text:style-name="P8">False</text:p>
        </text:list-item>
        <text:list-item>
          <text:p text:style-name="P9">False</text:p>
        </text:list-item>
      </text:list>
      <text:p text:style-name="P30">Problem 2</text:p>
      <text:p text:style-name="P10"/>
      <text:p text:style-name="P11">a) </text:p>
      <text:p text:style-name="P11"/>
      <text:p text:style-name="P11">The average then estimate method gives <draw:g text:anchor-type="as-char" svg:y="-0.1165in" draw:z-index="0" draw:style-name="gr1"><svg:title>TexMaths</svg:title><svg:desc>12§display§\hat{x}_{ae}§svg§600§FALSE§</svg:desc><draw:polygon draw:style-name="gr2" draw:text-style-name="P33" svg:width="0.2291in" svg:height="0.1398in" svg:x="0in" svg:y="0.0008in" svg:viewBox="0 0 583 356" draw:points="291,356 0,356 0,0 583,0 583,356"><text:p/></draw:polygon><draw:polygon draw:style-name="gr3" draw:text-style-name="P34" svg:width="0.0445in" svg:height="0.0256in" svg:x="0.0299in" svg:y="0in" svg:viewBox="0 0 114 66" draw:points="58,0 0,59 7,66 58,23 106,66 114,59"><text:p/></draw:polygon><draw:path draw:style-name="gr4" draw:text-style-name="P34" svg:width="0.0827in" svg:height="0.0752in" svg:x="0.0047in" svg:y="0.0421in" svg:viewBox="0 0 211 192" svg:d="M130 60c2-12 12-50 41-50 3 0 12 0 21 4-11 3-19 14-19 23 0 7 3 16 15 16 10 0 23-9 23-25 0-22-25-28-40-28-23 0-39 23-44 32-11-27-33-32-45-32-45 0-69 55-69 65 0 5 4 5 5 5 4 0 5-2 6-5 14-45 42-55 56-55 9 0 23 3 23 27 0 13-7 42-23 102-6 27-21 43-39 43-4 0-13 0-22-4 11-3 21-11 21-23s-10-16-17-16c-12 0-23 12-23 25 0 20 22 28 40 28 28 0 43-30 44-32 6 15 20 32 47 32 43 0 67-54 67-65 0-5-4-5-5-5-4 0-5 3-6 5-13 46-42 55-56 55-17 0-23-13-23-27 0-10 2-18 7-37z"><text:p/></draw:path><draw:path draw:style-name="gr5" draw:text-style-name="P34" svg:width="0.0591in" svg:height="0.0524in" svg:x="0.1016in" svg:y="0.089in" svg:viewBox="0 0 151 134" svg:d="M108 18c-7-11-17-18-31-18-39 0-77 42-77 85 0 29 19 49 44 49 17 0 32-9 44-20 4 17 22 20 30 20 10 0 18-7 24-15 6-12 9-29 9-30 0-4-3-4-3-4-5 0-5 1-8 9-3 14-9 32-21 32-9 0-10-6-10-14 0-5 3-16 4-24 2-8 6-21 7-27l6-23c1-7 5-21 5-22 0-8-5-10-10-10s-12 4-13 12zM89 94c-3 8-10 14-16 20-2 2-14 12-27 12-11 0-22-7-22-29 0-15 8-49 16-60 13-24 28-29 37-29 20 0 26 23 26 27 0 1 0 2-1 3z"><text:p/></draw:path><draw:path draw:style-name="gr6" draw:text-style-name="P34" svg:width="0.0496in" svg:height="0.0524in" svg:x="0.1736in" svg:y="0.089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/draw:g> <text:span text:style-name="T3">as a linear function of y:</text:span></text:p>
      <text:p text:style-name="P12"><draw:g text:anchor-type="as-char" svg:y="-0.1173in" draw:z-index="3" draw:style-name="gr1"><svg:title>TexMaths</svg:title><svg:desc>12§display§\hat{x}_{ae} = B_{ae}y§svg§600§FALSE§</svg:desc><draw:polygon draw:style-name="gr18" draw:text-style-name="P33" svg:width="0.8154in" svg:height="0.1476in" svg:x="0in" svg:y="0.0004in" svg:viewBox="0 0 2072 376" draw:points="1036,376 0,376 0,0 2072,0 2072,376"><text:p/></draw:polygon><draw:polygon draw:style-name="gr19" draw:text-style-name="P34" svg:width="0.0445in" svg:height="0.0256in" svg:x="0.0299in" svg:y="0in" svg:viewBox="0 0 114 66" draw:points="58,0 0,59 7,66 58,23 106,66 114,59"><text:p/></draw:polygon><draw:path draw:style-name="gr20" draw:text-style-name="P34" svg:width="0.0827in" svg:height="0.0756in" svg:x="0.0047in" svg:y="0.0425in" svg:viewBox="0 0 211 193" svg:d="M130 60c2-12 12-50 42-50 2 0 12 0 20 4-11 3-19 14-19 23 0 8 3 16 15 16 10 0 23-8 23-25 0-22-25-28-39-28-24 0-40 23-45 33-11-28-33-33-45-33-45 0-69 55-69 65 0 5 4 5 5 5 4 0 5-1 6-5 14-45 42-55 56-55 9 0 23 3 23 27 0 14-7 43-23 103-6 26-21 43-39 43-4 0-13 0-22-5 11-2 21-10 21-22 0-13-10-16-17-16-12 0-23 12-23 25 0 19 22 28 40 28 28 0 43-30 44-33 6 16 20 33 47 33 43 0 67-54 67-65 0-5-4-5-5-5-3 0-5 2-6 5-13 46-42 55-56 55-17 0-23-13-23-27 0-10 2-19 7-38z"><text:p/></draw:path><draw:path draw:style-name="gr21" draw:text-style-name="P34" svg:width="0.0591in" svg:height="0.0528in" svg:x="0.1016in" svg:y="0.0894in" svg:viewBox="0 0 151 135" svg:d="M108 18c-7-11-17-18-31-18-39 0-77 42-77 86 0 29 19 49 44 49 17 0 32-10 44-20 4 16 22 20 30 20 10 0 18-7 24-16 6-12 9-29 9-30 0-3-3-3-3-3-5 0-5 1-8 8-3 15-9 33-21 33-9 0-10-6-10-15 0-5 3-16 4-24 2-7 6-20 7-27l6-22c1-8 5-22 5-23 0-8-5-10-10-10s-12 4-13 12zM89 94c-3 8-10 15-16 21-2 2-14 12-27 12-11 0-22-8-22-29 0-16 8-50 16-61 13-24 28-29 37-29 20 0 26 23 26 27 0 1 0 2-1 4z"><text:p/></draw:path><draw:path draw:style-name="gr22" draw:text-style-name="P34" svg:width="0.0496in" svg:height="0.0528in" svg:x="0.174in" svg:y="0.0894in" svg:viewBox="0 0 127 135" svg:d="M47 64c8 0 32-1 48-6 21-9 26-23 26-31 0-17-17-27-37-27-36 0-84 28-84 78 0 31 19 57 54 57 50 0 73-30 73-34 0-2-2-5-5-5-1 0-2 0-4 3-23 28-58 28-64 28-18 0-30-12-30-37 0-4 0-9 4-26zM30 55c13-43 46-47 54-47 13 0 24 6 24 19 0 28-50 28-62 28z"><text:p/></draw:path><draw:path draw:style-name="gr23" draw:text-style-name="P34" svg:width="0.1106in" svg:height="0.039in" svg:x="0.2941in" svg:y="0.0547in" svg:viewBox="0 0 282 100" svg:d="M268 17c6 0 14 0 14-9 0-8-8-8-14-8h-254c-6 0-14 0-14 8 0 9 8 9 14 9zM268 100c6 0 14 0 14-8 0-9-8-9-14-9h-254c-6 0-14 0-14 9 0 8 8 8 14 8z"><text:p/></draw:path><draw:path draw:style-name="gr24" draw:text-style-name="P34" svg:width="0.1185in" svg:height="0.1142in" svg:x="0.4665in" svg:y="0.002in" svg:viewBox="0 0 302 291" svg:d="M50 258c-4 16-6 19-38 19-7 0-12 0-12 9 0 5 4 5 12 5h150c67 0 118-51 118-92 0-31-26-56-66-60 44-9 88-40 88-80 0-31-27-59-79-59h-141c-9 0-12 0-12 8 0 5 3 5 10 5 2 0 10 0 17 1 7 0 11 2 11 6 0 3 0 4-1 9zM114 135l26-106c4-15 5-16 23-16h54c37 0 47 26 47 44 0 37-37 78-89 78zM95 277c-6 0-7 0-10 0-3-1-5-1-5-5 0-1 0-2 2-9l30-118h79c41 0 49 31 49 49 0 42-37 83-88 83z"><text:p/></draw:path><draw:path draw:style-name="gr25" draw:text-style-name="P34" svg:width="0.0591in" svg:height="0.0528in" svg:x="0.5917in" svg:y="0.0894in" svg:viewBox="0 0 151 135" svg:d="M108 18c-7-11-17-18-31-18-39 0-77 42-77 86 0 29 19 49 44 49 17 0 32-10 44-20 4 16 22 20 30 20 10 0 18-7 24-16 6-12 9-29 9-30 0-3-3-3-3-3-5 0-5 1-8 8-3 15-9 33-21 33-9 0-10-6-10-15 0-5 3-16 4-24 2-7 6-20 7-27l6-22c1-8 5-22 5-23 0-8-5-10-10-10s-12 4-13 12zM89 94c-3 8-10 15-16 21-2 2-14 12-27 12-11 0-22-8-22-29 0-16 8-50 16-61 13-24 28-29 37-29 20 0 26 23 26 27 0 1 0 2-1 4z"><text:p/></draw:path><draw:path draw:style-name="gr26" draw:text-style-name="P34" svg:width="0.0496in" svg:height="0.0528in" svg:x="0.6642in" svg:y="0.0894in" svg:viewBox="0 0 127 135" svg:d="M47 64c8 0 32-1 48-6 21-9 26-23 26-31 0-17-17-27-37-27-36 0-84 28-84 78 0 31 19 57 54 57 50 0 73-30 73-34 0-2-2-5-5-5-1 0-2 0-4 3-23 28-58 28-64 28-18 0-30-12-30-37 0-4 0-9 4-26zM30 55c13-43 46-47 54-47 13 0 24 6 24 19 0 28-50 28-62 28z"><text:p/></draw:path><draw:path draw:style-name="gr27" draw:text-style-name="P34" svg:width="0.0768in" svg:height="0.1079in" svg:x="0.7331in" svg:y="0.0425in" svg:viewBox="0 0 196 275" svg:d="M194 27c2-7 2-8 2-11 0-8-6-11-12-11-5 0-11 2-16 8 0 3-4 16-6 23-2 12-6 23-8 35l-20 76c-1 6-19 36-46 36-23 0-27-18-27-34 0-20 7-47 22-84 6-17 8-22 8-30 0-19-14-35-35-35-40 0-56 61-56 65 0 5 5 5 5 5 5 0 5-1 7-7 11-41 29-53 43-53 3 0 10 0 10 13 0 11-4 22-7 30-17 45-24 69-24 89 0 38 26 51 51 51 17 0 31-7 43-19-6 21-10 43-27 65-11 14-28 27-47 27-6 0-25-1-32-18 7 0 12 0 18-4 4-5 8-10 8-19 0-13-11-14-16-14-9 0-24 6-24 28 0 20 20 36 46 36 43 0 88-39 100-87z"><text:p/></draw:path></draw:g> <text:span text:style-name="T4">where </text:span><text:span text:style-name="T4"><draw:g text:anchor-type="as-char" svg:y="-0.2866in" draw:z-index="6" draw:style-name="gr1"><svg:title>TexMaths</svg:title><svg:desc>12§display§B_{ae} = \frac{1}{k^{3}}\Big(\sum_{j=1}^{k}{A^{T(j)}}\sum_{j=1}^{k}{A^{(j)}}\Big)^{-1}\sum_{j=1}^{k}{A^{T(j)}}§svg§600§FALSE§</svg:desc><draw:polygon draw:style-name="gr69" draw:text-style-name="P33" svg:width="3.0358in" svg:height="0.5067in" svg:x="0in" svg:y="0.0008in" svg:viewBox="0 0 7712 1288" draw:points="3856,1288 0,1288 0,0 7712,0 7712,1288"><text:p/></draw:polygon><draw:path draw:style-name="gr70" draw:text-style-name="P34" svg:width="0.1185in" svg:height="0.1134in" svg:x="0.0071in" svg:y="0.1752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71" draw:text-style-name="P34" svg:width="0.0591in" svg:height="0.0524in" svg:x="0.1327in" svg:y="0.2626in" svg:viewBox="0 0 151 134" svg:d="M108 18c-7-11-17-18-31-18-39 0-77 42-77 85 0 29 19 49 44 49 17 0 32-9 44-20 4 17 22 20 30 20 10 0 18-7 24-15 6-12 9-29 9-30 0-4-3-4-3-4-5 0-5 1-8 9-3 14-9 32-21 32-9 0-10-6-10-14 0-5 3-16 4-24 2-8 6-21 7-27l6-23c1-7 5-21 5-22 0-8-5-10-10-10s-12 4-13 12zM89 94c-3 8-10 14-16 20-2 2-14 12-27 12-11 0-22-7-22-29 0-15 8-49 16-60 13-24 28-29 37-29 20 0 26 23 26 27 0 1 0 2-1 3z"><text:p/></draw:path><draw:path draw:style-name="gr72" draw:text-style-name="P34" svg:width="0.0496in" svg:height="0.0524in" svg:x="0.2051in" svg:y="0.2626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73" draw:text-style-name="P34" svg:width="0.1106in" svg:height="0.039in" svg:x="0.324in" svg:y="0.228in" svg:viewBox="0 0 282 100" svg:d="M268 17c6 0 14 0 14-9 0-8-8-8-14-8h-254c-6 0-14 0-14 8 0 9 8 9 14 9zM268 100c6 0 14 0 14-9 0-8-8-8-14-8h-254c-6 0-14 0-14 8 0 9 8 9 14 9z"><text:p/></draw:path><draw:path draw:style-name="gr74" draw:text-style-name="P34" svg:width="0.0547in" svg:height="0.1106in" svg:x="0.5661in" svg:y="0.0657in" svg:viewBox="0 0 140 282" svg:d="M88 11c0-10 0-11-10-11-26 28-65 28-78 28v13c8 0 34 0 55-12v219c0 16-1 21-39 21h-14v13c16-1 52-1 70-1 17 0 54 0 68 1v-13h-13c-38 0-39-5-39-21z"><text:p/></draw:path><draw:polygon draw:style-name="gr75" draw:text-style-name="P34" svg:width="0.1665in" svg:height="0.0067in" svg:x="0.5098in" svg:y="0.2437in" svg:viewBox="0 0 424 18" draw:points="211,18 0,18 0,0 424,0 424,18"><text:p/></draw:polygon><draw:path draw:style-name="gr76" draw:text-style-name="P34" svg:width="0.0752in" svg:height="0.1173in" svg:x="0.5189in" svg:y="0.287in" svg:viewBox="0 0 192 299" svg:d="M98 5c0 0 0-5-6-5-9 0-39 4-51 5-4 0-7 0-7 8 0 5 3 5 9 5 21 0 22 2 22 7l-1 9-63 243c-1 6-1 7-1 10 0 9 8 12 12 12 6 0 12-4 14-10 3-3 22-81 24-92 15 1 50 8 50 36 0 3 0 5-2 8-1 6-1 11-1 16 0 25 17 42 39 42 13 0 24-7 33-23 11-18 16-42 16-43 0-4-4-4-5-4-5 0-5 1-6 7-8 32-19 53-37 53-9 0-13-5-13-20 0-7 1-17 2-23 2-7 2-10 2-13 0-28-26-40-63-45 13-8 27-21 37-31 20-23 40-41 60-41 4 0 4 0 5 0 5 2 5 2 8 4 1 0 1 1 3 1-21 1-26 18-26 23 0 7 5 16 17 16 11 0 23-10 23-27 0-12-10-26-29-26-12 0-31 3-61 37-14 16-31 34-48 40z"><text:p/></draw:path><draw:path draw:style-name="gr77" draw:text-style-name="P34" svg:width="0.0535in" svg:height="0.0795in" svg:x="0.6071in" svg:y="0.2776in" svg:viewBox="0 0 137 203" svg:d="M65 98c24 0 41 16 41 48 0 36-22 47-40 47-12 0-37-2-50-20 14 0 18-11 18-17 0-10-8-16-17-16s-17 5-17 17c0 28 31 46 67 46 41 0 70-28 70-57 0-24-19-46-52-54 31-10 42-33 42-51 0-23-26-41-60-41-32 0-57 16-57 40 0 10 6 15 15 15s15-6 15-14c0-10-6-16-15-16 10-13 30-17 42-17 13 0 31 8 31 33 0 13-3 26-12 36-9 11-18 12-32 12-7 1-8 1-10 1-1 0-3 0-3 4s3 4 8 4z"><text:p/></draw:path><draw:path draw:style-name="gr78" draw:text-style-name="P34" svg:width="0.0634in" svg:height="0.2988in" svg:x="0.7256in" svg:y="0.0976in" svg:viewBox="0 0 162 760" svg:d="M143 755c0 1 5 5 5 5h9c1 0 5 0 5-4 0-2-1-2-2-4-16-15-39-38-65-85-46-81-63-186-63-287 0-187 54-297 128-373 2-1 2-2 2-2 0-5-4-5-8-5-6 0-6 0-11 4-40 34-85 93-115 182-18 55-28 124-28 193 0 101 18 214 85 312 11 17 27 34 27 34 4 6 10 12 14 15z"><text:p/></draw:path><draw:path draw:style-name="gr79" draw:text-style-name="P34" svg:width="0.0571in" svg:height="0.0819in" svg:x="0.9146in" svg:y="0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4 26z"><text:p/></draw:path><draw:path draw:style-name="gr80" draw:text-style-name="P34" svg:width="0.2213in" svg:height="0.2327in" svg:x="0.8319in" svg:y="0.1311in" svg:viewBox="0 0 563 592" svg:d="M511 592l52-136h-11c-17 44-61 73-110 85-9 3-51 13-131 13h-256l216-252c3-3 4-4 4-6 0-1 0-2-4-7l-197-269h232c58 0 96 6 100 8 22 2 58 9 92 31 11 7 40 25 54 60h11l-52-119h-499c-10 0-11 0-12 2 0 3 0 10 0 15l223 306-218 257c-5 4-5 7-5 7 0 5 4 5 12 5z"><text:p/></draw:path><draw:path draw:style-name="gr81" draw:text-style-name="P34" svg:width="0.0512in" svg:height="0.1008in" svg:x="0.828in" svg:y="0.4075in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82" draw:text-style-name="P34" svg:width="0.0854in" svg:height="0.0311in" svg:x="0.8972in" svg:y="0.4398in" svg:viewBox="0 0 218 80" svg:d="M208 14c3 0 10 0 10-7s-7-7-10-7h-197c-4 0-11 0-11 7s7 7 11 7zM208 80c3 0 10 0 10-7s-7-7-10-7h-197c-4 0-11 0-11 7s7 7 11 7z"><text:p/></draw:path><draw:path draw:style-name="gr83" draw:text-style-name="P34" svg:width="0.0425in" svg:height="0.0772in" svg:x="1.0035in" svg:y="0.4075in" svg:viewBox="0 0 109 197" svg:d="M67 8c0-8 0-8-8-8-19 19-47 19-59 19v11c7 0 26 0 43-8v151c0 9 0 13-30 13h-11v11c5 0 42-1 53-1 10 0 47 1 54 1v-11h-12c-30 0-30-4-30-13z"><text:p/></draw:path><draw:path draw:style-name="gr84" draw:text-style-name="P34" svg:width="0.1138in" svg:height="0.1193in" svg:x="1.0961in" svg:y="0.169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85" draw:text-style-name="P34" svg:width="0.087in" svg:height="0.0783in" svg:x="1.2193in" svg:y="0.1409in" svg:viewBox="0 0 222 200" svg:d="M132 22c1-10 2-10 8-11 2 0 12 0 18 0 18 0 27 0 34 2 13 4 13 13 13 23 0 5 0 10-1 24l-1 4c0 3 2 4 5 4 4 0 6-2 6-7l8-57c0-4-4-4-10-4h-182c-7 0-7 0-10 6l-19 53c0 1-1 3-1 5 0 1 0 4 5 4 3 0 5-1 6-7 18-48 27-50 72-50h13c8 0 10 0 10 2 0 1 0 3-2 7l-39 156c-3 11-4 14-35 14-11 0-13 0-13 7 0 1 0 3 5 3 8 0 16 0 25 0 8 0 18-1 26-1 7 0 18 0 27 1 8 0 16 0 25 0 2 0 6 0 6-6 0-4-3-4-12-4-6 0-11 0-17 0-11-2-11-3-11-6s0-3 1-6z"><text:p/></draw:path><draw:path draw:style-name="gr86" draw:text-style-name="P34" svg:width="0.0303in" svg:height="0.1161in" svg:x="1.3236in" svg:y="0.1331in" svg:viewBox="0 0 78 296" svg:d="M72 0c-56 40-72 102-72 148 0 42 12 106 72 148 2 0 6 0 6-3s-1-3-4-5c-39-36-54-86-54-139 0-81 32-120 56-142 1-1 2-2 2-3 0-4-4-4-6-4z"><text:p/></draw:path><draw:path draw:style-name="gr87" draw:text-style-name="P34" svg:width="0.0512in" svg:height="0.1008in" svg:x="1.3622in" svg:y="0.1429in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88" draw:text-style-name="P34" svg:width="0.0303in" svg:height="0.1161in" svg:x="1.4315in" svg:y="0.1331in" svg:viewBox="0 0 78 296" svg:d="M6 0c-2 0-6 0-6 4 0 1 1 2 2 4 27 23 56 64 56 140 0 62-21 109-52 138-6 4-6 6-6 7s1 3 4 3 32-20 52-56c12-25 22-58 22-91 0-42-13-107-72-149z"><text:p/></draw:path><draw:path draw:style-name="gr89" draw:text-style-name="P34" svg:width="0.0571in" svg:height="0.0819in" svg:x="1.6047in" svg:y="0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5 26z"><text:p/></draw:path><draw:path draw:style-name="gr90" draw:text-style-name="P34" svg:width="0.2213in" svg:height="0.2327in" svg:x="1.522in" svg:y="0.1311in" svg:viewBox="0 0 563 592" svg:d="M511 592l52-136h-11c-17 44-61 73-110 85-9 3-50 13-131 13h-255l215-252c3-3 4-4 4-6 0-1 0-2-4-7l-197-269h232c58 0 96 6 100 8 22 2 58 9 92 31 11 7 40 25 54 60h11l-52-119h-499c-10 0-11 0-12 2 0 3 0 10 0 15l223 306-218 257c-5 4-5 7-5 7 0 5 5 5 12 5z"><text:p/></draw:path><draw:path draw:style-name="gr91" draw:text-style-name="P34" svg:width="0.0512in" svg:height="0.1008in" svg:x="1.5177in" svg:y="0.4075in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41-35 7 0 9 5 9 15 0 3-1 7-1 8z"><text:p/></draw:path><draw:path draw:style-name="gr92" draw:text-style-name="P34" svg:width="0.0854in" svg:height="0.0311in" svg:x="1.587in" svg:y="0.4398in" svg:viewBox="0 0 218 80" svg:d="M208 14c3 0 10 0 10-7s-7-7-10-7h-197c-4 0-11 0-11 7s7 7 11 7zM208 80c3 0 10 0 10-7s-7-7-10-7h-197c-4 0-11 0-11 7s7 7 11 7z"><text:p/></draw:path><draw:path draw:style-name="gr93" draw:text-style-name="P34" svg:width="0.0425in" svg:height="0.0772in" svg:x="1.6933in" svg:y="0.4075in" svg:viewBox="0 0 109 197" svg:d="M67 8c0-8 0-8-8-8-19 19-47 19-59 19v11c7 0 26 0 43-8v151c0 9 0 13-30 13h-11v11c5 0 42-1 53-1 10 0 47 1 54 1v-11h-12c-30 0-30-4-30-13z"><text:p/></draw:path><draw:path draw:style-name="gr94" draw:text-style-name="P34" svg:width="0.1138in" svg:height="0.1193in" svg:x="1.7858in" svg:y="0.169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95" draw:text-style-name="P34" svg:width="0.0303in" svg:height="0.1161in" svg:x="1.9173in" svg:y="0.1331in" svg:viewBox="0 0 78 296" svg:d="M72 0c-58 40-72 102-72 148 0 42 12 106 72 148 2 0 6 0 6-3s-1-3-4-5c-39-36-54-86-54-139 0-81 32-120 56-142 1-1 2-2 2-3 0-4-4-4-6-4z"><text:p/></draw:path><draw:path draw:style-name="gr96" draw:text-style-name="P34" svg:width="0.0512in" svg:height="0.1008in" svg:x="1.9555in" svg:y="0.1429in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41-35 7 0 9 5 9 15 0 3-1 7-1 8z"><text:p/></draw:path><draw:path draw:style-name="gr97" draw:text-style-name="P34" svg:width="0.0303in" svg:height="0.1161in" svg:x="2.0256in" svg:y="0.1331in" svg:viewBox="0 0 78 296" svg:d="M6 0c-2 0-6 0-6 4 0 1 1 2 2 4 27 23 56 64 56 140 0 62-21 109-53 138-5 4-5 6-5 7s1 3 4 3 32-20 51-56c13-25 23-58 23-91 0-42-13-107-72-149z"><text:p/></draw:path><draw:path draw:style-name="gr98" draw:text-style-name="P34" svg:width="0.0634in" svg:height="0.2988in" svg:x="2.0843in" svg:y="0.0976in" svg:viewBox="0 0 162 760" svg:d="M162 379c0-121-29-249-113-344-6-7-21-23-31-33-4-2-5-2-10-2-4 0-8 0-8 5 0 1 1 2 2 3 15 15 38 39 64 84 46 82 64 186 64 287 0 184-52 297-129 373 0 2-1 3-1 4 0 4 4 4 8 4 5 0 6 0 10-4 41-34 86-92 115-182 19-58 29-126 29-195z"><text:p/></draw:path><draw:path draw:style-name="gr99" draw:text-style-name="P34" svg:width="0.0783in" svg:height="0.0059in" svg:x="2.1902in" svg:y="0.1071in" svg:viewBox="0 0 200 16" svg:d="M188 16c5 0 12 0 12-8s-6-8-12-8h-176c-5 0-12 0-12 7 0 9 7 9 12 9z"><text:p/></draw:path><draw:path draw:style-name="gr100" draw:text-style-name="P34" svg:width="0.0425in" svg:height="0.0772in" svg:x="2.2933in" svg:y="0.0614in" svg:viewBox="0 0 109 197" svg:d="M67 8c0-8 0-8-8-8-19 19-47 19-59 19v11c7 0 26 0 43-8v151c0 9 0 13-30 13h-11v11c5 0 42-1 53-1 10 0 47 1 54 1v-11h-12c-30 0-30-4-30-13z"><text:p/></draw:path><draw:path draw:style-name="gr101" draw:text-style-name="P34" svg:width="0.0571in" svg:height="0.0819in" svg:x="2.4752in" svg:y="0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5 26z"><text:p/></draw:path><draw:path draw:style-name="gr102" draw:text-style-name="P34" svg:width="0.2213in" svg:height="0.2327in" svg:x="2.3925in" svg:y="0.1311in" svg:viewBox="0 0 563 592" svg:d="M511 592l52-136h-11c-17 44-61 73-110 85-9 3-50 13-131 13h-256l216-252c3-3 4-4 4-6 0-1 0-2-4-7l-197-269h232c58 0 96 6 100 8 22 2 58 9 92 31 11 7 40 25 54 60h11l-52-119h-499c-10 0-11 0-12 2 0 3 0 10 0 15l223 306-218 257c-5 4-5 7-5 7 0 5 5 5 12 5z"><text:p/></draw:path><draw:path draw:style-name="gr103" draw:text-style-name="P34" svg:width="0.0512in" svg:height="0.1008in" svg:x="2.3886in" svg:y="0.4075in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39-35 9 0 11 5 11 15 0 3-1 7-1 8z"><text:p/></draw:path><draw:path draw:style-name="gr104" draw:text-style-name="P34" svg:width="0.0854in" svg:height="0.0311in" svg:x="2.4579in" svg:y="0.4398in" svg:viewBox="0 0 218 80" svg:d="M208 14c3 0 10 0 10-7s-7-7-10-7h-197c-4 0-11 0-11 7s7 7 11 7zM208 80c3 0 10 0 10-7s-7-7-10-7h-197c-4 0-11 0-11 7s7 7 11 7z"><text:p/></draw:path><draw:path draw:style-name="gr105" draw:text-style-name="P34" svg:width="0.0425in" svg:height="0.0772in" svg:x="2.5642in" svg:y="0.4075in" svg:viewBox="0 0 109 197" svg:d="M67 8c0-8 0-8-8-8-19 19-47 19-59 19v11c7 0 26 0 43-8v151c0 9 0 13-30 13h-11v11c5 0 42-1 53-1 10 0 47 1 54 1v-11h-12c-30 0-30-4-30-13z"><text:p/></draw:path><draw:path draw:style-name="gr106" draw:text-style-name="P34" svg:width="0.1138in" svg:height="0.1193in" svg:x="2.6567in" svg:y="0.169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107" draw:text-style-name="P34" svg:width="0.087in" svg:height="0.0783in" svg:x="2.7799in" svg:y="0.1409in" svg:viewBox="0 0 222 200" svg:d="M132 22c1-10 2-10 8-11 3 0 12 0 18 0 18 0 27 0 34 2 13 4 13 13 13 23 0 5 0 10-1 24l-1 4c0 3 2 4 5 4 4 0 6-2 6-7l8-57c0-4-4-4-10-4h-182c-7 0-7 0-10 6l-19 53c0 1-1 3-1 5 0 1 0 4 5 4 3 0 5-1 6-7 18-48 27-50 73-50h12c8 0 10 0 10 2 0 1 0 3-2 7l-39 156c-3 11-4 14-35 14-11 0-13 0-13 7 0 1 0 3 5 3 8 0 16 0 25 0 8 0 18-1 26-1 9 0 18 0 27 1 8 0 16 0 25 0 2 0 6 0 6-6 0-4-3-4-12-4-6 0-11 0-17 0-11-2-11-3-11-6s0-3 1-6z"><text:p/></draw:path><draw:path draw:style-name="gr108" draw:text-style-name="P34" svg:width="0.0303in" svg:height="0.1161in" svg:x="2.8846in" svg:y="0.1331in" svg:viewBox="0 0 78 296" svg:d="M72 0c-58 40-72 102-72 148 0 42 12 106 72 148 2 0 6 0 6-3s-1-3-4-5c-39-36-54-86-54-139 0-81 32-120 56-142 1-1 2-2 2-3 0-4-4-4-6-4z"><text:p/></draw:path><draw:path draw:style-name="gr109" draw:text-style-name="P34" svg:width="0.0512in" svg:height="0.1008in" svg:x="2.9228in" svg:y="0.1429in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41-35 7 0 9 5 9 15 0 3-1 7-1 8z"><text:p/></draw:path><draw:path draw:style-name="gr110" draw:text-style-name="P34" svg:width="0.0303in" svg:height="0.1161in" svg:x="2.9925in" svg:y="0.1331in" svg:viewBox="0 0 78 296" svg:d="M6 0c-2 0-6 0-6 4 0 1 1 2 2 4 27 23 56 64 56 140 0 62-21 109-53 138-5 4-5 6-5 7s1 3 4 3 32-20 51-56c13-25 23-58 23-91 0-42-13-107-72-149z"><text:p/></draw:path></draw:g></text:span><text:span text:style-name="T4">.</text:span></text:p>
      <text:p text:style-name="P12"/>
      <text:p text:style-name="P14">The estimate then average method gives <draw:g text:anchor-type="as-char" svg:y="-0.1165in" draw:z-index="1" draw:style-name="gr1"><svg:title>TexMaths</svg:title><svg:desc>12§display§\hat{x}_{ea}§svg§600§FALSE§</svg:desc><draw:polygon draw:style-name="gr7" draw:text-style-name="P33" svg:width="0.2291in" svg:height="0.1398in" svg:x="0in" svg:y="0.0008in" svg:viewBox="0 0 583 356" draw:points="291,356 0,356 0,0 583,0 583,356"><text:p/></draw:polygon><draw:polygon draw:style-name="gr8" draw:text-style-name="P34" svg:width="0.0445in" svg:height="0.0256in" svg:x="0.0299in" svg:y="0in" svg:viewBox="0 0 114 66" draw:points="58,0 0,59 7,66 58,23 106,66 114,59"><text:p/></draw:polygon><draw:path draw:style-name="gr9" draw:text-style-name="P34" svg:width="0.0827in" svg:height="0.0752in" svg:x="0.0047in" svg:y="0.0421in" svg:viewBox="0 0 211 192" svg:d="M130 60c2-12 12-50 41-50 3 0 12 0 21 4-11 3-19 14-19 23 0 7 3 16 15 16 10 0 23-9 23-25 0-22-25-28-40-28-23 0-39 23-44 32-11-27-33-32-45-32-45 0-69 55-69 65 0 5 4 5 5 5 4 0 5-2 6-5 14-45 42-55 56-55 9 0 23 3 23 27 0 13-7 42-23 102-6 27-21 43-39 43-4 0-13 0-22-4 11-3 21-11 21-23s-10-16-17-16c-12 0-23 12-23 25 0 20 22 28 40 28 28 0 43-30 44-32 6 15 20 32 47 32 43 0 67-54 67-65 0-5-4-5-5-5-4 0-5 3-6 5-13 46-42 55-56 55-17 0-23-13-23-27 0-10 2-18 7-37z"><text:p/></draw:path><draw:path draw:style-name="gr10" draw:text-style-name="P34" svg:width="0.0496in" svg:height="0.0524in" svg:x="0.1024in" svg:y="0.089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11" draw:text-style-name="P34" svg:width="0.0591in" svg:height="0.0524in" svg:x="0.1642in" svg:y="0.089in" svg:viewBox="0 0 151 134" svg:d="M108 18c-7-11-17-18-31-18-39 0-77 42-77 85 0 29 19 49 44 49 17 0 32-9 44-20 4 17 22 20 30 20 10 0 18-7 24-15 6-12 9-29 9-30 0-4-3-4-3-4-5 0-5 1-8 9-3 14-9 32-21 32-7 0-10-6-10-14 0-5 3-16 4-24 2-8 6-21 7-27l6-23c1-7 5-21 5-22 0-8-5-10-10-10s-12 4-13 12zM89 94c-3 8-10 14-16 20-2 2-14 12-27 12-11 0-22-7-22-29 0-15 8-49 16-60 13-24 28-29 37-29 20 0 26 23 26 27 0 1 0 2-1 3z"><text:p/></draw:path></draw:g> as a linear function of y:</text:p>
      <text:p text:style-name="P13"><draw:g text:anchor-type="as-char" svg:y="-0.1173in" draw:z-index="4" draw:style-name="gr1"><svg:title>TexMaths</svg:title><svg:desc>12§display§\hat{x}_{ea} = B_{ea}y§svg§600§FALSE§</svg:desc><draw:polygon draw:style-name="gr28" draw:text-style-name="P33" svg:width="0.8154in" svg:height="0.1476in" svg:x="0in" svg:y="0.0004in" svg:viewBox="0 0 2072 376" draw:points="1036,376 0,376 0,0 2072,0 2072,376"><text:p/></draw:polygon><draw:polygon draw:style-name="gr29" draw:text-style-name="P34" svg:width="0.0445in" svg:height="0.0256in" svg:x="0.0299in" svg:y="0in" svg:viewBox="0 0 114 66" draw:points="58,0 0,59 7,66 58,23 106,66 114,59"><text:p/></draw:polygon><draw:path draw:style-name="gr30" draw:text-style-name="P34" svg:width="0.0827in" svg:height="0.0756in" svg:x="0.0047in" svg:y="0.0425in" svg:viewBox="0 0 211 193" svg:d="M130 60c2-12 12-50 42-50 2 0 12 0 20 4-11 3-19 14-19 23 0 8 3 16 15 16 10 0 23-8 23-25 0-22-25-28-39-28-24 0-40 23-45 33-11-28-33-33-45-33-45 0-69 55-69 65 0 5 4 5 5 5 4 0 5-1 6-5 14-45 42-55 56-55 9 0 23 3 23 27 0 14-7 43-23 103-6 26-21 43-39 43-4 0-13 0-22-5 11-2 21-10 21-22 0-13-10-16-17-16-12 0-23 12-23 25 0 19 22 28 40 28 28 0 43-30 44-33 6 16 20 33 47 33 43 0 67-54 67-65 0-5-4-5-5-5-3 0-5 2-6 5-13 46-42 55-56 55-17 0-23-13-23-27 0-10 2-19 7-38z"><text:p/></draw:path><draw:path draw:style-name="gr31" draw:text-style-name="P34" svg:width="0.0496in" svg:height="0.0528in" svg:x="0.1024in" svg:y="0.0894in" svg:viewBox="0 0 127 135" svg:d="M47 64c8 0 32-1 48-6 21-9 26-23 26-31 0-17-17-27-37-27-36 0-84 28-84 78 0 31 19 57 54 57 50 0 73-30 73-34 0-2-2-5-5-5-1 0-2 0-4 3-23 28-58 28-64 28-18 0-30-12-30-37 0-4 0-9 4-26zM30 55c13-43 46-47 54-47 13 0 24 6 24 19 0 28-50 28-62 28z"><text:p/></draw:path><draw:path draw:style-name="gr32" draw:text-style-name="P34" svg:width="0.0591in" svg:height="0.0528in" svg:x="0.1646in" svg:y="0.0894in" svg:viewBox="0 0 151 135" svg:d="M108 18c-7-11-17-18-31-18-39 0-77 42-77 86 0 29 19 49 44 49 17 0 32-10 44-20 4 16 22 20 30 20 10 0 18-7 24-16 6-12 9-29 9-30 0-3-3-3-3-3-5 0-5 1-8 8-3 15-9 33-21 33-7 0-10-6-10-15 0-5 3-16 4-24 2-7 6-20 7-27l6-22c1-8 5-22 5-23 0-8-5-10-10-10s-12 4-13 12zM89 94c-3 8-10 15-16 21-2 2-14 12-27 12-11 0-22-8-22-29 0-16 8-50 16-61 13-24 28-29 37-29 20 0 26 23 26 27 0 1 0 2-1 4z"><text:p/></draw:path><draw:path draw:style-name="gr33" draw:text-style-name="P34" svg:width="0.1106in" svg:height="0.039in" svg:x="0.2941in" svg:y="0.0547in" svg:viewBox="0 0 282 100" svg:d="M268 17c6 0 14 0 14-9 0-8-8-8-14-8h-254c-6 0-14 0-14 8 0 9 8 9 14 9zM268 100c6 0 14 0 14-8 0-9-8-9-14-9h-254c-6 0-14 0-14 9 0 8 8 8 14 8z"><text:p/></draw:path><draw:path draw:style-name="gr34" draw:text-style-name="P34" svg:width="0.1185in" svg:height="0.1142in" svg:x="0.4665in" svg:y="0.002in" svg:viewBox="0 0 302 291" svg:d="M50 258c-4 16-6 19-38 19-7 0-12 0-12 9 0 5 4 5 12 5h150c67 0 118-51 118-92 0-31-26-56-66-60 44-9 88-40 88-80 0-31-27-59-79-59h-141c-9 0-12 0-12 8 0 5 3 5 10 5 2 0 10 0 17 1 7 0 11 2 11 6 0 3 0 4-1 9zM114 135l26-106c4-15 5-16 23-16h54c37 0 47 26 47 44 0 37-37 78-89 78zM95 277c-6 0-7 0-10 0-3-1-5-1-5-5 0-1 0-2 2-9l30-118h79c41 0 49 31 49 49 0 42-37 83-88 83z"><text:p/></draw:path><draw:path draw:style-name="gr35" draw:text-style-name="P34" svg:width="0.0496in" svg:height="0.0528in" svg:x="0.5925in" svg:y="0.0894in" svg:viewBox="0 0 127 135" svg:d="M47 64c8 0 32-1 48-6 21-9 26-23 26-31 0-17-17-27-37-27-36 0-84 28-84 78 0 31 19 57 54 57 50 0 73-30 73-34 0-2-2-5-5-5-1 0-2 0-4 3-23 28-58 28-64 28-18 0-30-12-30-37 0-4 0-9 4-26zM30 55c13-43 46-47 54-47 13 0 24 6 24 19 0 28-50 28-62 28z"><text:p/></draw:path><draw:path draw:style-name="gr36" draw:text-style-name="P34" svg:width="0.0591in" svg:height="0.0528in" svg:x="0.6543in" svg:y="0.0894in" svg:viewBox="0 0 151 135" svg:d="M108 18c-7-11-17-18-31-18-39 0-77 42-77 86 0 29 19 49 44 49 17 0 32-10 44-20 4 16 22 20 30 20 10 0 18-7 24-16 6-12 9-29 9-30 0-3-3-3-3-3-5 0-5 1-8 8-3 15-9 33-21 33-9 0-10-6-10-15 0-5 3-16 4-24 2-7 6-20 7-27l6-22c1-8 5-22 5-23 0-8-5-10-10-10s-12 4-13 12zM89 94c-3 8-10 15-16 21-2 2-14 12-27 12-11 0-22-8-22-29 0-16 8-50 16-61 13-24 28-29 37-29 20 0 26 23 26 27 0 1 0 2-1 4z"><text:p/></draw:path><draw:path draw:style-name="gr37" draw:text-style-name="P34" svg:width="0.0768in" svg:height="0.1079in" svg:x="0.7331in" svg:y="0.0425in" svg:viewBox="0 0 196 275" svg:d="M194 27c2-7 2-8 2-11 0-8-6-11-12-11-5 0-11 2-16 8 0 3-4 16-6 23-2 12-6 23-8 35l-20 76c-1 6-19 36-46 36-23 0-27-18-27-34 0-20 7-47 22-84 6-17 8-22 8-30 0-19-14-35-35-35-40 0-56 61-56 65 0 5 5 5 5 5 5 0 5-1 7-7 11-41 29-53 43-53 3 0 10 0 10 13 0 11-4 22-7 30-17 45-24 69-24 89 0 38 26 51 51 51 17 0 31-7 43-19-6 21-10 43-27 65-11 14-28 27-47 27-6 0-25-1-32-18 7 0 12 0 18-4 4-5 8-10 8-19 0-13-11-14-16-14-9 0-24 6-24 28 0 20 20 36 46 36 43 0 88-39 100-87z"><text:p/></draw:path></draw:g> <text:span text:style-name="T4">where </text:span><text:span text:style-name="T4"><draw:g text:anchor-type="as-char" svg:y="-0.2866in" draw:z-index="5" draw:style-name="gr1"><svg:title>TexMaths</svg:title><svg:desc>12§display§B_{ea} = \frac{1}{k}\sum_{j=1}^{k}\Big({A^{T(j)}}{A^{(j)}}\Big)^{-1}{A^{T(j)}}§svg§600§FALSE§</svg:desc><draw:polygon draw:style-name="gr38" draw:text-style-name="P33" svg:width="2.3709in" svg:height="0.5067in" svg:x="0in" svg:y="0.0008in" svg:viewBox="0 0 6023 1288" draw:points="3012,1288 0,1288 0,0 6023,0 6023,1288"><text:p/></draw:polygon><draw:path draw:style-name="gr39" draw:text-style-name="P34" svg:width="0.1185in" svg:height="0.1134in" svg:x="0.0071in" svg:y="0.1752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40" draw:text-style-name="P34" svg:width="0.0496in" svg:height="0.0524in" svg:x="0.1331in" svg:y="0.2626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41" draw:text-style-name="P34" svg:width="0.0591in" svg:height="0.0524in" svg:x="0.1953in" svg:y="0.2626in" svg:viewBox="0 0 151 134" svg:d="M108 18c-7-11-17-18-31-18-39 0-77 42-77 85 0 29 19 49 44 49 17 0 32-9 44-20 4 17 22 20 30 20 10 0 18-7 24-15 6-12 9-29 9-30 0-4-3-4-3-4-5 0-5 1-8 9-3 14-9 32-21 32-9 0-10-6-10-14 0-5 3-16 4-24 2-8 6-21 7-27l6-23c1-7 5-21 5-22 0-8-5-10-10-10s-12 4-13 12zM89 94c-3 8-10 14-16 20-2 2-14 12-27 12-11 0-22-7-22-29 0-15 8-49 16-60 13-24 28-29 37-29 20 0 26 23 26 27 0 1 0 2-1 3z"><text:p/></draw:path><draw:path draw:style-name="gr42" draw:text-style-name="P34" svg:width="0.1106in" svg:height="0.039in" svg:x="0.324in" svg:y="0.228in" svg:viewBox="0 0 282 100" svg:d="M268 17c6 0 14 0 14-9 0-8-8-8-14-8h-254c-6 0-14 0-14 8 0 9 8 9 14 9zM268 100c6 0 14 0 14-9 0-8-8-8-14-8h-254c-6 0-14 0-14 8 0 9 8 9 14 9z"><text:p/></draw:path><draw:path draw:style-name="gr43" draw:text-style-name="P34" svg:width="0.0547in" svg:height="0.1106in" svg:x="0.5287in" svg:y="0.0657in" svg:viewBox="0 0 140 282" svg:d="M88 11c0-10 0-11-10-11-26 28-65 28-78 28v13c8 0 34 0 55-12v219c0 16-1 21-39 21h-14v13c16-1 52-1 70-1 17 0 54 0 68 1v-13h-13c-38 0-39-5-39-21z"><text:p/></draw:path><draw:polygon draw:style-name="gr44" draw:text-style-name="P34" svg:width="0.0917in" svg:height="0.0067in" svg:x="0.5098in" svg:y="0.2437in" svg:viewBox="0 0 234 18" draw:points="118,18 0,18 0,0 234,0 234,18"><text:p/></draw:polygon><draw:path draw:style-name="gr45" draw:text-style-name="P34" svg:width="0.0752in" svg:height="0.1173in" svg:x="0.5189in" svg:y="0.287in" svg:viewBox="0 0 192 299" svg:d="M98 5c0 0 0-5-6-5-9 0-39 4-51 5-4 0-7 0-7 8 0 5 3 5 9 5 21 0 22 2 22 7l-1 9-63 243c-1 6-1 7-1 10 0 9 8 12 12 12 6 0 12-4 14-10 3-3 22-81 24-92 15 1 50 8 50 36 0 3 0 5-2 8-1 6-1 11-1 16 0 25 17 42 39 42 13 0 24-7 33-23 11-18 16-42 16-43 0-4-4-4-5-4-5 0-5 1-6 7-8 32-19 53-37 53-9 0-13-5-13-20 0-7 1-17 2-23 2-7 2-10 2-13 0-28-26-40-63-45 13-8 27-21 37-31 20-23 40-41 60-41 4 0 4 0 5 0 5 2 5 2 8 4 1 0 1 1 3 1-21 1-26 18-26 23 0 7 5 16 17 16 11 0 23-10 23-27 0-12-10-26-29-26-12 0-31 3-61 37-14 16-31 34-48 40z"><text:p/></draw:path><draw:path draw:style-name="gr46" draw:text-style-name="P34" svg:width="0.0571in" svg:height="0.0819in" svg:x="0.7409in" svg:y="0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5 26z"><text:p/></draw:path><draw:path draw:style-name="gr47" draw:text-style-name="P34" svg:width="0.2213in" svg:height="0.2327in" svg:x="0.6583in" svg:y="0.1311in" svg:viewBox="0 0 563 592" svg:d="M511 592l52-136h-11c-17 44-61 73-110 85-9 3-50 13-131 13h-256l216-252c3-3 4-4 4-6 0-1 0-2-4-7l-197-269h232c58 0 96 6 100 8 22 2 58 9 92 31 11 7 40 25 54 60h11l-52-119h-499c-10 0-11 0-12 2 0 3 0 10 0 15l223 306-218 257c-5 4-5 7-5 7 0 5 5 5 12 5z"><text:p/></draw:path><draw:path draw:style-name="gr48" draw:text-style-name="P34" svg:width="0.0512in" svg:height="0.1008in" svg:x="0.6539in" svg:y="0.4075in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41-35 7 0 9 5 9 15 0 3-1 7-1 8z"><text:p/></draw:path><draw:path draw:style-name="gr49" draw:text-style-name="P34" svg:width="0.0854in" svg:height="0.0311in" svg:x="0.7232in" svg:y="0.4398in" svg:viewBox="0 0 218 80" svg:d="M208 14c3 0 10 0 10-7s-7-7-10-7h-197c-4 0-11 0-11 7s7 7 11 7zM208 80c3 0 10 0 10-7s-7-7-10-7h-197c-4 0-11 0-11 7s7 7 11 7z"><text:p/></draw:path><draw:path draw:style-name="gr50" draw:text-style-name="P34" svg:width="0.0425in" svg:height="0.0772in" svg:x="0.8295in" svg:y="0.4075in" svg:viewBox="0 0 109 197" svg:d="M67 8c0-8 0-8-8-8-19 19-47 19-59 19v11c7 0 26 0 43-8v151c0 9 0 13-30 13h-11v11c5 0 42-1 53-1 10 0 47 1 54 1v-11h-12c-30 0-30-4-30-13z"><text:p/></draw:path><draw:path draw:style-name="gr51" draw:text-style-name="P34" svg:width="0.0634in" svg:height="0.2988in" svg:x="0.9465in" svg:y="0.0976in" svg:viewBox="0 0 162 760" svg:d="M143 755c0 1 5 5 5 5h9c1 0 5 0 5-4 0-2-1-2-2-4-16-15-39-38-65-85-46-81-63-186-63-287 0-187 54-297 128-373 2-1 2-2 2-2 0-5-4-5-8-5-6 0-6 0-11 4-40 34-85 93-115 182-18 55-28 124-28 193 0 101 18 214 85 312 11 17 27 34 27 34 4 6 10 12 14 15z"><text:p/></draw:path><draw:path draw:style-name="gr52" draw:text-style-name="P34" svg:width="0.1138in" svg:height="0.1193in" svg:x="1.0213in" svg:y="0.169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53" draw:text-style-name="P34" svg:width="0.087in" svg:height="0.0783in" svg:x="1.1449in" svg:y="0.1409in" svg:viewBox="0 0 222 200" svg:d="M132 22c1-10 2-10 8-11 3 0 12 0 18 0 18 0 27 0 34 2 13 4 13 13 13 23 0 5 0 10-1 24l-1 4c0 3 2 4 5 4 4 0 6-2 6-7l8-57c0-4-4-4-10-4h-182c-7 0-7 0-10 6l-19 53c0 1-1 3-1 5 0 1 0 4 5 4 3 0 5-1 6-7 18-48 27-50 73-50h12c8 0 10 0 10 2 0 1 0 3-2 7l-39 156c-3 11-4 14-35 14-11 0-13 0-13 7 0 1 0 3 5 3 8 0 16 0 25 0 8 0 18-1 26-1 9 0 18 0 27 1 8 0 16 0 25 0 2 0 6 0 6-6 0-4-3-4-12-4-6 0-11 0-17 0-11-2-11-3-11-6s0-3 1-6z"><text:p/></draw:path><draw:path draw:style-name="gr54" draw:text-style-name="P34" svg:width="0.0303in" svg:height="0.1161in" svg:x="1.2492in" svg:y="0.1331in" svg:viewBox="0 0 78 296" svg:d="M72 0c-58 40-72 102-72 148 0 42 12 106 72 148 2 0 6 0 6-3s-1-3-4-5c-39-36-54-86-54-139 0-81 32-120 56-142 1-1 2-2 2-3 0-4-4-4-6-4z"><text:p/></draw:path><draw:path draw:style-name="gr55" draw:text-style-name="P34" svg:width="0.0512in" svg:height="0.1008in" svg:x="1.2874in" svg:y="0.1429in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56" draw:text-style-name="P34" svg:width="0.0303in" svg:height="0.1161in" svg:x="1.3567in" svg:y="0.1331in" svg:viewBox="0 0 78 296" svg:d="M6 0c-2 0-6 0-6 4 0 1 1 2 2 4 27 23 56 64 56 140 0 62-21 109-52 138-6 4-6 6-6 7s1 3 4 3 32-20 51-56c13-25 23-58 23-91 0-42-13-107-72-149z"><text:p/></draw:path><draw:path draw:style-name="gr57" draw:text-style-name="P34" svg:width="0.1138in" svg:height="0.1193in" svg:x="1.4157in" svg:y="0.169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58" draw:text-style-name="P34" svg:width="0.0303in" svg:height="0.1161in" svg:x="1.5476in" svg:y="0.1331in" svg:viewBox="0 0 78 296" svg:d="M72 0c-56 40-72 102-72 148 0 42 12 106 72 148 2 0 6 0 6-3s-1-3-4-5c-39-36-54-86-54-139 0-81 32-120 56-142 1-1 2-2 2-3 0-4-4-4-6-4z"><text:p/></draw:path><draw:path draw:style-name="gr59" draw:text-style-name="P34" svg:width="0.0512in" svg:height="0.1008in" svg:x="1.5858in" svg:y="0.1429in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60" draw:text-style-name="P34" svg:width="0.0303in" svg:height="0.1161in" svg:x="1.6555in" svg:y="0.1331in" svg:viewBox="0 0 78 296" svg:d="M6 0c-2 0-6 0-6 4 0 1 1 2 2 4 27 23 56 64 56 140 0 62-21 109-52 138-6 4-6 6-6 7s1 3 4 3 32-20 51-56c13-25 23-58 23-91 0-42-13-107-72-149z"><text:p/></draw:path><draw:path draw:style-name="gr61" draw:text-style-name="P34" svg:width="0.0634in" svg:height="0.2988in" svg:x="1.7146in" svg:y="0.0976in" svg:viewBox="0 0 162 760" svg:d="M162 379c0-121-29-249-113-344-6-7-21-23-31-33-4-2-5-2-10-2-4 0-8 0-8 5 0 1 1 2 2 3 15 15 38 39 64 84 46 82 64 186 64 287 0 184-52 297-129 373 0 2-1 3-1 4 0 4 4 4 8 4 5 0 6 0 10-4 41-34 86-92 115-182 19-58 29-126 29-195z"><text:p/></draw:path><draw:path draw:style-name="gr62" draw:text-style-name="P34" svg:width="0.0783in" svg:height="0.0059in" svg:x="1.8205in" svg:y="0.1071in" svg:viewBox="0 0 200 16" svg:d="M188 16c5 0 12 0 12-8s-6-8-12-8h-176c-5 0-12 0-12 7 0 9 7 9 12 9z"><text:p/></draw:path><draw:path draw:style-name="gr63" draw:text-style-name="P34" svg:width="0.0425in" svg:height="0.0772in" svg:x="1.9236in" svg:y="0.0614in" svg:viewBox="0 0 109 197" svg:d="M67 8c0-8 0-8-8-8-19 19-47 19-59 19v11c7 0 26 0 43-8v151c0 9 0 13-30 13h-11v11c5 0 42-1 53-1 10 0 47 1 54 1v-11h-12c-30 0-30-4-30-13z"><text:p/></draw:path><draw:path draw:style-name="gr64" draw:text-style-name="P34" svg:width="0.1138in" svg:height="0.1193in" svg:x="1.9917in" svg:y="0.169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65" draw:text-style-name="P34" svg:width="0.087in" svg:height="0.0783in" svg:x="2.115in" svg:y="0.1409in" svg:viewBox="0 0 222 200" svg:d="M132 22c1-10 2-10 8-11 3 0 12 0 18 0 18 0 27 0 34 2 13 4 13 13 13 23 0 5 0 10-1 24l-1 4c0 3 2 4 5 4 4 0 6-2 6-7l8-57c0-4-4-4-10-4h-182c-7 0-7 0-10 6l-19 53c0 1-1 3-1 5 0 1 0 4 5 4 3 0 5-1 6-7 18-48 27-50 73-50h12c8 0 10 0 10 2 0 1 0 3-2 7l-39 156c-3 11-4 14-35 14-11 0-13 0-13 7 0 1 0 3 5 3 8 0 16 0 25 0 8 0 18-1 26-1 9 0 18 0 27 1 8 0 16 0 25 0 2 0 6 0 6-6 0-4-3-4-12-4-6 0-11 0-17 0-11-2-11-3-11-6s0-3 1-6z"><text:p/></draw:path><draw:path draw:style-name="gr66" draw:text-style-name="P34" svg:width="0.0303in" svg:height="0.1161in" svg:x="2.2197in" svg:y="0.1331in" svg:viewBox="0 0 78 296" svg:d="M72 0c-58 40-72 102-72 148 0 42 12 106 72 148 2 0 6 0 6-3s-1-3-4-5c-39-36-54-86-54-139 0-81 32-120 56-142 1-1 2-2 2-3 0-4-4-4-6-4z"><text:p/></draw:path><draw:path draw:style-name="gr67" draw:text-style-name="P34" svg:width="0.0512in" svg:height="0.1008in" svg:x="2.2579in" svg:y="0.1429in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41-35 7 0 9 5 9 15 0 3-1 7-1 8z"><text:p/></draw:path><draw:path draw:style-name="gr68" draw:text-style-name="P34" svg:width="0.0303in" svg:height="0.1161in" svg:x="2.3272in" svg:y="0.1331in" svg:viewBox="0 0 78 296" svg:d="M6 0c-2 0-6 0-6 4 0 1 1 2 2 4 27 23 56 64 56 140 0 62-21 109-53 138-5 4-5 6-5 7s1 3 4 3 32-20 51-56c13-25 23-58 23-91 0-42-13-107-72-149z"><text:p/></draw:path></draw:g></text:span><text:span text:style-name="T4">.</text:span></text:p>
      <text:p text:style-name="P14"/>
      <text:p text:style-name="P14">The minimum RMS residuals method does not give <draw:g text:anchor-type="as-char" svg:y="-0.1165in" draw:z-index="2" draw:style-name="gr1"><svg:title>TexMaths</svg:title><svg:desc>12§display§\hat{x}_{rms}§svg§600§FALSE§</svg:desc><draw:polygon draw:style-name="gr12" draw:text-style-name="P33" svg:width="0.3398in" svg:height="0.1398in" svg:x="0in" svg:y="0.0008in" svg:viewBox="0 0 864 356" draw:points="432,356 0,356 0,0 864,0 864,356"><text:p/></draw:polygon><draw:polygon draw:style-name="gr13" draw:text-style-name="P34" svg:width="0.0445in" svg:height="0.0256in" svg:x="0.0299in" svg:y="0in" svg:viewBox="0 0 114 66" draw:points="58,0 0,59 7,66 58,23 106,66 114,59"><text:p/></draw:polygon><draw:path draw:style-name="gr14" draw:text-style-name="P34" svg:width="0.0827in" svg:height="0.0752in" svg:x="0.0047in" svg:y="0.0421in" svg:viewBox="0 0 211 192" svg:d="M130 60c2-12 12-50 42-50 2 0 12 0 20 4-11 3-19 14-19 23 0 7 4 16 16 16 9 0 22-9 22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3-5-5-5-3 0-4 3-6 5-13 46-42 55-56 55-17 0-23-13-23-27 0-10 2-18 7-37z"><text:p/></draw:path><draw:path draw:style-name="gr15" draw:text-style-name="P34" svg:width="0.0539in" svg:height="0.0524in" svg:x="0.1004in" svg:y="0.089in" svg:viewBox="0 0 138 134" svg:d="M56 71c0-1 8-29 8-30 1-3 9-17 19-24 2-3 11-9 24-9 2 0 11 0 15 4-8 4-12 12-12 17 0 7 5 11 12 11s16-5 16-18c0-16-15-22-31-22s-29 6-42 22c-5-20-24-22-30-22-12 0-19 7-24 16-7 10-11 28-11 30 0 3 4 3 5 3 5 0 5-1 7-8 4-18 10-33 22-33 7 0 9 6 9 15 0 6-2 17-5 25-2 7-4 20-6 26l-9 39c-1 3-4 11-4 12 0 6 6 9 11 9 4 0 10-2 12-8 1-2 4-16 6-23z"><text:p/></draw:path><draw:path draw:style-name="gr16" draw:text-style-name="P34" svg:width="0.1071in" svg:height="0.0524in" svg:x="0.165in" svg:y="0.089in" svg:viewBox="0 0 273 134" svg:d="M115 107c-2 6-5 17-5 18 0 6 6 9 11 9s10-3 11-7c1-2 4-12 6-18 1-6 5-19 6-26 3-7 4-13 5-21 4-13 4-13 10-22 9-15 24-32 46-32 17 0 18 14 18 21 0 18-13 51-18 63-2 9-3 11-3 17 0 16 13 25 27 25 30 0 44-40 44-45 0-4-4-4-5-4-5 0-5 1-6 5-6 24-19 36-31 36-6 0-8-4-8-11 0-6 2-11 8-24 2-8 15-41 15-57 0-5 0-17-12-26-5-4-13-8-27-8-27 0-42 18-52 30-2-25-24-30-39-30-25 0-42 16-50 28-2-22-19-28-32-28-12 0-20 10-23 16-7 12-11 28-11 30 0 3 4 3 5 3 5 0 5-1 7-8 4-18 10-33 22-33 7 0 9 6 9 15 0 6-2 17-5 25-2 7-4 20-7 26l-8 39c-1 3-4 11-4 12 0 6 6 9 10 9 6 0 11-3 12-7 1-2 3-12 6-18 1-6 5-19 6-26s3-13 5-21c3-12 3-14 13-26 7-12 21-28 44-28 17 0 17 16 17 21 0 8-1 12-5 29z"><text:p/></draw:path><draw:path draw:style-name="gr17" draw:text-style-name="P34" svg:width="0.0465in" svg:height="0.0524in" svg:x="0.2854in" svg:y="0.089in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<text:p/></draw:path></draw:g> as a linear function of y.</text:p>
      <text:p text:style-name="P14"/>
      <text:p text:style-name="P15">b)</text:p>
      <text:p text:style-name="P15"/>
      <text:p text:style-name="P16">I believe that <text:span text:style-name="T6">first two </text:span>methods <text:span text:style-name="T6">(average then estimate and estimate then average) </text:span>are <text:span text:style-name="T6">fundamentally</text:span> the same. <text:s/><text:span text:style-name="T5">In both cases we are averaging the values to smooth out the error directly using the least-squares approximate solution formula. In the first case we average the A matrices and in the second we average the </text:span><text:span text:style-name="T5"><draw:g text:anchor-type="as-char" svg:y="-0.1181in" draw:z-index="9" draw:style-name="gr1"><svg:title>TexMaths</svg:title><svg:desc>12§display§\hat{x}§svg§600§FALSE§</svg:desc><draw:polygon draw:style-name="gr242" draw:text-style-name="P33" svg:width="0.0949in" svg:height="0.1154in" svg:x="0in" svg:y="0.0004in" svg:viewBox="0 0 242 294" draw:points="121,294 0,294 0,0 242,0 242,294"><text:p/></draw:polygon><draw:polygon draw:style-name="gr243" draw:text-style-name="P34" svg:width="0.0445in" svg:height="0.0256in" svg:x="0.0299in" svg:y="0in" svg:viewBox="0 0 114 66" draw:points="58,0 0,59 7,66 58,23 106,66 114,59"><text:p/></draw:polygon><draw:path draw:style-name="gr244" draw:text-style-name="P34" svg:width="0.0831in" svg:height="0.0756in" svg:x="0.0047in" svg:y="0.0421in" svg:viewBox="0 0 212 193" svg:d="M130 60c2-12 12-50 42-50 2 0 12 0 20 4-11 3-19 14-19 23 0 8 4 16 16 16 9 0 23-8 23-25 0-22-26-28-40-28-24 0-40 23-45 33-10-28-33-33-45-33-45 0-69 55-69 65 0 5 4 5 5 5 4 0 5-1 6-5 14-45 42-55 57-55 8 0 22 3 22 27 0 14-7 43-22 103-6 26-22 43-40 43-4 0-13 0-22-5 11-2 21-10 21-22 0-13-10-16-17-16-12 0-23 12-23 25 0 19 22 28 40 28 28 0 43-30 44-33 6 16 21 33 47 33 43 0 67-54 67-65 0-5-3-5-5-5-3 0-4 2-6 5-13 46-42 55-56 55-17 0-23-13-23-27 0-10 3-19 7-38z"><text:p/></draw:path></draw:g></text:span><text:span text:style-name="T5">'s. Nonetheless, </text:span><text:span text:style-name="T5"><draw:g text:anchor-type="as-char" svg:y="-0.1165in" draw:z-index="10" draw:style-name="gr1"><svg:title>TexMaths</svg:title><svg:desc>12§display§\hat{x}_{ea}§svg§600§FALSE§</svg:desc><draw:polygon draw:style-name="gr245" draw:text-style-name="P33" svg:width="0.2291in" svg:height="0.1398in" svg:x="0in" svg:y="0.0008in" svg:viewBox="0 0 583 356" draw:points="291,356 0,356 0,0 583,0 583,356"><text:p/></draw:polygon><draw:polygon draw:style-name="gr246" draw:text-style-name="P34" svg:width="0.0445in" svg:height="0.0256in" svg:x="0.0299in" svg:y="0in" svg:viewBox="0 0 114 66" draw:points="58,0 0,59 7,66 58,23 106,66 114,59"><text:p/></draw:polygon><draw:path draw:style-name="gr247" draw:text-style-name="P34" svg:width="0.0827in" svg:height="0.0752in" svg:x="0.0047in" svg:y="0.0421in" svg:viewBox="0 0 211 192" svg:d="M130 60c2-12 12-50 41-50 3 0 12 0 21 4-11 3-19 14-19 23 0 7 3 16 15 16 10 0 23-9 23-25 0-22-25-28-40-28-23 0-39 23-44 32-11-27-33-32-45-32-45 0-69 55-69 65 0 5 4 5 5 5 4 0 5-2 6-5 14-45 42-55 56-55 9 0 23 3 23 27 0 13-7 42-23 102-6 27-21 43-39 43-4 0-13 0-22-4 11-3 21-11 21-23s-10-16-17-16c-12 0-23 12-23 25 0 20 22 28 40 28 28 0 43-30 44-32 6 15 20 32 47 32 43 0 67-54 67-65 0-5-4-5-5-5-4 0-5 3-6 5-13 46-42 55-56 55-17 0-23-13-23-27 0-10 2-18 7-37z"><text:p/></draw:path><draw:path draw:style-name="gr248" draw:text-style-name="P34" svg:width="0.0496in" svg:height="0.0524in" svg:x="0.1024in" svg:y="0.089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249" draw:text-style-name="P34" svg:width="0.0591in" svg:height="0.0524in" svg:x="0.1642in" svg:y="0.089in" svg:viewBox="0 0 151 134" svg:d="M108 18c-7-11-17-18-31-18-39 0-77 42-77 85 0 29 19 49 44 49 17 0 32-9 44-20 4 17 22 20 30 20 10 0 18-7 24-15 6-12 9-29 9-30 0-4-3-4-3-4-5 0-5 1-8 9-3 14-9 32-21 32-7 0-10-6-10-14 0-5 3-16 4-24 2-8 6-21 7-27l6-23c1-7 5-21 5-22 0-8-5-10-10-10s-12 4-13 12zM89 94c-3 8-10 14-16 20-2 2-14 12-27 12-11 0-22-7-22-29 0-15 8-49 16-60 13-24 28-29 37-29 20 0 26 23 26 27 0 1 0 2-1 3z"><text:p/></draw:path></draw:g></text:span><text:span text:style-name="T5"> is a solution that depends on the A matrices so in a sense, we are still averaging the A matrices. For the minimum RMS method, it does not say to use least-squares but we would find anyway that the least-square approximate solutions are the best guesses since they are known to minimize the residuals of </text:span><text:span text:style-name="T5"><draw:g text:anchor-type="as-char" svg:y="-0.1252in" draw:z-index="8" draw:style-name="gr1"><svg:title>TexMaths</svg:title><svg:desc>12§display§||Ax-y||§svg§600§FALSE§</svg:desc><draw:polygon draw:style-name="gr233" draw:text-style-name="P33" svg:width="0.6921in" svg:height="0.1654in" svg:x="0in" svg:y="0.0008in" svg:viewBox="0 0 1759 421" draw:points="879,421 0,421 0,0 1759,0 1759,421"><text:p/></draw:polygon><draw:path draw:style-name="gr234" draw:text-style-name="P34" svg:width="0.0067in" svg:height="0.1657in" svg:x="0.0197in" svg:y="0.0004in" svg:viewBox="0 0 18 422" svg:d="M18 16c0-9 0-16-8-16-10 0-10 7-10 16v392c0 7 0 14 10 14 8 0 8-7 8-14z"><text:p/></draw:path><draw:path draw:style-name="gr235" draw:text-style-name="P34" svg:width="0.0067in" svg:height="0.1657in" svg:x="0.0657in" svg:y="0.0004in" svg:viewBox="0 0 18 422" svg:d="M18 16c0-9 0-16-8-16-10 0-10 7-10 16v392c0 7 0 14 10 14 8 0 8-7 8-14z"><text:p/></draw:path><draw:path draw:style-name="gr236" draw:text-style-name="P34" svg:width="0.1138in" svg:height="0.1193in" svg:x="0.0976in" svg:y="0.0055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237" draw:text-style-name="P34" svg:width="0.0827in" svg:height="0.0752in" svg:x="0.2205in" svg:y="0.0512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238" draw:text-style-name="P34" svg:width="0.1016in" svg:height="0.0067in" svg:x="0.3614in" svg:y="0.0799in" svg:viewBox="0 0 259 18" svg:d="M244 18c7 0 15 0 15-8 0-10-8-10-15-10h-230c-7 0-14 0-14 10 0 8 7 8 14 8z"><text:p/></draw:path><draw:path draw:style-name="gr239" draw:text-style-name="P34" svg:width="0.0768in" svg:height="0.1075in" svg:x="0.5177in" svg:y="0.0512in" svg:viewBox="0 0 196 274" svg:d="M194 26c2-6 2-7 2-10 0-8-6-11-12-11-5 0-11 2-16 8 0 3-4 16-6 23-2 12-6 23-8 35l-20 75c-1 6-19 36-48 36-21 0-25-18-25-33 0-21 7-47 22-84 6-17 8-22 8-30 0-19-14-35-35-35-40 0-56 61-56 65 0 5 5 5 5 5 5 0 5-2 7-8 11-40 29-52 43-52 3 0 10 0 10 13 0 11-4 21-7 30-17 44-24 68-24 89 0 37 26 50 51 50 17 0 31-7 43-19-6 21-10 43-27 65-11 14-28 27-47 27-6 0-25-1-32-18 7 0 12 0 18-5 4-4 8-9 8-18 0-13-11-14-16-14-9 0-24 6-24 28 0 20 20 36 46 36 43 0 88-39 100-87z"><text:p/></draw:path><draw:path draw:style-name="gr240" draw:text-style-name="P34" svg:width="0.0067in" svg:height="0.1657in" svg:x="0.6197in" svg:y="0.0004in" svg:viewBox="0 0 18 422" svg:d="M18 16c0-9 0-16-8-16-10 0-10 7-10 16v392c0 7 0 14 10 14 8 0 8-7 8-14z"><text:p/></draw:path><draw:path draw:style-name="gr241" draw:text-style-name="P34" svg:width="0.0067in" svg:height="0.1657in" svg:x="0.6654in" svg:y="0.0004in" svg:viewBox="0 0 18 422" svg:d="M18 16c0-9 0-16-8-16-10 0-10 7-10 16v392c0 7 0 14 10 14 8 0 8-7 8-14z"><text:p/></draw:path></draw:g></text:span><text:span text:style-name="T5">. However, the RMS method does not tell you use the solution that is the result of an average, it tells you to use one of the k solutions in your set of </text:span><text:span text:style-name="T5"><draw:g text:anchor-type="as-char" svg:y="-0.1181in" draw:z-index="11" draw:style-name="gr1"><svg:title>TexMaths</svg:title><svg:desc>12§display§\hat{x}§svg§600§FALSE§</svg:desc><draw:polygon draw:style-name="gr250" draw:text-style-name="P33" svg:width="0.0949in" svg:height="0.1154in" svg:x="0in" svg:y="0.0004in" svg:viewBox="0 0 242 294" draw:points="121,294 0,294 0,0 242,0 242,294"><text:p/></draw:polygon><draw:polygon draw:style-name="gr251" draw:text-style-name="P34" svg:width="0.0445in" svg:height="0.0256in" svg:x="0.0299in" svg:y="0in" svg:viewBox="0 0 114 66" draw:points="58,0 0,59 7,66 58,23 106,66 114,59"><text:p/></draw:polygon><draw:path draw:style-name="gr252" draw:text-style-name="P34" svg:width="0.0831in" svg:height="0.0756in" svg:x="0.0047in" svg:y="0.0421in" svg:viewBox="0 0 212 193" svg:d="M130 60c2-12 12-50 42-50 2 0 12 0 20 4-11 3-19 14-19 23 0 8 4 16 16 16 9 0 23-8 23-25 0-22-26-28-40-28-24 0-40 23-45 33-10-28-33-33-45-33-45 0-69 55-69 65 0 5 4 5 5 5 4 0 5-1 6-5 14-45 42-55 57-55 8 0 22 3 22 27 0 14-7 43-22 103-6 26-22 43-40 43-4 0-13 0-22-5 11-2 21-10 21-22 0-13-10-16-17-16-12 0-23 12-23 25 0 19 22 28 40 28 28 0 43-30 44-33 6 16 21 33 47 33 43 0 67-54 67-65 0-5-3-5-5-5-3 0-4 2-6 5-13 46-42 55-56 55-17 0-23-13-23-27 0-10 3-19 7-38z"><text:p/></draw:path></draw:g></text:span><text:span text:style-name="T5">'s. </text:span></text:p>
      <text:p text:style-name="P16"/>
      <text:p text:style-name="P17">Example:</text:p>
      <text:p text:style-name="P17"/>
      <text:p text:style-name="P17"><draw:g text:anchor-type="as-char" svg:y="-0.3402in" draw:z-index="7" draw:style-name="gr1"><svg:title>TexMaths</svg:title><svg:desc>12§display§A1 = \begin{bmatrix}
1.01 \ 2.002 \\
3.003 \ 2.007 \\
1.008 \ 4.08 \\

\end{bmatrix}
A2 = \begin{bmatrix}

1.0300 \ 2.0320 \\
3.0230 \ 2.0370 \\
1.0280 \ 4.1100 \\
\end{bmatrix}

A3 = 
\begin{bmatrix}
1.2100 \ 2.0520 \\
3.0230 \ 2.0370 \\
1.0180 \ 4.1300 \\
\end{bmatrix}§svg§600§FALSE§</svg:desc><draw:polygon draw:style-name="gr111" draw:text-style-name="P33" svg:width="4.7598in" svg:height="0.5965in" svg:x="0in" svg:y="0in" svg:viewBox="0 0 12091 1516" draw:points="6046,1516 0,1516 0,0 12091,0 12091,1516"><text:p/></draw:polygon><draw:path draw:style-name="gr112" draw:text-style-name="P34" svg:width="0.1138in" svg:height="0.1189in" svg:x="0.0055in" svg:y="0.2217in" svg:viewBox="0 0 290 303" svg:d="M61 254c-17 29-33 35-53 36-4 0-8 0-8 9 0 2 2 4 6 4 11 0 24-1 36-1 14 0 29 1 42 1 2 0 8 0 8-8 0-5-3-5-7-5-9-1-19-5-19-15 0-5 2-10 6-16l31-54h107c1 10 7 67 7 71 0 13-23 14-31 14-6 0-10 0-10 9 0 4 5 4 6 4 17 0 35-1 53-1 11 0 37 1 48 1 3 0 7 0 7-8 0-5-3-5-9-5-27 0-27-3-28-15l-25-265c-1-9-1-10-8-10-8 0-9 2-11 7zM112 192l84-139 13 139z"><text:p/></draw:path><draw:path draw:style-name="gr113" draw:text-style-name="P34" svg:width="0.0547in" svg:height="0.1106in" svg:x="0.139in" svg:y="0.2291in" svg:viewBox="0 0 140 282" svg:d="M88 11c0-10 0-11-10-11-26 28-65 28-78 28v13c8 0 34 0 55-12v219c0 16-1 21-39 21h-14v13c16-1 52-1 70-1 17 0 54 0 68 1v-13h-13c-38 0-39-5-39-21z"><text:p/></draw:path><draw:path draw:style-name="gr114" draw:text-style-name="P34" svg:width="0.1106in" svg:height="0.039in" svg:x="0.2622in" svg:y="0.2787in" svg:viewBox="0 0 282 100" svg:d="M268 17c6 0 14 0 14-9 0-8-8-8-14-8h-254c-6 0-14 0-14 8 0 9 8 9 14 9zM268 100c6 0 14 0 14-9 0-8-8-8-14-8h-254c-6 0-14 0-14 8 0 9 8 9 14 9z"><text:p/></draw:path><draw:polygon draw:style-name="gr115" draw:text-style-name="P34" svg:width="0.0555in" svg:height="0.2984in" svg:x="0.4819in" svg:y="0in" svg:viewBox="0 0 142 759" draw:points="0,759 29,759 29,29 142,29 142,0 0,0"><text:p/></draw:polygon><draw:polygon draw:style-name="gr116" draw:text-style-name="P34" svg:width="0.0555in" svg:height="0.2984in" svg:x="0.4819in" svg:y="0.2988in" svg:viewBox="0 0 142 759" draw:points="0,759 142,759 142,730 29,730 29,0 0,0"><text:p/></draw:polygon><draw:path draw:style-name="gr117" draw:text-style-name="P34" svg:width="0.0547in" svg:height="0.1106in" svg:x="0.5949in" svg:y="0.0287in" svg:viewBox="0 0 140 282" svg:d="M88 11c0-10 0-11-10-11-26 28-65 28-78 28v13c8 0 34 0 55-12v219c0 16-1 21-39 21h-14v13c16-1 52-1 70-1 17 0 54 0 68 1v-13h-13c-38 0-39-5-39-21z"><text:p/></draw:path><draw:path draw:style-name="gr118" draw:text-style-name="P34" svg:width="0.0177in" svg:height="0.0177in" svg:x="0.6768in" svg:y="0.122in" svg:viewBox="0 0 46 46" svg:d="M46 23c0-12-10-23-23-23-12 0-23 11-23 23 0 13 11 23 23 23 13 0 23-10 23-23z"><text:p/></draw:path><draw:path draw:style-name="gr119" draw:text-style-name="P34" svg:width="0.0701in" svg:height="0.1142in" svg:x="0.7146in" svg:y="0.0287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20" draw:text-style-name="P34" svg:width="0.0547in" svg:height="0.1106in" svg:x="0.8059in" svg:y="0.0287in" svg:viewBox="0 0 140 282" svg:d="M88 11c0-10 0-11-10-11-26 28-65 28-78 28v13c8 0 34 0 55-12v219c0 16-1 21-39 21h-14v13c16-1 52-1 70-1 17 0 54 0 68 1v-13h-13c-38 0-39-5-39-21z"><text:p/></draw:path><draw:path draw:style-name="gr121" draw:text-style-name="P34" svg:width="0.0661in" svg:height="0.1106in" svg:x="0.9378in" svg:y="0.028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22" draw:text-style-name="P34" svg:width="0.0177in" svg:height="0.0177in" svg:x="1.026in" svg:y="0.122in" svg:viewBox="0 0 46 46" svg:d="M46 23c0-12-10-23-23-23-12 0-23 11-23 23 0 13 11 23 23 23 13 0 23-10 23-23z"><text:p/></draw:path><draw:path draw:style-name="gr123" draw:text-style-name="P34" svg:width="0.0701in" svg:height="0.1142in" svg:x="1.0642in" svg:y="0.0287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124" draw:text-style-name="P34" svg:width="0.0701in" svg:height="0.1142in" svg:x="1.1469in" svg:y="0.0287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25" draw:text-style-name="P34" svg:width="0.0661in" svg:height="0.1106in" svg:x="1.2315in" svg:y="0.028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26" draw:text-style-name="P34" svg:width="0.0689in" svg:height="0.1142in" svg:x="0.5453in" svg:y="0.2283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ath draw:style-name="gr127" draw:text-style-name="P34" svg:width="0.0177in" svg:height="0.0177in" svg:x="0.6354in" svg:y="0.3209in" svg:viewBox="0 0 46 46" svg:d="M46 23c0-12-10-23-23-23-12 0-23 11-23 23 0 13 11 23 23 23 13 0 23-10 23-23z"><text:p/></draw:path><draw:path draw:style-name="gr128" draw:text-style-name="P34" svg:width="0.0701in" svg:height="0.1142in" svg:x="0.6736in" svg:y="0.2283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129" draw:text-style-name="P34" svg:width="0.0701in" svg:height="0.1142in" svg:x="0.7563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30" draw:text-style-name="P34" svg:width="0.0689in" svg:height="0.1142in" svg:x="0.8394in" svg:y="0.2283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131" draw:text-style-name="P34" svg:width="0.0661in" svg:height="0.1106in" svg:x="0.9787in" svg:y="0.2283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32" draw:text-style-name="P34" svg:width="0.0177in" svg:height="0.0177in" svg:x="1.0677in" svg:y="0.3209in" svg:viewBox="0 0 46 46" svg:d="M46 23c0-12-10-23-23-23-12 0-23 11-23 23 0 13 11 23 23 23 13 0 23-10 23-23z"><text:p/></draw:path><draw:path draw:style-name="gr133" draw:text-style-name="P34" svg:width="0.0701in" svg:height="0.1142in" svg:x="1.1055in" svg:y="0.2283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134" draw:text-style-name="P34" svg:width="0.0701in" svg:height="0.1142in" svg:x="1.1882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35" draw:text-style-name="P34" svg:width="0.0713in" svg:height="0.1157in" svg:x="1.2736in" svg:y="0.226in" svg:viewBox="0 0 182 295" svg:d="M179 29c3-6 3-6 3-16h-103c-51 0-53-5-54-13h-11l-14 88h11c1-8 5-34 11-39 2-3 36-3 40-3h89c-5 7-38 54-48 67-38 57-53 116-53 159 0 4 0 23 21 23 19 0 19-19 19-23v-21c0-23 1-47 5-70 1-10 7-45 26-72z"><text:p/></draw:path><draw:path draw:style-name="gr136" draw:text-style-name="P34" svg:width="0.0547in" svg:height="0.1106in" svg:x="0.5949in" svg:y="0.4276in" svg:viewBox="0 0 140 282" svg:d="M88 11c0-10 0-11-10-11-26 28-65 28-78 28v13c8 0 34 0 55-12v219c0 16-1 21-39 21h-14v13c16-1 52-1 70-1 17 0 54 0 68 1v-13h-13c-38 0-39-5-39-21z"><text:p/></draw:path><draw:path draw:style-name="gr137" draw:text-style-name="P34" svg:width="0.0177in" svg:height="0.0177in" svg:x="0.6768in" svg:y="0.5197in" svg:viewBox="0 0 46 46" svg:d="M46 23c0-12-10-23-23-23-12 0-23 11-23 23 0 13 11 23 23 23 13 0 23-10 23-23z"><text:p/></draw:path><draw:path draw:style-name="gr138" draw:text-style-name="P34" svg:width="0.0701in" svg:height="0.1142in" svg:x="0.7146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39" draw:text-style-name="P34" svg:width="0.0701in" svg:height="0.1142in" svg:x="0.798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40" draw:text-style-name="P34" svg:width="0.0689in" svg:height="0.1142in" svg:x="0.8811in" svg:y="0.4276in" svg:viewBox="0 0 176 291" svg:d="M52 89c-20-13-22-28-22-35 0-25 28-43 58-43 31 0 58 21 58 53 0 24-16 44-42 58zM113 128c31-15 51-37 51-64 0-40-37-64-75-64-43 0-77 31-77 71 0 7 0 26 18 47 5 4 20 15 31 22-25 12-61 36-61 78 0 45 43 73 88 73 48 0 88-34 88-80 0-16-4-35-20-53-8-8-16-13-43-30zM71 146l53 34c12 7 31 20 31 45 0 33-31 54-66 54-37 0-67-26-67-61 0-25 13-51 49-72z"><text:p/></draw:path><draw:path draw:style-name="gr141" draw:text-style-name="P34" svg:width="0.0736in" svg:height="0.1126in" svg:x="1.0165in" svg:y="0.4252in" svg:viewBox="0 0 188 287" svg:d="M113 217v36c0 16-1 20-33 20h-8v14c17-2 40-2 58-2 16 0 39 0 57 2v-14h-9c-32 0-33-4-33-20v-36h43v-13h-43v-193c0-9 0-11-6-11-5 0-6 0-8 5l-131 199v13zM115 204h-103l103-158z"><text:p/></draw:path><draw:path draw:style-name="gr142" draw:text-style-name="P34" svg:width="0.0177in" svg:height="0.0177in" svg:x="1.1087in" svg:y="0.5197in" svg:viewBox="0 0 46 46" svg:d="M46 23c0-12-10-23-23-23-12 0-23 11-23 23 0 13 11 23 23 23 13 0 23-10 23-23z"><text:p/></draw:path><draw:path draw:style-name="gr143" draw:text-style-name="P34" svg:width="0.0701in" svg:height="0.1142in" svg:x="1.1469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44" draw:text-style-name="P34" svg:width="0.0689in" svg:height="0.1142in" svg:x="1.2303in" svg:y="0.4276in" svg:viewBox="0 0 176 291" svg:d="M52 89c-20-13-22-28-22-35 0-25 28-43 58-43 31 0 58 21 58 53 0 24-16 44-42 58zM113 128c31-15 51-37 51-64 0-40-37-64-75-64-43 0-77 31-77 71 0 7 0 26 18 47 5 4 20 15 31 22-25 12-61 36-61 78 0 45 43 73 88 73 48 0 88-34 88-80 0-16-4-35-20-53-8-8-16-13-43-30zM71 146l53 34c12 7 31 20 31 45 0 33-31 54-66 54-37 0-67-26-67-61 0-25 13-51 49-72z"><text:p/></draw:path><draw:polygon draw:style-name="gr145" draw:text-style-name="P34" svg:width="0.0555in" svg:height="0.2984in" svg:x="1.3512in" svg:y="0in" svg:viewBox="0 0 142 759" draw:points="113,759 142,759 142,0 0,0 0,29 113,29"><text:p/></draw:polygon><draw:polygon draw:style-name="gr146" draw:text-style-name="P34" svg:width="0.0555in" svg:height="0.2984in" svg:x="1.3512in" svg:y="0.2988in" svg:viewBox="0 0 142 759" draw:points="113,730 0,730 0,759 142,759 142,0 113,0"><text:p/></draw:polygon><draw:path draw:style-name="gr147" draw:text-style-name="P34" svg:width="0.1138in" svg:height="0.1189in" svg:x="1.4941in" svg:y="0.2217in" svg:viewBox="0 0 290 303" svg:d="M61 254c-17 29-33 35-53 36-4 0-8 0-8 9 0 2 2 4 6 4 11 0 24-1 36-1 14 0 29 1 42 1 2 0 8 0 8-8 0-5-3-5-7-5-9-1-19-5-19-15 0-5 2-10 6-16l31-54h107c1 10 7 67 7 71 0 13-23 14-31 14-6 0-10 0-10 9 0 4 5 4 6 4 17 0 35-1 53-1 11 0 37 1 48 1 3 0 7 0 7-8 0-5-3-5-9-5-27 0-27-3-28-15l-25-265c-1-9-1-10-8-10-8 0-9 2-11 7zM112 192l84-139 13 139z"><text:p/></draw:path><draw:path draw:style-name="gr148" draw:text-style-name="P34" svg:width="0.0661in" svg:height="0.1106in" svg:x="1.6209in" svg:y="0.2291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49" draw:text-style-name="P34" svg:width="0.1106in" svg:height="0.039in" svg:x="1.7508in" svg:y="0.2787in" svg:viewBox="0 0 282 100" svg:d="M268 17c6 0 14 0 14-9 0-8-8-8-14-8h-254c-6 0-14 0-14 8 0 9 8 9 14 9zM268 100c6 0 14 0 14-9 0-8-8-8-14-8h-254c-6 0-14 0-14 8 0 9 8 9 14 9z"><text:p/></draw:path><draw:polygon draw:style-name="gr150" draw:text-style-name="P34" svg:width="0.0555in" svg:height="0.2984in" svg:x="1.9705in" svg:y="0in" svg:viewBox="0 0 142 759" draw:points="0,759 29,759 29,29 142,29 142,0 0,0"><text:p/></draw:polygon><draw:polygon draw:style-name="gr151" draw:text-style-name="P34" svg:width="0.0555in" svg:height="0.2984in" svg:x="1.9705in" svg:y="0.2988in" svg:viewBox="0 0 142 759" draw:points="0,759 142,759 142,730 29,730 29,0 0,0"><text:p/></draw:polygon><draw:path draw:style-name="gr152" draw:text-style-name="P34" svg:width="0.0547in" svg:height="0.1106in" svg:x="2.0417in" svg:y="0.0287in" svg:viewBox="0 0 140 282" svg:d="M88 11c0-10 0-11-10-11-26 28-65 28-78 28v13c8 0 34 0 55-12v219c0 16-1 21-39 21h-14v13c16-1 52-1 70-1 17 0 54 0 68 1v-13h-13c-38 0-39-5-39-21z"><text:p/></draw:path><draw:path draw:style-name="gr153" draw:text-style-name="P34" svg:width="0.0177in" svg:height="0.0177in" svg:x="2.124in" svg:y="0.122in" svg:viewBox="0 0 46 46" svg:d="M46 23c0-12-10-23-23-23-12 0-23 11-23 23 0 13 11 23 23 23 13 0 23-10 23-23z"><text:p/></draw:path><draw:path draw:style-name="gr154" draw:text-style-name="P34" svg:width="0.0701in" svg:height="0.1142in" svg:x="2.1618in" svg:y="0.0287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55" draw:text-style-name="P34" svg:width="0.0689in" svg:height="0.1142in" svg:x="2.2449in" svg:y="0.0287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5 67 53 0 91-38 91-81 0-35-26-68-70-77z"><text:p/></draw:path><draw:path draw:style-name="gr156" draw:text-style-name="P34" svg:width="0.0701in" svg:height="0.1142in" svg:x="2.3272in" svg:y="0.0287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157" draw:text-style-name="P34" svg:width="0.0701in" svg:height="0.1142in" svg:x="2.4102in" svg:y="0.0287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158" draw:text-style-name="P34" svg:width="0.0661in" svg:height="0.1106in" svg:x="2.55in" svg:y="0.028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59" draw:text-style-name="P34" svg:width="0.0177in" svg:height="0.0177in" svg:x="2.6382in" svg:y="0.122in" svg:viewBox="0 0 46 46" svg:d="M46 23c0-12-10-23-23-23-12 0-23 11-23 23 0 13 11 23 23 23 13 0 23-10 23-23z"><text:p/></draw:path><draw:path draw:style-name="gr160" draw:text-style-name="P34" svg:width="0.0701in" svg:height="0.1142in" svg:x="2.6768in" svg:y="0.0287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61" draw:text-style-name="P34" svg:width="0.0689in" svg:height="0.1142in" svg:x="2.7598in" svg:y="0.0287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ath draw:style-name="gr162" draw:text-style-name="P34" svg:width="0.0661in" svg:height="0.1106in" svg:x="2.8437in" svg:y="0.028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63" draw:text-style-name="P34" svg:width="0.0701in" svg:height="0.1142in" svg:x="2.9248in" svg:y="0.0287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64" draw:text-style-name="P34" svg:width="0.0689in" svg:height="0.1142in" svg:x="2.0339in" svg:y="0.2283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165" draw:text-style-name="P34" svg:width="0.0177in" svg:height="0.0177in" svg:x="2.124in" svg:y="0.3209in" svg:viewBox="0 0 46 46" svg:d="M46 23c0-12-10-23-23-23-12 0-23 11-23 23 0 13 11 23 23 23 13 0 23-10 23-23z"><text:p/></draw:path><draw:path draw:style-name="gr166" draw:text-style-name="P34" svg:width="0.0701in" svg:height="0.1142in" svg:x="2.1618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67" draw:text-style-name="P34" svg:width="0.0661in" svg:height="0.1106in" svg:x="2.2465in" svg:y="0.2283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68" draw:text-style-name="P34" svg:width="0.0689in" svg:height="0.1142in" svg:x="2.328in" svg:y="0.2283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ath draw:style-name="gr169" draw:text-style-name="P34" svg:width="0.0701in" svg:height="0.1142in" svg:x="2.4102in" svg:y="0.2283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170" draw:text-style-name="P34" svg:width="0.0661in" svg:height="0.1106in" svg:x="2.55in" svg:y="0.2283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71" draw:text-style-name="P34" svg:width="0.0177in" svg:height="0.0177in" svg:x="2.6382in" svg:y="0.3209in" svg:viewBox="0 0 46 46" svg:d="M46 23c0-12-10-23-23-23-12 0-23 11-23 23 0 13 11 23 23 23 13 0 23-10 23-23z"><text:p/></draw:path><draw:path draw:style-name="gr172" draw:text-style-name="P34" svg:width="0.0701in" svg:height="0.1142in" svg:x="2.6768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73" draw:text-style-name="P34" svg:width="0.0689in" svg:height="0.1142in" svg:x="2.7598in" svg:y="0.2283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ath draw:style-name="gr174" draw:text-style-name="P34" svg:width="0.0713in" svg:height="0.1157in" svg:x="2.8449in" svg:y="0.226in" svg:viewBox="0 0 182 295" svg:d="M179 29c3-6 3-6 3-16h-103c-51 0-53-5-54-13h-11l-14 88h11c1-8 5-34 11-39 2-3 36-3 40-3h89c-5 7-38 54-48 67-38 57-53 116-53 159 0 4 0 23 21 23 19 0 19-19 19-23v-21c0-23 1-47 5-70 1-10 7-45 26-72z"><text:p/></draw:path><draw:path draw:style-name="gr175" draw:text-style-name="P34" svg:width="0.0701in" svg:height="0.1142in" svg:x="2.9248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76" draw:text-style-name="P34" svg:width="0.0547in" svg:height="0.1106in" svg:x="2.0417in" svg:y="0.4276in" svg:viewBox="0 0 140 282" svg:d="M88 11c0-10 0-11-10-11-26 28-65 28-78 28v13c8 0 34 0 55-12v219c0 16-1 21-39 21h-14v13c16-1 52-1 70-1 17 0 54 0 68 1v-13h-13c-38 0-39-5-39-21z"><text:p/></draw:path><draw:path draw:style-name="gr177" draw:text-style-name="P34" svg:width="0.0177in" svg:height="0.0177in" svg:x="2.124in" svg:y="0.5197in" svg:viewBox="0 0 46 46" svg:d="M46 23c0-12-10-23-23-23-12 0-23 11-23 23 0 13 11 23 23 23 13 0 23-10 23-23z"><text:p/></draw:path><draw:path draw:style-name="gr178" draw:text-style-name="P34" svg:width="0.0701in" svg:height="0.1142in" svg:x="2.1618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79" draw:text-style-name="P34" svg:width="0.0661in" svg:height="0.1106in" svg:x="2.2465in" svg:y="0.4276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80" draw:text-style-name="P34" svg:width="0.0689in" svg:height="0.1142in" svg:x="2.328in" svg:y="0.4276in" svg:viewBox="0 0 176 291" svg:d="M52 89c-20-13-22-28-22-35 0-25 28-43 58-43 31 0 58 21 58 53 0 24-16 44-42 58zM113 128c31-15 51-37 51-64 0-40-37-64-75-64-43 0-77 31-77 71 0 7 0 26 18 47 5 4 20 15 31 22-25 12-61 36-61 78 0 45 43 73 88 73 48 0 88-34 88-80 0-16-4-35-20-53-8-8-16-13-43-30zM71 146l53 34c12 7 31 20 31 45 0 33-31 54-66 54-37 0-67-26-67-61 0-25 13-51 49-72z"><text:p/></draw:path><draw:path draw:style-name="gr181" draw:text-style-name="P34" svg:width="0.0701in" svg:height="0.1142in" svg:x="2.4102in" svg:y="0.4276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182" draw:text-style-name="P34" svg:width="0.0736in" svg:height="0.1126in" svg:x="2.5461in" svg:y="0.4252in" svg:viewBox="0 0 188 287" svg:d="M113 217v36c0 16-1 20-33 20h-8v14c17-2 40-2 58-2 16 0 39 0 57 2v-14h-9c-32 0-33-4-33-20v-36h43v-13h-43v-193c0-9 0-11-6-11-5 0-6 0-8 5l-131 199v13zM115 204h-103l103-158z"><text:p/></draw:path><draw:path draw:style-name="gr183" draw:text-style-name="P34" svg:width="0.0177in" svg:height="0.0177in" svg:x="2.6382in" svg:y="0.5197in" svg:viewBox="0 0 46 46" svg:d="M46 23c0-12-10-23-23-23-12 0-23 11-23 23 0 13 11 23 23 23 13 0 23-10 23-23z"><text:p/></draw:path><draw:path draw:style-name="gr184" draw:text-style-name="P34" svg:width="0.0547in" svg:height="0.1106in" svg:x="2.685in" svg:y="0.4276in" svg:viewBox="0 0 140 282" svg:d="M88 11c0-10 0-11-10-11-26 28-65 28-78 28v13c8 0 34 0 55-12v219c0 16-1 21-39 21h-14v13c16-1 52-1 70-1 17 0 54 0 68 1v-13h-13c-38 0-39-5-39-21z"><text:p/></draw:path><draw:path draw:style-name="gr185" draw:text-style-name="P34" svg:width="0.0547in" svg:height="0.1106in" svg:x="2.7677in" svg:y="0.4276in" svg:viewBox="0 0 140 282" svg:d="M88 11c0-10 0-11-10-11-26 28-65 28-78 28v13c8 0 34 0 55-12v219c0 16-1 21-39 21h-14v13c16-1 52-1 70-1 17 0 54 0 68 1v-13h-13c-38 0-39-5-39-21z"><text:p/></draw:path><draw:path draw:style-name="gr186" draw:text-style-name="P34" svg:width="0.0701in" svg:height="0.1142in" svg:x="2.8421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87" draw:text-style-name="P34" svg:width="0.0701in" svg:height="0.1142in" svg:x="2.9248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olygon draw:style-name="gr188" draw:text-style-name="P34" svg:width="0.0555in" svg:height="0.2984in" svg:x="3.0055in" svg:y="0in" svg:viewBox="0 0 142 759" draw:points="113,759 142,759 142,0 0,0 0,29 113,29"><text:p/></draw:polygon><draw:polygon draw:style-name="gr189" draw:text-style-name="P34" svg:width="0.0555in" svg:height="0.2984in" svg:x="3.0055in" svg:y="0.2988in" svg:viewBox="0 0 142 759" draw:points="113,730 0,730 0,759 142,759 142,0 113,0"><text:p/></draw:polygon><draw:path draw:style-name="gr190" draw:text-style-name="P34" svg:width="0.1138in" svg:height="0.1189in" svg:x="3.1209in" svg:y="0.2217in" svg:viewBox="0 0 290 303" svg:d="M155 8c-3-6-3-8-10-8s-8 2-9 8l-89 253c-7 22-24 28-47 29v13c10-1 28-1 43-1 13 0 35 0 49 1v-13c-21 0-32-11-32-21 0-2 0-6 1-8l19-55h105l23 65c0 2 1 5 1 6 0 13-24 13-35 13v13c14-1 44-1 61-1 18 0 37 0 55 1v-13h-8c-25 0-31-3-36-17zM132 56l48 137h-95z"><text:p/></draw:path><draw:path draw:style-name="gr191" draw:text-style-name="P34" svg:width="0.0689in" svg:height="0.1142in" svg:x="3.2465in" svg:y="0.2291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192" draw:text-style-name="P34" svg:width="0.1106in" svg:height="0.039in" svg:x="3.3866in" svg:y="0.2787in" svg:viewBox="0 0 282 100" svg:d="M268 17c6 0 14 0 14-9 0-8-8-8-14-8h-254c-6 0-14 0-14 8 0 9 8 9 14 9zM268 100c6 0 14 0 14-9 0-8-8-8-14-8h-254c-6 0-14 0-14 8 0 9 8 9 14 9z"><text:p/></draw:path><draw:polygon draw:style-name="gr193" draw:text-style-name="P34" svg:width="0.0555in" svg:height="0.2984in" svg:x="3.6154in" svg:y="0in" svg:viewBox="0 0 142 759" draw:points="0,759 29,759 29,29 142,29 142,0 0,0"><text:p/></draw:polygon><draw:polygon draw:style-name="gr194" draw:text-style-name="P34" svg:width="0.0555in" svg:height="0.2984in" svg:x="3.6154in" svg:y="0.2988in" svg:viewBox="0 0 142 759" draw:points="0,759 142,759 142,730 29,730 29,0 0,0"><text:p/></draw:polygon><draw:path draw:style-name="gr195" draw:text-style-name="P34" svg:width="0.0547in" svg:height="0.1106in" svg:x="3.6866in" svg:y="0.0287in" svg:viewBox="0 0 140 282" svg:d="M88 11c0-10 0-11-10-11-26 28-65 28-78 28v13c8 0 34 0 55-12v219c0 16-1 21-39 21h-14v13c16-1 52-1 70-1 17 0 54 0 68 1v-13h-13c-38 0-39-5-39-21z"><text:p/></draw:path><draw:path draw:style-name="gr196" draw:text-style-name="P34" svg:width="0.0177in" svg:height="0.0177in" svg:x="3.7689in" svg:y="0.122in" svg:viewBox="0 0 46 46" svg:d="M46 23c0-12-10-23-23-23-12 0-23 11-23 23 0 13 11 23 23 23 13 0 23-10 23-23z"><text:p/></draw:path><draw:path draw:style-name="gr197" draw:text-style-name="P34" svg:width="0.0661in" svg:height="0.1106in" svg:x="3.8091in" svg:y="0.028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98" draw:text-style-name="P34" svg:width="0.0547in" svg:height="0.1106in" svg:x="3.8984in" svg:y="0.0287in" svg:viewBox="0 0 140 282" svg:d="M88 11c0-10 0-11-10-11-26 28-65 28-78 28v13c8 0 34 0 55-12v219c0 16-1 21-39 21h-14v13c16-1 52-1 70-1 17 0 54 0 68 1v-13h-13c-38 0-39-5-39-21z"><text:p/></draw:path><draw:path draw:style-name="gr199" draw:text-style-name="P34" svg:width="0.0701in" svg:height="0.1142in" svg:x="3.9724in" svg:y="0.0287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200" draw:text-style-name="P34" svg:width="0.0701in" svg:height="0.1142in" svg:x="4.0551in" svg:y="0.0287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01" draw:text-style-name="P34" svg:width="0.0661in" svg:height="0.1106in" svg:x="4.1949in" svg:y="0.028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202" draw:text-style-name="P34" svg:width="0.0177in" svg:height="0.0177in" svg:x="4.2839in" svg:y="0.122in" svg:viewBox="0 0 46 46" svg:d="M46 23c0-12-10-23-23-23-12 0-23 11-23 23 0 13 11 23 23 23 13 0 23-10 23-23z"><text:p/></draw:path><draw:path draw:style-name="gr203" draw:text-style-name="P34" svg:width="0.0701in" svg:height="0.1142in" svg:x="4.322in" svg:y="0.0287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04" draw:text-style-name="P34" svg:width="0.0661in" svg:height="0.1142in" svg:x="4.4067in" svg:y="0.0287in" svg:viewBox="0 0 169 291" svg:d="M169 197c0-51-35-93-80-93-21 0-39 6-54 22v-83c8 3 23 6 36 6 53 0 81-39 81-44 0-3-1-5-3-5 0 0-1 0-4 1-8 4-29 12-57 12-17 0-38-2-57-12-3-1-5-1-5-1-4 0-4 4-4 11v125c0 8 0 10 6 10 3 0 3-1 6-3 4-6 20-29 54-29 22 0 33 19 36 26 7 16 8 33 8 54 0 15 0 40-11 58-9 17-25 27-45 27-30 0-56-22-63-48 1 2 3 2 7 2 15 0 22-11 22-21 0-11-7-20-22-20-6 0-20 2-20 21 0 38 29 78 77 78 49 0 92-40 92-94z"><text:p/></draw:path><draw:path draw:style-name="gr205" draw:text-style-name="P34" svg:width="0.0661in" svg:height="0.1106in" svg:x="4.4894in" svg:y="0.028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206" draw:text-style-name="P34" svg:width="0.0701in" svg:height="0.1142in" svg:x="4.5701in" svg:y="0.0287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07" draw:text-style-name="P34" svg:width="0.0689in" svg:height="0.1142in" svg:x="3.6791in" svg:y="0.2283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208" draw:text-style-name="P34" svg:width="0.0177in" svg:height="0.0177in" svg:x="3.7689in" svg:y="0.3209in" svg:viewBox="0 0 46 46" svg:d="M46 23c0-12-10-23-23-23-12 0-23 11-23 23 0 13 11 23 23 23 13 0 23-10 23-23z"><text:p/></draw:path><draw:path draw:style-name="gr209" draw:text-style-name="P34" svg:width="0.0701in" svg:height="0.1142in" svg:x="3.8071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10" draw:text-style-name="P34" svg:width="0.0661in" svg:height="0.1106in" svg:x="3.8917in" svg:y="0.2283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211" draw:text-style-name="P34" svg:width="0.0689in" svg:height="0.1142in" svg:x="3.9728in" svg:y="0.2283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ath draw:style-name="gr212" draw:text-style-name="P34" svg:width="0.0701in" svg:height="0.1142in" svg:x="4.0551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13" draw:text-style-name="P34" svg:width="0.0661in" svg:height="0.1106in" svg:x="4.1949in" svg:y="0.2283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214" draw:text-style-name="P34" svg:width="0.0177in" svg:height="0.0177in" svg:x="4.2839in" svg:y="0.3209in" svg:viewBox="0 0 46 46" svg:d="M46 23c0-12-10-23-23-23-12 0-23 11-23 23 0 13 11 23 23 23 13 0 23-10 23-23z"><text:p/></draw:path><draw:path draw:style-name="gr215" draw:text-style-name="P34" svg:width="0.0701in" svg:height="0.1142in" svg:x="4.322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16" draw:text-style-name="P34" svg:width="0.0689in" svg:height="0.1142in" svg:x="4.4051in" svg:y="0.2283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ath draw:style-name="gr217" draw:text-style-name="P34" svg:width="0.0713in" svg:height="0.1157in" svg:x="4.4902in" svg:y="0.226in" svg:viewBox="0 0 182 295" svg:d="M179 29c3-6 3-6 3-16h-103c-51 0-53-5-54-13h-11l-14 88h11c1-8 5-34 11-39 2-3 36-3 40-3h89c-5 7-38 54-48 67-38 57-53 116-53 159 0 4 0 23 21 23 19 0 19-19 19-23v-21c0-23 1-47 5-70 1-10 7-45 26-72z"><text:p/></draw:path><draw:path draw:style-name="gr218" draw:text-style-name="P34" svg:width="0.0701in" svg:height="0.1142in" svg:x="4.5701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19" draw:text-style-name="P34" svg:width="0.0547in" svg:height="0.1106in" svg:x="3.6866in" svg:y="0.4276in" svg:viewBox="0 0 140 282" svg:d="M88 11c0-10 0-11-10-11-26 28-65 28-78 28v13c8 0 34 0 55-12v219c0 16-1 21-39 21h-14v13c16-1 52-1 70-1 17 0 54 0 68 1v-13h-13c-38 0-39-5-39-21z"><text:p/></draw:path><draw:path draw:style-name="gr220" draw:text-style-name="P34" svg:width="0.0177in" svg:height="0.0177in" svg:x="3.7689in" svg:y="0.5197in" svg:viewBox="0 0 46 46" svg:d="M46 23c0-12-10-23-23-23-12 0-23 11-23 23 0 13 11 23 23 23 13 0 23-10 23-23z"><text:p/></draw:path><draw:path draw:style-name="gr221" draw:text-style-name="P34" svg:width="0.0701in" svg:height="0.1142in" svg:x="3.8071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22" draw:text-style-name="P34" svg:width="0.0547in" svg:height="0.1106in" svg:x="3.8984in" svg:y="0.4276in" svg:viewBox="0 0 140 282" svg:d="M88 11c0-10 0-11-10-11-26 28-65 28-78 28v13c8 0 34 0 55-12v219c0 16-1 21-39 21h-14v13c16-1 52-1 70-1 17 0 54 0 68 1v-13h-13c-38 0-39-5-39-21z"><text:p/></draw:path><draw:path draw:style-name="gr223" draw:text-style-name="P34" svg:width="0.0689in" svg:height="0.1142in" svg:x="3.9728in" svg:y="0.4276in" svg:viewBox="0 0 176 291" svg:d="M52 89c-20-13-22-28-22-35 0-25 28-43 58-43 31 0 58 21 58 53 0 24-16 44-42 58zM113 128c31-15 51-37 51-64 0-40-37-64-75-64-43 0-77 31-77 71 0 7 0 26 18 47 5 4 20 15 31 22-25 12-61 36-61 78 0 45 43 73 88 73 48 0 88-34 88-80 0-16-4-35-20-53-8-8-16-13-43-30zM71 146l53 34c12 7 31 20 31 45 0 33-31 54-66 54-37 0-67-26-67-61 0-25 13-51 49-72z"><text:p/></draw:path><draw:path draw:style-name="gr224" draw:text-style-name="P34" svg:width="0.0701in" svg:height="0.1142in" svg:x="4.0551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25" draw:text-style-name="P34" svg:width="0.0736in" svg:height="0.1126in" svg:x="4.1917in" svg:y="0.4252in" svg:viewBox="0 0 188 287" svg:d="M113 217v36c0 16-1 20-33 20h-8v14c17-2 40-2 58-2 16 0 39 0 57 2v-14h-9c-32 0-33-4-33-20v-36h43v-13h-43v-193c0-9 0-11-6-11-5 0-6 0-8 5l-131 199v13zM115 204h-103l103-158z"><text:p/></draw:path><draw:path draw:style-name="gr226" draw:text-style-name="P34" svg:width="0.0177in" svg:height="0.0177in" svg:x="4.2839in" svg:y="0.5197in" svg:viewBox="0 0 46 46" svg:d="M46 23c0-12-10-23-23-23-12 0-23 11-23 23 0 13 11 23 23 23 13 0 23-10 23-23z"><text:p/></draw:path><draw:path draw:style-name="gr227" draw:text-style-name="P34" svg:width="0.0547in" svg:height="0.1106in" svg:x="4.3299in" svg:y="0.4276in" svg:viewBox="0 0 140 282" svg:d="M88 11c0-10 0-11-10-11-26 28-65 28-78 28v13c8 0 34 0 55-12v219c0 16-1 21-39 21h-14v13c16-1 52-1 70-1 17 0 54 0 68 1v-13h-13c-38 0-39-5-39-21z"><text:p/></draw:path><draw:path draw:style-name="gr228" draw:text-style-name="P34" svg:width="0.0689in" svg:height="0.1142in" svg:x="4.4051in" svg:y="0.4276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ath draw:style-name="gr229" draw:text-style-name="P34" svg:width="0.0701in" svg:height="0.1142in" svg:x="4.4874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30" draw:text-style-name="P34" svg:width="0.0701in" svg:height="0.1142in" svg:x="4.5701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olygon draw:style-name="gr231" draw:text-style-name="P34" svg:width="0.0555in" svg:height="0.2984in" svg:x="4.6508in" svg:y="0in" svg:viewBox="0 0 142 759" draw:points="113,759 142,759 142,0 0,0 0,29 113,29"><text:p/></draw:polygon><draw:polygon draw:style-name="gr232" draw:text-style-name="P34" svg:width="0.0555in" svg:height="0.2984in" svg:x="4.6508in" svg:y="0.2988in" svg:viewBox="0 0 142 759" draw:points="113,730 0,730 0,759 142,759 142,0 113,0"><text:p/></draw:polygon></draw:g></text:p>
      <text:p text:style-name="P17"/>
      <text:p text:style-name="P18"><draw:g text:anchor-type="as-char" svg:y="-0.3402in" draw:z-index="13" draw:style-name="gr1"><svg:title>TexMaths</svg:title><svg:desc>12§display§y = \begin{bmatrix}
1 \\ 2 \\ 3
\end{bmatrix}
\hat{x}_{1} = 
\begin{bmatrix}
0.2064 \\
0.6379
\end{bmatrix}
\hat{x}_{2} =
\begin{bmatrix}
0.2015 \\
0.6326
\end{bmatrix}
\hat{x}_{3} = 
\begin{bmatrix}
0.1850 \\
0.6350
\end{bmatrix}§svg§600§FALSE§</svg:desc><draw:polygon draw:style-name="gr316" draw:text-style-name="P33" svg:width="3.7752in" svg:height="0.5965in" svg:x="0in" svg:y="0in" svg:viewBox="0 0 9590 1516" draw:points="4795,1516 0,1516 0,0 9590,0 9590,1516"><text:p/></draw:polygon><draw:path draw:style-name="gr317" draw:text-style-name="P34" svg:width="0.0768in" svg:height="0.1071in" svg:x="0.0047in" svg:y="0.2665in" svg:viewBox="0 0 196 273" svg:d="M194 26c2-6 2-7 2-10 0-8-6-11-12-11-5 0-11 2-16 8 0 3-4 16-6 23-2 12-6 23-8 35l-20 75c-1 6-19 36-48 36-21 0-25-18-25-33 0-21 7-47 22-84 6-17 8-22 8-30 0-19-14-35-35-35-40 0-56 61-56 65 0 5 5 5 5 5 5 0 5-2 7-8 11-40 29-52 43-52 3 0 10 0 10 13 0 11-4 21-7 30-17 44-24 68-24 89 0 37 26 50 51 50 17 0 31-7 43-19-6 21-10 43-27 64-11 15-28 28-47 28-6 0-25-1-32-18 7 0 12 0 18-5 4-5 8-9 8-18 0-13-11-14-16-14-9 0-24 6-24 27s20 36 46 36c43 0 88-38 100-86z"><text:p/></draw:path><draw:path draw:style-name="gr318" draw:text-style-name="P34" svg:width="0.1106in" svg:height="0.039in" svg:x="0.1425in" svg:y="0.2787in" svg:viewBox="0 0 282 100" svg:d="M268 17c6 0 14 0 14-9 0-8-8-8-14-8h-254c-6 0-14 0-14 8 0 9 8 9 14 9zM268 100c6 0 14 0 14-9 0-8-8-8-14-8h-254c-6 0-14 0-14 8 0 9 8 9 14 9z"><text:p/></draw:path><draw:polygon draw:style-name="gr319" draw:text-style-name="P34" svg:width="0.0555in" svg:height="0.2984in" svg:x="0.3618in" svg:y="0in" svg:viewBox="0 0 142 759" draw:points="0,759 29,759 29,29 142,29 142,0 0,0"><text:p/></draw:polygon><draw:polygon draw:style-name="gr320" draw:text-style-name="P34" svg:width="0.0555in" svg:height="0.2984in" svg:x="0.3618in" svg:y="0.2988in" svg:viewBox="0 0 142 759" draw:points="0,759 142,759 142,730 29,730 29,0 0,0"><text:p/></draw:polygon><draw:path draw:style-name="gr321" draw:text-style-name="P34" svg:width="0.0547in" svg:height="0.1106in" svg:x="0.4331in" svg:y="0.0287in" svg:viewBox="0 0 140 282" svg:d="M88 11c0-10 0-11-10-11-26 28-65 28-78 28v13c8 0 34 0 55-12v219c0 16-1 21-39 21h-14v13c16-1 52-1 70-1 17 0 54 0 68 1v-13h-13c-38 0-39-5-39-21z"><text:p/></draw:path><draw:path draw:style-name="gr322" draw:text-style-name="P34" svg:width="0.0661in" svg:height="0.1106in" svg:x="0.4272in" svg:y="0.2283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323" draw:text-style-name="P34" svg:width="0.0689in" svg:height="0.1142in" svg:x="0.4256in" svg:y="0.4276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olygon draw:style-name="gr324" draw:text-style-name="P34" svg:width="0.0555in" svg:height="0.2984in" svg:x="0.5028in" svg:y="0in" svg:viewBox="0 0 142 759" draw:points="113,759 142,759 142,0 0,0 0,29 113,29"><text:p/></draw:polygon><draw:polygon draw:style-name="gr325" draw:text-style-name="P34" svg:width="0.0555in" svg:height="0.2984in" svg:x="0.5028in" svg:y="0.2988in" svg:viewBox="0 0 142 759" draw:points="113,730 0,730 0,759 142,759 142,0 113,0"><text:p/></draw:polygon><draw:polygon draw:style-name="gr326" draw:text-style-name="P34" svg:width="0.0445in" svg:height="0.0256in" svg:x="0.6701in" svg:y="0.2256in" svg:viewBox="0 0 114 66" draw:points="58,0 0,59 7,66 58,23 106,66 114,59"><text:p/></draw:polygon><draw:path draw:style-name="gr327" draw:text-style-name="P34" svg:width="0.0827in" svg:height="0.0752in" svg:x="0.6449in" svg:y="0.2665in" svg:viewBox="0 0 211 192" svg:d="M130 60c2-12 12-50 42-50 2 0 12 0 20 4-11 3-19 14-19 23 0 7 3 16 15 16 10 0 23-9 23-25 0-22-25-28-39-28-24 0-40 23-45 32-11-27-33-32-45-32-45 0-69 55-69 65 0 5 4 5 5 5 4 0 5-2 6-5 14-45 42-55 56-55 9 0 23 3 23 27 0 13-7 42-23 102-7 26-21 43-39 43-4 0-13 0-22-5 11-2 19-10 19-22s-8-16-15-16c-12 0-23 12-23 25 0 19 22 28 40 28 28 0 43-30 44-33 6 16 20 33 46 33 44 0 68-54 68-65 0-5-4-5-5-5-3 0-5 3-6 5-13 46-42 55-56 55-17 0-23-13-23-27 0-10 2-18 7-37z"><text:p/></draw:path><draw:path draw:style-name="gr328" draw:text-style-name="P34" svg:width="0.0425in" svg:height="0.0772in" svg:x="0.7472in" svg:y="0.2878in" svg:viewBox="0 0 109 197" svg:d="M67 8c0-8 0-8-8-8-19 19-47 19-59 19v11c7 0 26 0 43-8v151c0 9 0 13-30 13h-11v11c5 0 42-2 53-2 10 0 47 2 54 2v-11h-12c-30 0-30-4-30-13z"><text:p/></draw:path><draw:path draw:style-name="gr329" draw:text-style-name="P34" svg:width="0.1106in" svg:height="0.039in" svg:x="0.865in" svg:y="0.2787in" svg:viewBox="0 0 282 100" svg:d="M268 17c6 0 14 0 14-9 0-8-8-8-14-8h-254c-6 0-14 0-14 8 0 9 8 9 14 9zM268 100c6 0 14 0 14-9 0-8-8-8-14-8h-254c-6 0-14 0-14 8 0 9 8 9 14 9z"><text:p/></draw:path><draw:polygon draw:style-name="gr330" draw:text-style-name="P34" svg:width="0.0437in" svg:height="0.398in" svg:x="1.072in" svg:y="0.0996in" svg:viewBox="0 0 112 1012" draw:points="0,1012 112,1012 112,989 24,989 24,23 112,23 112,0 0,0"><text:p/></draw:polygon><draw:path draw:style-name="gr331" draw:text-style-name="P34" svg:width="0.0701in" svg:height="0.1142in" svg:x="1.1244in" svg:y="0.1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332" draw:text-style-name="P34" svg:width="0.0177in" svg:height="0.0177in" svg:x="1.215in" svg:y="0.2217in" svg:viewBox="0 0 46 46" svg:d="M46 23c0-12-10-23-23-23-12 0-23 11-23 23 0 13 11 23 23 23 13 0 23-10 23-23z"><text:p/></draw:path><draw:path draw:style-name="gr333" draw:text-style-name="P34" svg:width="0.0661in" svg:height="0.1106in" svg:x="1.2547in" svg:y="0.1283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334" draw:text-style-name="P34" svg:width="0.0701in" svg:height="0.1142in" svg:x="1.3358in" svg:y="0.1283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335" draw:text-style-name="P34" svg:width="0.0689in" svg:height="0.1142in" svg:x="1.4193in" svg:y="0.1283in" svg:viewBox="0 0 176 291" svg:d="M38 143v-10c0-107 53-122 75-122 9 0 27 2 37 17-6 0-24 0-24 19 0 13 11 19 20 19 6 0 20-4 20-20 0-26-20-46-54-46-54 0-112 55-112 149 0 112 49 142 89 142 47 0 87-39 87-96 0-53-38-94-85-94-29 0-44 21-53 42zM89 279c-27 0-40-25-42-32-7-19-7-53-7-61 0-33 13-76 51-76 6 0 27 0 40 27 7 15 7 37 7 58s0 41-7 57c-13 25-33 27-42 27z"><text:p/></draw:path><draw:path draw:style-name="gr336" draw:text-style-name="P34" svg:width="0.0736in" svg:height="0.1126in" svg:x="1.4996in" svg:y="0.1264in" svg:viewBox="0 0 188 287" svg:d="M113 217v36c0 16-1 20-33 20h-8v14c17-2 40-2 58-2 16 0 39 0 57 2v-14h-9c-32 0-33-4-33-20v-36h43v-13h-43v-193c0-9 0-11-6-11-5 0-6 0-8 5l-131 199v13zM115 204h-103l103-158z"><text:p/></draw:path><draw:path draw:style-name="gr337" draw:text-style-name="P34" svg:width="0.0701in" svg:height="0.1142in" svg:x="1.1244in" svg:y="0.328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338" draw:text-style-name="P34" svg:width="0.0177in" svg:height="0.0177in" svg:x="1.215in" svg:y="0.4205in" svg:viewBox="0 0 46 46" svg:d="M46 23c0-12-10-23-23-23-12 0-23 11-23 23 0 13 11 23 23 23 13 0 23-10 23-23z"><text:p/></draw:path><draw:path draw:style-name="gr339" draw:text-style-name="P34" svg:width="0.0689in" svg:height="0.1142in" svg:x="1.2539in" svg:y="0.328in" svg:viewBox="0 0 176 291" svg:d="M38 143v-10c0-107 53-122 75-122 9 0 27 2 37 17-6 0-24 0-24 19 0 13 11 19 20 19 6 0 20-4 20-20 0-26-20-46-54-46-54 0-112 55-112 149 0 112 49 142 89 142 47 0 87-39 87-96 0-53-38-94-85-94-29 0-44 21-53 42zM89 279c-27 0-40-25-42-32-7-19-7-53-7-61 0-33 13-76 51-76 6 0 27 0 40 27 7 15 7 37 7 58s0 41-7 57c-13 25-33 27-42 27z"><text:p/></draw:path><draw:path draw:style-name="gr340" draw:text-style-name="P34" svg:width="0.0689in" svg:height="0.1142in" svg:x="1.3366in" svg:y="0.328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ath draw:style-name="gr341" draw:text-style-name="P34" svg:width="0.0713in" svg:height="0.1157in" svg:x="1.4217in" svg:y="0.3256in" svg:viewBox="0 0 182 295" svg:d="M179 29c3-6 3-6 3-16h-103c-51 0-53-5-54-13h-11l-14 88h11c1-8 5-34 11-39 2-3 36-3 40-3h89c-5 7-38 54-48 67-38 57-53 116-53 159 0 4 0 23 21 23 19 0 19-19 19-23v-21c0-23 1-47 5-70 1-10 7-45 26-72z"><text:p/></draw:path><draw:path draw:style-name="gr342" draw:text-style-name="P34" svg:width="0.0689in" svg:height="0.1142in" svg:x="1.502in" svg:y="0.328in" svg:viewBox="0 0 176 291" svg:d="M138 147v14c0 99-44 118-68 118-8 0-30-1-42-15 19 0 21-12 21-19 0-14-9-20-19-20-7 0-19 4-19 21 0 27 23 45 59 45 55 0 106-57 106-148 0-114-49-143-86-143-24 0-44 7-62 26-18 20-28 38-28 69 0 54 37 94 85 94 25 0 43-18 53-42zM85 180c-7 0-26 0-39-27-8-15-8-37-8-57 0-23 0-43 9-59 12-21 27-26 43-26 19 0 34 14 41 33 5 14 6 40 6 59 0 36-15 77-52 77z"><text:p/></draw:path><draw:polygon draw:style-name="gr343" draw:text-style-name="P34" svg:width="0.0437in" svg:height="0.398in" svg:x="1.5815in" svg:y="0.0996in" svg:viewBox="0 0 112 1012" draw:points="89,989 0,989 0,1012 112,1012 112,0 0,0 0,23 89,23"><text:p/></draw:polygon><draw:polygon draw:style-name="gr344" draw:text-style-name="P34" svg:width="0.0445in" svg:height="0.0256in" svg:x="1.7244in" svg:y="0.2256in" svg:viewBox="0 0 114 66" draw:points="58,0 0,59 7,66 58,23 106,66 114,59"><text:p/></draw:polygon><draw:path draw:style-name="gr345" draw:text-style-name="P34" svg:width="0.0827in" svg:height="0.0752in" svg:x="1.6992in" svg:y="0.2665in" svg:viewBox="0 0 211 192" svg:d="M130 60c2-12 12-50 42-50 2 0 12 0 20 4-11 3-19 14-19 23 0 7 3 16 15 16 10 0 23-9 23-25 0-22-25-28-39-28-24 0-40 23-45 32-11-27-33-32-45-32-45 0-69 55-69 65 0 5 5 5 5 5 4 0 5-2 6-5 14-45 42-55 56-55 9 0 23 3 23 27 0 13-7 42-23 102-6 26-21 43-39 43-4 0-13 0-22-5 11-2 21-10 21-22s-10-16-17-16c-12 0-23 12-23 25 0 19 22 28 40 28 28 0 43-30 44-33 6 16 20 33 47 33 43 0 67-54 67-65 0-5-4-5-5-5-3 0-5 3-6 5-13 46-42 55-56 55-17 0-23-13-23-27 0-10 2-18 7-37z"><text:p/></draw:path><draw:path draw:style-name="gr346" draw:text-style-name="P34" svg:width="0.0516in" svg:height="0.0772in" svg:x="1.7961in" svg:y="0.2878in" svg:viewBox="0 0 132 197" svg:d="M132 143h-11c0 7-3 24-7 27-2 1-25 1-30 1h-54c31-27 41-35 59-49 23-18 43-36 43-64 0-36-32-58-70-58-37 0-62 26-62 53 0 15 13 17 16 17 7 0 15-5 15-16 0-5-1-16-17-16 9-21 29-27 44-27 30 0 45 23 45 47 0 26-19 46-29 57l-72 71c-2 2-2 2-2 11h122z"><text:p/></draw:path><draw:path draw:style-name="gr347" draw:text-style-name="P34" svg:width="0.1106in" svg:height="0.039in" svg:x="1.9193in" svg:y="0.2787in" svg:viewBox="0 0 282 100" svg:d="M268 17c6 0 14 0 14-9 0-8-8-8-14-8h-254c-6 0-14 0-14 8 0 9 8 9 14 9zM268 100c6 0 14 0 14-9 0-8-8-8-14-8h-254c-6 0-14 0-14 8 0 9 8 9 14 9z"><text:p/></draw:path><draw:polygon draw:style-name="gr348" draw:text-style-name="P34" svg:width="0.0437in" svg:height="0.398in" svg:x="2.1264in" svg:y="0.0996in" svg:viewBox="0 0 112 1012" draw:points="0,1012 112,1012 112,989 24,989 24,23 112,23 112,0 0,0"><text:p/></draw:polygon><draw:path draw:style-name="gr349" draw:text-style-name="P34" svg:width="0.0701in" svg:height="0.1142in" svg:x="2.1787in" svg:y="0.1283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350" draw:text-style-name="P34" svg:width="0.0177in" svg:height="0.0177in" svg:x="2.2697in" svg:y="0.2217in" svg:viewBox="0 0 46 46" svg:d="M46 23c0-12-10-23-23-23-12 0-23 11-23 23 0 13 11 23 23 23 13 0 23-10 23-23z"><text:p/></draw:path><draw:path draw:style-name="gr351" draw:text-style-name="P34" svg:width="0.0661in" svg:height="0.1106in" svg:x="2.3091in" svg:y="0.1283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352" draw:text-style-name="P34" svg:width="0.0701in" svg:height="0.1142in" svg:x="2.3902in" svg:y="0.1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353" draw:text-style-name="P34" svg:width="0.0547in" svg:height="0.1106in" svg:x="2.4811in" svg:y="0.1283in" svg:viewBox="0 0 140 282" svg:d="M88 11c0-10 0-11-10-11-26 28-65 28-78 28v13c8 0 34 0 55-12v219c0 16-1 21-39 21h-14v13c16-1 52-1 70-1 17 0 54 0 68 1v-13h-13c-38 0-39-5-39-21z"><text:p/></draw:path><draw:path draw:style-name="gr354" draw:text-style-name="P34" svg:width="0.0661in" svg:height="0.1142in" svg:x="2.5579in" svg:y="0.1283in" svg:viewBox="0 0 169 291" svg:d="M169 197c0-51-35-93-80-93-21 0-39 6-54 22v-83c8 3 23 6 36 6 53 0 81-39 81-44 0-3-1-5-3-5 0 0-1 0-4 1-8 4-29 12-57 12-17 0-38-2-57-12-3-1-5-1-5-1-4 0-4 4-4 11v125c0 8 0 10 6 10 2 0 3-1 6-3 4-6 20-29 54-29 22 0 33 19 36 26 7 16 8 33 8 54 0 15 0 40-11 58-9 17-25 27-45 27-30 0-56-22-63-48 1 2 3 2 7 2 15 0 22-11 22-21 0-11-7-20-22-20-6 0-20 2-20 21 0 38 29 78 77 78 49 0 92-40 92-94z"><text:p/></draw:path><draw:path draw:style-name="gr355" draw:text-style-name="P34" svg:width="0.0701in" svg:height="0.1142in" svg:x="2.1787in" svg:y="0.328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356" draw:text-style-name="P34" svg:width="0.0177in" svg:height="0.0177in" svg:x="2.2697in" svg:y="0.4205in" svg:viewBox="0 0 46 46" svg:d="M46 23c0-12-10-23-23-23-12 0-23 11-23 23 0 13 11 23 23 23 13 0 23-10 23-23z"><text:p/></draw:path><draw:path draw:style-name="gr357" draw:text-style-name="P34" svg:width="0.0689in" svg:height="0.1142in" svg:x="2.3079in" svg:y="0.328in" svg:viewBox="0 0 176 291" svg:d="M38 143v-10c0-107 53-122 75-122 9 0 27 2 37 17-6 0-24 0-24 19 0 13 11 19 20 19 6 0 20-4 20-20 0-26-20-46-54-46-54 0-112 55-112 149 0 112 49 142 89 142 47 0 87-39 87-96 0-53-38-94-85-94-29 0-44 21-53 42zM89 279c-27 0-40-25-42-32-7-19-7-53-7-61 0-33 13-76 51-76 6 0 27 0 40 27 7 15 7 37 7 58s0 41-7 57c-13 25-33 27-42 27z"><text:p/></draw:path><draw:path draw:style-name="gr358" draw:text-style-name="P34" svg:width="0.0689in" svg:height="0.1142in" svg:x="2.3909in" svg:y="0.328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5 67 53 0 91-38 91-81 0-35-26-68-70-77z"><text:p/></draw:path><draw:path draw:style-name="gr359" draw:text-style-name="P34" svg:width="0.0661in" svg:height="0.1106in" svg:x="2.4744in" svg:y="0.328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360" draw:text-style-name="P34" svg:width="0.0689in" svg:height="0.1142in" svg:x="2.5563in" svg:y="0.328in" svg:viewBox="0 0 176 291" svg:d="M38 143v-10c0-107 53-122 75-122 9 0 27 2 37 17-6 0-24 0-24 19 0 13 11 19 20 19 6 0 20-4 20-20 0-26-20-46-54-46-54 0-112 55-112 149 0 112 49 142 89 142 47 0 87-39 87-96 0-53-38-94-85-94-29 0-44 21-53 42zM89 279c-27 0-40-25-42-32-7-19-7-53-7-61 0-33 13-76 51-76 6 0 27 0 40 27 7 15 7 37 7 58s0 41-7 57c-13 25-33 27-42 27z"><text:p/></draw:path><draw:polygon draw:style-name="gr361" draw:text-style-name="P34" svg:width="0.0437in" svg:height="0.398in" svg:x="2.6362in" svg:y="0.0996in" svg:viewBox="0 0 112 1012" draw:points="89,989 0,989 0,1012 112,1012 112,0 0,0 0,23 89,23"><text:p/></draw:polygon><draw:polygon draw:style-name="gr362" draw:text-style-name="P34" svg:width="0.0445in" svg:height="0.0256in" svg:x="2.7787in" svg:y="0.2256in" svg:viewBox="0 0 114 66" draw:points="58,0 0,59 7,66 58,23 106,66 114,59"><text:p/></draw:polygon><draw:path draw:style-name="gr363" draw:text-style-name="P34" svg:width="0.0827in" svg:height="0.0752in" svg:x="2.7539in" svg:y="0.2665in" svg:viewBox="0 0 211 192" svg:d="M130 60c2-12 12-50 42-50 2 0 12 0 20 4-11 3-20 14-20 23 0 7 4 16 16 16 10 0 23-9 23-25 0-22-25-28-39-28-24 0-40 23-45 32-11-27-33-32-45-32-45 0-69 55-69 65 0 5 4 5 5 5 4 0 5-2 6-5 14-45 42-55 56-55 9 0 23 3 23 27 0 13-7 42-23 102-7 26-21 43-39 43-4 0-13 0-22-5 11-2 19-10 19-22s-8-16-15-16c-12 0-23 12-23 25 0 19 22 28 40 28 28 0 43-30 44-33 6 16 20 33 46 33 44 0 68-54 68-65 0-5-4-5-5-5-3 0-5 3-6 5-13 46-42 55-56 55-17 0-23-13-23-27 0-10 2-18 7-37z"><text:p/></draw:path><draw:path draw:style-name="gr364" draw:text-style-name="P34" svg:width="0.0535in" svg:height="0.0795in" svg:x="2.8496in" svg:y="0.2878in" svg:viewBox="0 0 137 203" svg:d="M65 98c24 0 41 16 41 48 0 36-22 47-40 47-12 0-37-2-50-20 14 0 18-11 18-17 0-10-8-16-17-16s-17 5-17 17c0 28 31 46 67 46 41 0 70-28 70-57 0-24-19-46-52-54 31-10 42-33 42-51 0-23-26-41-60-41-32 0-57 16-57 40 0 10 6 15 15 15s15-6 15-14c0-10-6-16-15-16 10-13 30-17 42-17 13 0 31 8 31 33 0 13-3 26-12 36-9 11-18 12-32 12-7 1-8 1-10 1-1 0-3 0-3 4s3 4 8 4z"><text:p/></draw:path><draw:path draw:style-name="gr365" draw:text-style-name="P34" svg:width="0.1106in" svg:height="0.039in" svg:x="2.974in" svg:y="0.2787in" svg:viewBox="0 0 282 100" svg:d="M268 17c6 0 14 0 14-9 0-8-8-8-14-8h-254c-6 0-14 0-14 8 0 9 8 9 14 9zM268 100c6 0 14 0 14-9 0-8-8-8-14-8h-254c-6 0-14 0-14 8 0 9 8 9 14 9z"><text:p/></draw:path><draw:polygon draw:style-name="gr366" draw:text-style-name="P34" svg:width="0.0437in" svg:height="0.398in" svg:x="3.1807in" svg:y="0.0996in" svg:viewBox="0 0 112 1012" draw:points="0,1012 112,1012 112,989 24,989 24,23 112,23 112,0 0,0"><text:p/></draw:polygon><draw:path draw:style-name="gr367" draw:text-style-name="P34" svg:width="0.0701in" svg:height="0.1142in" svg:x="3.2331in" svg:y="0.1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368" draw:text-style-name="P34" svg:width="0.0177in" svg:height="0.0177in" svg:x="3.324in" svg:y="0.2217in" svg:viewBox="0 0 46 46" svg:d="M46 23c0-12-10-23-23-23-12 0-23 11-23 23 0 13 11 23 23 23 13 0 23-10 23-23z"><text:p/></draw:path><draw:path draw:style-name="gr369" draw:text-style-name="P34" svg:width="0.0547in" svg:height="0.1106in" svg:x="3.3701in" svg:y="0.1283in" svg:viewBox="0 0 140 282" svg:d="M88 11c0-10 0-11-10-11-26 28-65 28-78 28v13c8 0 34 0 55-12v219c0 16-1 21-39 21h-14v13c16-1 52-1 70-1 17 0 54 0 68 1v-13h-13c-38 0-39-5-39-21z"><text:p/></draw:path><draw:path draw:style-name="gr370" draw:text-style-name="P34" svg:width="0.0689in" svg:height="0.1142in" svg:x="3.4453in" svg:y="0.1283in" svg:viewBox="0 0 176 291" svg:d="M52 89c-20-13-22-28-22-35 0-25 28-43 58-43 31 0 58 21 58 53 0 24-16 44-42 58zM113 128c31-15 51-37 51-64 0-40-37-64-75-64-43 0-77 31-77 71 0 7 0 26 18 47 5 4 20 15 31 22-25 12-61 36-61 78 0 45 43 73 88 73 48 0 88-34 88-80 0-16-4-35-20-53-8-8-16-13-43-30zM71 146l53 34c12 7 31 20 31 45 0 33-31 54-66 54-37 0-67-26-67-61 0-25 13-51 49-72z"><text:p/></draw:path><draw:path draw:style-name="gr371" draw:text-style-name="P34" svg:width="0.0661in" svg:height="0.1142in" svg:x="3.5291in" svg:y="0.1283in" svg:viewBox="0 0 169 291" svg:d="M169 197c0-51-35-93-80-93-21 0-39 6-54 22v-83c8 3 23 6 36 6 53 0 81-39 81-44 0-3-1-5-3-5 0 0-1 0-4 1-8 4-29 12-57 12-17 0-38-2-57-12-3-1-5-1-5-1-4 0-4 4-4 11v125c0 8 0 10 6 10 2 0 3-1 6-3 3-6 20-29 54-29 22 0 33 19 36 26 7 16 8 33 8 54 0 15 0 40-11 58-9 17-25 27-45 27-30 0-56-22-63-48 1 2 3 2 7 2 15 0 22-11 22-21 0-11-7-20-22-20-6 0-20 2-20 21 0 38 29 78 77 78 49 0 92-40 92-94z"><text:p/></draw:path><draw:path draw:style-name="gr372" draw:text-style-name="P34" svg:width="0.0701in" svg:height="0.1142in" svg:x="3.6102in" svg:y="0.1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373" draw:text-style-name="P34" svg:width="0.0701in" svg:height="0.1142in" svg:x="3.2331in" svg:y="0.328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374" draw:text-style-name="P34" svg:width="0.0177in" svg:height="0.0177in" svg:x="3.324in" svg:y="0.4205in" svg:viewBox="0 0 46 46" svg:d="M46 23c0-12-10-23-23-23-12 0-23 11-23 23 0 13 11 23 23 23 13 0 23-10 23-23z"><text:p/></draw:path><draw:path draw:style-name="gr375" draw:text-style-name="P34" svg:width="0.0689in" svg:height="0.1142in" svg:x="3.3622in" svg:y="0.328in" svg:viewBox="0 0 176 291" svg:d="M38 143v-10c0-107 53-122 75-122 9 0 27 2 37 17-6 0-24 0-24 19 0 13 11 19 20 19 6 0 20-4 20-20 0-26-20-46-54-46-54 0-112 55-112 149 0 112 49 142 89 142 47 0 87-39 87-96 0-53-38-94-85-94-29 0-44 21-53 42zM89 279c-27 0-40-25-42-32-7-19-7-53-7-61 0-33 13-76 51-76 6 0 27 0 40 27 7 15 7 37 7 58s0 41-7 57c-13 25-33 27-42 27z"><text:p/></draw:path><draw:path draw:style-name="gr376" draw:text-style-name="P34" svg:width="0.0689in" svg:height="0.1142in" svg:x="3.4453in" svg:y="0.328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377" draw:text-style-name="P34" svg:width="0.0661in" svg:height="0.1142in" svg:x="3.5291in" svg:y="0.328in" svg:viewBox="0 0 169 291" svg:d="M169 197c0-51-35-93-80-93-21 0-39 6-54 22v-83c8 3 23 6 36 6 53 0 81-39 81-44 0-3-1-5-3-5 0 0-1 0-4 1-8 4-29 12-57 12-17 0-38-2-57-12-3-1-5-1-5-1-4 0-4 4-4 11v125c0 8 0 10 6 10 2 0 3-1 6-3 3-6 20-29 54-29 22 0 33 19 36 26 7 16 8 33 8 54 0 15 0 40-11 58-9 17-25 27-45 27-30 0-56-22-63-48 1 2 3 2 7 2 15 0 22-11 22-21 0-11-7-20-22-20-6 0-20 2-20 21 0 38 29 78 77 78 49 0 92-40 92-94z"><text:p/></draw:path><draw:path draw:style-name="gr378" draw:text-style-name="P34" svg:width="0.0701in" svg:height="0.1142in" svg:x="3.6102in" svg:y="0.328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olygon draw:style-name="gr379" draw:text-style-name="P34" svg:width="0.0437in" svg:height="0.398in" svg:x="3.6906in" svg:y="0.0996in" svg:viewBox="0 0 112 1012" draw:points="89,989 0,989 0,1012 112,1012 112,0 0,0 0,23 89,23"><text:p/></draw:polygon></draw:g></text:p>
      <text:p text:style-name="P18"/>
      <text:p text:style-name="P17"><draw:g text:anchor-type="as-char" svg:y="-0.2402in" draw:z-index="12" draw:style-name="gr1"><svg:title>TexMaths</svg:title><svg:desc>12§display§\hat{x}_{ae} = 
\begin{bmatrix}
0.1979 \\
0.6350
\end{bmatrix}
\hat{x}_{ea} =
\begin{bmatrix}
0.1976 \\
0.6352
\end{bmatrix}
\hat{x}_{rms} = \hat{x}_{2} = 
\begin{bmatrix}
0.2015 \\
0.6326
\end{bmatrix}§svg§600§FALSE§</svg:desc><draw:polygon draw:style-name="gr253" draw:text-style-name="P33" svg:width="3.8425in" svg:height="0.3972in" svg:x="0in" svg:y="0in" svg:viewBox="0 0 9761 1010" draw:points="4881,1010 0,1010 0,0 9761,0 9761,1010"><text:p/></draw:polygon><draw:polygon draw:style-name="gr254" draw:text-style-name="P34" svg:width="0.0445in" svg:height="0.0256in" svg:x="0.0299in" svg:y="0.1256in" svg:viewBox="0 0 114 66" draw:points="58,0 0,59 7,66 58,23 106,66 114,59"><text:p/></draw:polygon><draw:path draw:style-name="gr255" draw:text-style-name="P34" svg:width="0.0827in" svg:height="0.0752in" svg:x="0.0047in" svg:y="0.1673in" svg:viewBox="0 0 211 192" svg:d="M130 60c2-12 12-50 42-50 2 0 12 0 20 4-11 3-19 14-19 23 0 7 3 16 15 16 10 0 23-9 23-25 0-22-25-28-39-28-24 0-40 23-45 32-11-27-33-32-45-32-45 0-69 55-69 65 0 5 4 5 5 5 4 0 5-2 6-5 14-45 42-55 56-55 9 0 23 3 23 27 0 13-7 42-23 102-6 27-21 44-39 44-4 0-13 0-22-5 11-3 21-11 21-23s-10-16-17-16c-12 0-23 12-23 26 0 19 22 27 40 27 28 0 43-30 44-32 6 15 20 32 47 32 43 0 67-54 67-65 0-5-4-5-5-5-3 0-5 3-6 5-13 46-42 56-56 56-17 0-23-14-23-28 0-10 2-18 7-37z"><text:p/></draw:path><draw:path draw:style-name="gr256" draw:text-style-name="P34" svg:width="0.0591in" svg:height="0.0524in" svg:x="0.1016in" svg:y="0.2146in" svg:viewBox="0 0 151 134" svg:d="M108 18c-7-11-17-18-31-18-39 0-77 42-77 85 0 29 19 49 44 49 17 0 32-9 44-20 4 17 22 20 30 20 10 0 18-7 24-15 6-12 9-29 9-30 0-4-3-4-3-4-5 0-5 1-8 9-3 14-9 32-21 32-9 0-10-6-10-14 0-5 3-16 4-24 2-8 6-21 7-27l6-23c1-7 5-21 5-22 0-8-5-10-10-10s-12 4-13 12zM89 94c-3 8-10 14-16 20-2 2-14 12-27 12-11 0-22-7-22-29 0-15 8-49 16-60 13-24 28-29 37-29 20 0 26 23 26 27 0 1 0 2-1 3z"><text:p/></draw:path><draw:path draw:style-name="gr257" draw:text-style-name="P34" svg:width="0.0496in" svg:height="0.0524in" svg:x="0.174in" svg:y="0.2146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258" draw:text-style-name="P34" svg:width="0.1106in" svg:height="0.039in" svg:x="0.2937in" svg:y="0.1799in" svg:viewBox="0 0 282 100" svg:d="M268 17c6 0 14 0 14-9 0-8-8-8-14-8h-254c-6 0-14 0-14 8 0 9 8 9 14 9zM268 100c6 0 14 0 14-9 0-8-8-8-14-8h-254c-6 0-14 0-14 8 0 9 8 9 14 9z"><text:p/></draw:path><draw:polygon draw:style-name="gr259" draw:text-style-name="P34" svg:width="0.0437in" svg:height="0.3988in" svg:x="0.5008in" svg:y="0in" svg:viewBox="0 0 112 1014" draw:points="0,1014 112,1014 112,991 24,991 24,23 112,23 112,0 0,0"><text:p/></draw:polygon><draw:path draw:style-name="gr260" draw:text-style-name="P34" svg:width="0.0701in" svg:height="0.1146in" svg:x="0.5531in" svg:y="0.0287in" svg:viewBox="0 0 179 292" svg:d="M179 147c0-34-3-68-17-99-19-41-54-48-72-48-26 0-56 11-74 50-14 29-16 63-16 97 0 32 1 69 19 102 18 34 49 43 70 43 23 0 55-10 74-49 13-29 16-63 16-96zM89 282c-17 0-41-11-49-51-5-26-5-64-5-89 0-28 0-56 3-78 9-51 40-54 51-54 14 0 42 7 50 49 5 24 5 56 5 83 0 31 0 60-5 87-7 40-31 53-50 53z"><text:p/></draw:path><draw:path draw:style-name="gr261" draw:text-style-name="P34" svg:width="0.0177in" svg:height="0.0177in" svg:x="0.6437in" svg:y="0.122in" svg:viewBox="0 0 46 46" svg:d="M46 23c0-12-10-23-23-23-12 0-23 11-23 23 0 13 11 23 23 23 13 0 23-10 23-23z"><text:p/></draw:path><draw:path draw:style-name="gr262" draw:text-style-name="P34" svg:width="0.0547in" svg:height="0.1106in" svg:x="0.6902in" svg:y="0.0287in" svg:viewBox="0 0 140 282" svg:d="M88 11c0-10 0-11-10-11-26 28-65 28-78 28v13c8 0 34 0 55-12v220c0 15-1 20-39 20h-14v13c16-1 52-1 70-1 17 0 54 0 68 1v-13h-13c-38 0-39-5-39-20z"><text:p/></draw:path><draw:path draw:style-name="gr263" draw:text-style-name="P34" svg:width="0.0689in" svg:height="0.1146in" svg:x="0.765in" svg:y="0.0287in" svg:viewBox="0 0 176 292" svg:d="M138 148v13c0 100-44 119-68 119-8 0-30-1-42-16 19 0 21-12 21-19 0-13-9-19-19-19-7 0-19 3-19 20 0 28 23 46 59 46 55 0 106-58 106-149 0-114-49-143-86-143-24 0-44 7-62 26-18 20-28 38-28 69 0 54 37 95 85 95 25 0 43-18 53-42zM85 180c-7 0-26 0-39-26-8-16-8-38-8-58 0-23 0-43 9-59 12-21 27-26 43-26 19 0 34 14 41 33 5 14 6 40 6 59 0 36-15 77-52 77z"><text:p/></draw:path><draw:path draw:style-name="gr264" draw:text-style-name="P34" svg:width="0.0713in" svg:height="0.1157in" svg:x="0.85in" svg:y="0.0276in" svg:viewBox="0 0 182 295" svg:d="M179 29c3-6 3-6 3-16h-103c-51 0-53-5-54-13h-11l-14 88h11c1-8 5-34 11-39 2-3 36-3 40-3h89c-5 7-38 54-48 67-38 58-53 116-53 160 0 3 0 22 21 22 19 0 19-19 19-22v-22c0-23 1-47 5-70 1-9 7-45 26-72z"><text:p/></draw:path><draw:path draw:style-name="gr265" draw:text-style-name="P34" svg:width="0.0689in" svg:height="0.1146in" svg:x="0.9307in" svg:y="0.0287in" svg:viewBox="0 0 176 292" svg:d="M138 148v13c0 100-44 119-68 119-8 0-30-1-42-16 19 0 21-12 21-19 0-13-9-19-19-19-7 0-19 3-19 20 0 28 23 46 59 46 55 0 106-58 106-149 0-114-49-143-86-143-24 0-44 7-62 26-18 20-28 38-28 69 0 54 37 95 85 95 25 0 43-18 53-42zM85 180c-7 0-26 0-39-26-8-16-8-38-8-58 0-23 0-43 9-59 12-21 27-26 43-26 19 0 34 14 41 33 5 14 6 40 6 59 0 36-15 77-52 77z"><text:p/></draw:path><draw:path draw:style-name="gr266" draw:text-style-name="P34" svg:width="0.0701in" svg:height="0.1146in" svg:x="0.5531in" svg:y="0.2283in" svg:viewBox="0 0 179 292" svg:d="M179 147c0-34-3-68-17-99-19-41-54-48-72-48-26 0-56 11-74 50-14 29-16 63-16 97 0 32 1 69 19 102 18 34 49 43 70 43 23 0 55-10 74-49 13-29 16-63 16-96zM89 282c-17 0-41-11-49-51-5-26-5-64-5-89 0-28 0-56 3-78 9-51 40-54 51-54 14 0 42 7 50 49 5 24 5 56 5 83 0 31 0 60-5 87-7 40-31 53-50 53z"><text:p/></draw:path><draw:path draw:style-name="gr267" draw:text-style-name="P34" svg:width="0.0177in" svg:height="0.0177in" svg:x="0.6437in" svg:y="0.3217in" svg:viewBox="0 0 46 46" svg:d="M46 23c0-12-10-23-23-23-12 0-23 11-23 23 0 13 11 23 23 23 13 0 23-10 23-23z"><text:p/></draw:path><draw:path draw:style-name="gr268" draw:text-style-name="P34" svg:width="0.0689in" svg:height="0.1146in" svg:x="0.6823in" svg:y="0.2283in" svg:viewBox="0 0 176 292" svg:d="M38 143v-10c0-107 53-122 75-122 9 0 27 2 37 17-6 0-24 0-24 19 0 13 11 19 20 19 6 0 20-4 20-20 0-26-20-46-54-46-54 0-112 55-112 149 0 113 49 143 89 143 47 0 87-40 87-96 0-54-38-95-85-95-29 0-44 21-53 42zM89 280c-27 0-40-25-42-33-7-19-7-52-7-61 0-32 13-76 51-76 6 0 27 0 40 27 7 16 7 37 7 59 0 20 0 41-7 56-13 25-33 28-42 28z"><text:p/></draw:path><draw:path draw:style-name="gr269" draw:text-style-name="P34" svg:width="0.0689in" svg:height="0.1146in" svg:x="0.765in" svg:y="0.2283in" svg:viewBox="0 0 176 292" svg:d="M106 133c34-12 58-41 58-74 0-35-37-59-78-59-43 0-74 25-74 58 0 14 8 21 22 21 13 0 21-8 21-21 0-21-20-21-26-21 13-21 41-26 56-26 17 0 41 9 41 47 0 6-1 30-12 49-13 20-28 21-38 21-3 0-14 2-16 2-4 0-7 1-7 4 0 5 3 5 11 5h18c34 0 50 29 50 71 0 58-29 70-48 70-18 0-49-7-65-33 16 3 29-7 29-22 0-16-12-24-24-24-11 0-24 6-24 24 0 39 40 67 86 67 52 0 90-39 90-82 0-35-26-68-70-77z"><text:p/></draw:path><draw:path draw:style-name="gr270" draw:text-style-name="P34" svg:width="0.0661in" svg:height="0.1146in" svg:x="0.8488in" svg:y="0.2283in" svg:viewBox="0 0 169 292" svg:d="M169 197c0-50-35-93-80-93-21 0-39 6-54 22v-83c8 3 23 6 36 6 53 0 81-39 81-44 0-3-1-5-3-5 0 0-1 0-4 1-8 4-29 12-57 12-17 0-38-2-57-12-3-1-5-1-5-1-4 0-4 4-4 11v125c0 8 0 11 6 11 2 0 3-2 6-4 3-6 20-29 54-29 22 0 33 19 36 26 7 16 8 33 8 55 0 14 0 39-11 57-9 17-25 28-45 28-30 0-56-23-63-48 1 1 3 1 7 1 15 0 22-11 22-20 0-11-7-21-22-21-6 0-20 3-20 22 0 37 29 78 77 78 49 0 92-41 92-95z"><text:p/></draw:path><draw:path draw:style-name="gr271" draw:text-style-name="P34" svg:width="0.0701in" svg:height="0.1146in" svg:x="0.9303in" svg:y="0.2283in" svg:viewBox="0 0 179 292" svg:d="M179 147c0-34-3-68-17-99-19-41-54-48-72-48-26 0-56 11-74 50-14 29-16 63-16 97 0 32 1 69 19 102 18 34 49 43 70 43 23 0 55-10 74-49 13-29 16-63 16-96zM89 282c-17 0-41-11-49-51-5-26-5-64-5-89 0-28 0-56 3-78 9-51 40-54 51-54 14 0 42 7 50 49 5 24 5 56 5 83 0 31 0 60-5 87-7 40-31 53-50 53z"><text:p/></draw:path><draw:polygon draw:style-name="gr272" draw:text-style-name="P34" svg:width="0.0437in" svg:height="0.3988in" svg:x="1.0106in" svg:y="0in" svg:viewBox="0 0 112 1014" draw:points="89,991 0,991 0,1014 112,1014 112,0 0,0 0,23 89,23"><text:p/></draw:polygon><draw:polygon draw:style-name="gr273" draw:text-style-name="P34" svg:width="0.0445in" svg:height="0.0256in" svg:x="1.1531in" svg:y="0.1256in" svg:viewBox="0 0 114 66" draw:points="58,0 0,59 7,66 58,23 106,66 114,59"><text:p/></draw:polygon><draw:path draw:style-name="gr274" draw:text-style-name="P34" svg:width="0.0827in" svg:height="0.0752in" svg:x="1.128in" svg:y="0.1673in" svg:viewBox="0 0 211 192" svg:d="M130 60c2-12 12-50 42-50 2 0 12 0 20 4-11 3-19 14-19 23 0 7 3 16 15 16 10 0 23-9 23-25 0-22-25-28-39-28-24 0-40 23-45 32-11-27-33-32-45-32-45 0-69 55-69 65 0 5 4 5 5 5 4 0 5-2 6-5 14-45 42-55 56-55 9 0 23 3 23 27 0 13-7 42-23 102-7 27-21 44-39 44-4 0-13 0-22-5 11-3 19-11 19-23s-8-16-15-16c-12 0-23 12-23 26 0 19 22 27 40 27 28 0 43-30 44-32 6 15 20 32 46 32 44 0 68-54 68-65 0-5-4-5-5-5-3 0-5 3-6 5-13 46-42 56-56 56-17 0-23-14-23-28 0-10 2-18 7-37z"><text:p/></draw:path><draw:path draw:style-name="gr275" draw:text-style-name="P34" svg:width="0.0496in" svg:height="0.0524in" svg:x="1.2256in" svg:y="0.2146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276" draw:text-style-name="P34" svg:width="0.0591in" svg:height="0.0524in" svg:x="1.2878in" svg:y="0.2146in" svg:viewBox="0 0 151 134" svg:d="M108 18c-7-11-17-18-31-18-39 0-77 42-77 85 0 29 19 49 44 49 17 0 32-9 44-20 4 17 22 20 30 20 10 0 18-7 24-15 6-12 9-29 9-30 0-4-3-4-3-4-5 0-5 1-8 9-3 14-9 32-21 32-9 0-10-6-10-14 0-5 3-16 4-24 2-8 6-21 7-27l6-23c1-7 5-21 5-22 0-8-5-10-10-10s-12 4-13 12zM89 94c-3 8-10 14-16 20-2 2-14 12-27 12-11 0-22-7-22-29 0-15 8-49 16-60 13-24 28-29 37-29 20 0 26 23 26 27 0 1 0 2-1 3z"><text:p/></draw:path><draw:path draw:style-name="gr277" draw:text-style-name="P34" svg:width="0.1106in" svg:height="0.039in" svg:x="1.4169in" svg:y="0.1799in" svg:viewBox="0 0 282 100" svg:d="M268 17c6 0 14 0 14-9 0-8-8-8-14-8h-254c-6 0-14 0-14 8 0 9 8 9 14 9zM268 100c6 0 14 0 14-9 0-8-8-8-14-8h-254c-6 0-14 0-14 8 0 9 8 9 14 9z"><text:p/></draw:path><draw:polygon draw:style-name="gr278" draw:text-style-name="P34" svg:width="0.0437in" svg:height="0.3988in" svg:x="1.6236in" svg:y="0in" svg:viewBox="0 0 112 1014" draw:points="0,1014 112,1014 112,991 24,991 24,23 112,23 112,0 0,0"><text:p/></draw:polygon><draw:path draw:style-name="gr279" draw:text-style-name="P34" svg:width="0.0701in" svg:height="0.1146in" svg:x="1.6764in" svg:y="0.0287in" svg:viewBox="0 0 179 292" svg:d="M179 147c0-34-3-68-17-99-19-41-54-48-72-48-26 0-56 11-74 50-14 29-16 63-16 97 0 32 1 69 19 102 18 34 49 43 70 43 23 0 55-10 74-49 13-29 16-63 16-96zM89 282c-16 0-41-11-49-51-5-26-5-64-5-89 0-28 0-56 3-78 9-51 40-54 51-54 14 0 42 7 50 49 5 24 5 56 5 83 0 31 0 60-5 87-7 40-31 53-50 53z"><text:p/></draw:path><draw:path draw:style-name="gr280" draw:text-style-name="P34" svg:width="0.0177in" svg:height="0.0177in" svg:x="1.7669in" svg:y="0.122in" svg:viewBox="0 0 46 46" svg:d="M46 23c0-12-10-23-23-23-12 0-23 11-23 23 0 13 11 23 23 23 13 0 23-10 23-23z"><text:p/></draw:path><draw:path draw:style-name="gr281" draw:text-style-name="P34" svg:width="0.0547in" svg:height="0.1106in" svg:x="1.8134in" svg:y="0.0287in" svg:viewBox="0 0 140 282" svg:d="M88 11c0-10 0-11-10-11-26 28-65 28-78 28v13c8 0 34 0 55-12v220c0 15-1 20-39 20h-14v13c16-1 52-1 70-1 17 0 54 0 68 1v-13h-13c-38 0-39-5-39-20z"><text:p/></draw:path><draw:path draw:style-name="gr282" draw:text-style-name="P34" svg:width="0.0689in" svg:height="0.1146in" svg:x="1.8882in" svg:y="0.0287in" svg:viewBox="0 0 176 292" svg:d="M138 148v13c0 100-44 119-68 119-8 0-30-1-42-16 19 0 21-12 21-19 0-13-9-19-19-19-7 0-19 3-19 20 0 28 23 46 59 46 55 0 106-58 106-149 0-114-49-143-86-143-24 0-44 7-62 26-18 20-28 38-28 69 0 54 37 95 85 95 25 0 43-18 53-42zM85 180c-7 0-26 0-39-26-8-16-8-38-8-58 0-23 0-43 9-59 12-21 27-26 43-26 19 0 34 14 41 33 5 14 6 40 6 59 0 36-15 77-52 77z"><text:p/></draw:path><draw:path draw:style-name="gr283" draw:text-style-name="P34" svg:width="0.0713in" svg:height="0.1157in" svg:x="1.9732in" svg:y="0.0276in" svg:viewBox="0 0 182 295" svg:d="M179 29c3-6 3-6 3-16h-103c-51 0-53-5-54-13h-11l-14 88h11c1-8 5-34 11-39 2-3 36-3 40-3h89c-5 7-38 54-48 67-38 58-53 116-53 160 0 3 0 22 21 22 19 0 19-19 19-22v-22c0-23 1-47 5-70 1-9 7-45 26-72z"><text:p/></draw:path><draw:path draw:style-name="gr284" draw:text-style-name="P34" svg:width="0.0689in" svg:height="0.1146in" svg:x="2.0535in" svg:y="0.0287in" svg:viewBox="0 0 176 292" svg:d="M38 143v-10c0-107 53-122 75-122 9 0 27 2 37 17-6 0-24 0-24 19 0 13 11 19 20 19 6 0 20-4 20-20 0-26-20-46-54-46-54 0-112 55-112 149 0 113 49 143 89 143 47 0 87-40 87-96 0-54-38-95-85-95-29 0-44 21-53 42zM89 280c-27 0-40-25-42-33-7-19-7-52-7-61 0-32 13-76 51-76 6 0 27 0 40 27 7 16 7 37 7 59 0 20 0 41-7 56-13 25-33 28-42 28z"><text:p/></draw:path><draw:path draw:style-name="gr285" draw:text-style-name="P34" svg:width="0.0701in" svg:height="0.1146in" svg:x="1.6764in" svg:y="0.2283in" svg:viewBox="0 0 179 292" svg:d="M179 147c0-34-3-68-17-99-19-41-54-48-72-48-26 0-56 11-74 50-14 29-16 63-16 97 0 32 1 69 19 102 18 34 49 43 70 43 23 0 55-10 74-49 13-29 16-63 16-96zM89 282c-16 0-41-11-49-51-5-26-5-64-5-89 0-28 0-56 3-78 9-51 40-54 51-54 14 0 42 7 50 49 5 24 5 56 5 83 0 31 0 60-5 87-7 40-31 53-50 53z"><text:p/></draw:path><draw:path draw:style-name="gr286" draw:text-style-name="P34" svg:width="0.0177in" svg:height="0.0177in" svg:x="1.7669in" svg:y="0.3217in" svg:viewBox="0 0 46 46" svg:d="M46 23c0-12-10-23-23-23-12 0-23 11-23 23 0 13 11 23 23 23 13 0 23-10 23-23z"><text:p/></draw:path><draw:path draw:style-name="gr287" draw:text-style-name="P34" svg:width="0.0689in" svg:height="0.1146in" svg:x="1.8055in" svg:y="0.2283in" svg:viewBox="0 0 176 292" svg:d="M38 143v-10c0-107 53-122 75-122 9 0 27 2 37 17-6 0-24 0-24 19 0 13 11 19 20 19 6 0 20-4 20-20 0-26-20-46-54-46-54 0-112 55-112 149 0 113 49 143 89 143 47 0 87-40 87-96 0-54-38-95-85-95-29 0-44 21-53 42zM89 280c-27 0-40-25-42-33-7-19-7-52-7-61 0-32 13-76 51-76 6 0 27 0 40 27 7 16 7 37 7 59 0 20 0 41-7 56-13 25-33 28-42 28z"><text:p/></draw:path><draw:path draw:style-name="gr288" draw:text-style-name="P34" svg:width="0.0689in" svg:height="0.1146in" svg:x="1.8882in" svg:y="0.2283in" svg:viewBox="0 0 176 292" svg:d="M106 133c34-12 58-41 58-74 0-35-37-59-78-59-43 0-74 25-74 58 0 14 8 21 22 21 13 0 21-8 21-21 0-21-20-21-26-21 13-21 41-26 56-26 17 0 41 9 41 47 0 6-1 30-12 49-13 20-28 21-38 21-4 0-14 2-16 2-4 0-7 1-7 4 0 5 3 5 11 5h18c34 0 50 29 50 71 0 58-29 70-48 70-18 0-49-7-65-33 16 3 29-7 29-22 0-16-12-24-24-24-11 0-24 6-24 24 0 39 40 67 85 67 53 0 91-39 91-82 0-35-26-68-70-77z"><text:p/></draw:path><draw:path draw:style-name="gr289" draw:text-style-name="P34" svg:width="0.0661in" svg:height="0.1146in" svg:x="1.9724in" svg:y="0.2283in" svg:viewBox="0 0 169 292" svg:d="M169 197c0-50-35-93-80-93-21 0-39 6-54 22v-83c8 3 23 6 36 6 53 0 81-39 81-44 0-3-1-5-3-5 0 0-1 0-4 1-8 4-29 12-57 12-17 0-38-2-57-12-3-1-5-1-5-1-4 0-4 4-4 11v125c0 8 0 11 6 11 3 0 3-2 6-4 4-6 20-29 54-29 22 0 33 19 36 26 7 16 8 33 8 55 0 14 0 39-11 57-9 17-25 28-45 28-30 0-56-23-63-48 1 1 3 1 7 1 15 0 22-11 22-20 0-11-7-21-22-21-6 0-20 3-20 22 0 37 29 78 77 78 49 0 92-41 92-95z"><text:p/></draw:path><draw:path draw:style-name="gr290" draw:text-style-name="P34" svg:width="0.0661in" svg:height="0.1106in" svg:x="2.0551in" svg:y="0.2283in" svg:viewBox="0 0 169 282" svg:d="M32 250l46-43c66-59 91-82 91-125 0-48-38-82-90-82-48 0-79 38-79 77 0 24 22 24 23 24 7 0 21-6 21-23 0-11-7-22-22-22-3 0-4 0-5 0 9-27 32-43 57-43 39 0 57 35 57 69s-22 68-45 93l-81 92c-5 4-5 6-5 15h157l12-73h-11c-1 12-4 31-8 37-4 4-31 4-41 4z"><text:p/></draw:path><draw:polygon draw:style-name="gr291" draw:text-style-name="P34" svg:width="0.0437in" svg:height="0.3988in" svg:x="2.1335in" svg:y="0in" svg:viewBox="0 0 112 1014" draw:points="89,991 0,991 0,1014 112,1014 112,0 0,0 0,23 89,23"><text:p/></draw:polygon><draw:polygon draw:style-name="gr292" draw:text-style-name="P34" svg:width="0.0445in" svg:height="0.0256in" svg:x="2.276in" svg:y="0.1256in" svg:viewBox="0 0 114 66" draw:points="58,0 0,59 7,66 58,23 106,66 114,59"><text:p/></draw:polygon><draw:path draw:style-name="gr293" draw:text-style-name="P34" svg:width="0.0827in" svg:height="0.0752in" svg:x="2.2516in" svg:y="0.1673in" svg:viewBox="0 0 211 192" svg:d="M130 60c2-12 12-50 42-50 2 0 12 0 20 4-11 3-19 14-19 23 0 7 3 16 15 16 10 0 23-9 23-25 0-22-25-28-39-28-24 0-40 23-45 32-11-27-33-32-45-32-45 0-69 55-69 65 0 5 5 5 5 5 4 0 5-2 6-5 14-45 42-55 56-55 9 0 23 3 23 27 0 13-7 42-23 102-6 27-21 44-39 44-4 0-13 0-22-5 11-3 21-11 21-23s-10-16-17-16c-12 0-23 12-23 26 0 19 22 27 40 27 28 0 43-30 44-32 6 15 20 32 47 32 43 0 67-54 67-65 0-5-4-5-5-5-3 0-5 3-6 5-13 46-42 56-56 56-17 0-23-14-23-28 0-10 2-18 7-37z"><text:p/></draw:path><draw:path draw:style-name="gr294" draw:text-style-name="P34" svg:width="0.0539in" svg:height="0.0524in" svg:x="2.3465in" svg:y="0.2146in" svg:viewBox="0 0 138 134" svg:d="M56 71c0-1 8-29 8-30 1-3 9-17 19-24 2-3 11-9 24-9 2 0 11 0 15 4-8 4-12 12-12 17 0 7 5 11 11 11 7 0 17-5 17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295" draw:text-style-name="P34" svg:width="0.1067in" svg:height="0.0524in" svg:x="2.4118in" svg:y="0.2146in" svg:viewBox="0 0 272 134" svg:d="M115 107c-2 6-5 17-5 18 0 6 6 9 11 9s10-3 11-7c1-2 4-12 6-18 1-6 5-19 6-26 2-7 4-13 5-21 3-13 3-13 9-22 10-15 24-32 47-32 17 0 18 14 18 21 0 18-13 51-18 63-2 9-3 11-3 17 0 16 13 25 27 25 30 0 43-40 43-45 0-4-3-4-4-4-5 0-5 1-6 5-8 24-20 36-32 36-6 0-7-4-7-11 0-6 1-11 6-24 4-8 17-41 17-57 0-5 0-17-12-26-5-4-13-8-28-8-26 0-42 18-51 30-3-25-24-30-39-30-25 0-42 16-50 28-2-22-19-28-32-28-12 0-20 10-23 16-7 12-11 28-11 30 0 3 4 3 5 3 5 0 5-1 7-8 4-18 10-33 22-33 7 0 9 6 9 15 0 6-2 17-5 25-2 7-4 20-7 26l-8 39c-1 3-4 11-4 12 0 6 5 9 10 9 6 0 11-3 12-7 1-2 3-12 6-18 1-6 3-19 6-26 1-7 3-13 5-21 3-12 3-14 13-26 7-12 21-28 44-28 17 0 17 16 17 21 0 8-1 12-5 29z"><text:p/></draw:path><draw:path draw:style-name="gr296" draw:text-style-name="P34" svg:width="0.0465in" svg:height="0.0524in" svg:x="2.5315in" svg:y="0.2146in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<text:p/></draw:path><draw:path draw:style-name="gr297" draw:text-style-name="P34" svg:width="0.1106in" svg:height="0.039in" svg:x="2.6508in" svg:y="0.1799in" svg:viewBox="0 0 282 100" svg:d="M268 17c6 0 14 0 14-9 0-8-8-8-14-8h-254c-6 0-14 0-14 8 0 9 8 9 14 9zM268 100c6 0 14 0 14-9 0-8-8-8-14-8h-254c-6 0-14 0-14 8 0 9 8 9 14 9z"><text:p/></draw:path><draw:polygon draw:style-name="gr298" draw:text-style-name="P34" svg:width="0.0445in" svg:height="0.0256in" svg:x="2.8461in" svg:y="0.1256in" svg:viewBox="0 0 114 66" draw:points="58,0 0,59 7,66 58,23 106,66 114,59"><text:p/></draw:polygon><draw:path draw:style-name="gr299" draw:text-style-name="P34" svg:width="0.0827in" svg:height="0.0752in" svg:x="2.8213in" svg:y="0.1673in" svg:viewBox="0 0 211 192" svg:d="M130 60c2-12 12-50 42-50 2 0 12 0 20 4-11 3-19 14-19 23 0 7 3 16 15 16 10 0 23-9 23-25 0-22-25-28-39-28-24 0-40 23-45 32-11-27-33-32-45-32-45 0-69 55-69 65 0 5 5 5 5 5 4 0 5-2 6-5 14-45 42-55 56-55 9 0 23 3 23 27 0 13-7 42-23 102-6 27-21 44-39 44-4 0-13 0-22-5 11-3 21-11 21-23s-10-16-17-16c-12 0-23 12-23 26 0 19 22 27 40 27 28 0 43-30 44-32 6 15 20 32 47 32 43 0 67-54 67-65 0-5-4-5-5-5-3 0-5 3-6 5-13 46-42 56-56 56-17 0-23-14-23-28 0-10 2-18 7-37z"><text:p/></draw:path><draw:path draw:style-name="gr300" draw:text-style-name="P34" svg:width="0.0516in" svg:height="0.0772in" svg:x="2.9181in" svg:y="0.189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ath draw:style-name="gr301" draw:text-style-name="P34" svg:width="0.1106in" svg:height="0.039in" svg:x="3.0409in" svg:y="0.1799in" svg:viewBox="0 0 282 100" svg:d="M268 17c6 0 14 0 14-9 0-8-8-8-14-8h-254c-6 0-14 0-14 8 0 9 8 9 14 9zM268 100c6 0 14 0 14-9 0-8-8-8-14-8h-254c-6 0-14 0-14 8 0 9 8 9 14 9z"><text:p/></draw:path><draw:polygon draw:style-name="gr302" draw:text-style-name="P34" svg:width="0.0437in" svg:height="0.3988in" svg:x="3.2476in" svg:y="0in" svg:viewBox="0 0 112 1014" draw:points="0,1014 112,1014 112,991 24,991 24,23 112,23 112,0 0,0"><text:p/></draw:polygon><draw:path draw:style-name="gr303" draw:text-style-name="P34" svg:width="0.0701in" svg:height="0.1146in" svg:x="3.3008in" svg:y="0.0287in" svg:viewBox="0 0 179 292" svg:d="M179 147c0-34-3-68-17-99-19-41-54-48-72-48-26 0-56 11-74 50-14 29-16 63-16 97 0 32 1 69 19 102 18 34 49 43 70 43 23 0 55-10 74-49 13-29 16-63 16-96zM89 282c-17 0-41-11-49-51-5-26-5-64-5-89 0-28 0-56 3-78 9-51 40-54 51-54 14 0 42 7 50 49 5 24 5 56 5 83 0 31 0 60-5 87-7 40-31 53-50 53z"><text:p/></draw:path><draw:path draw:style-name="gr304" draw:text-style-name="P34" svg:width="0.0177in" svg:height="0.0177in" svg:x="3.3909in" svg:y="0.122in" svg:viewBox="0 0 46 46" svg:d="M46 23c0-12-10-23-23-23-12 0-23 11-23 23 0 13 11 23 23 23 13 0 23-10 23-23z"><text:p/></draw:path><draw:path draw:style-name="gr305" draw:text-style-name="P34" svg:width="0.0661in" svg:height="0.1106in" svg:x="3.4311in" svg:y="0.0287in" svg:viewBox="0 0 169 282" svg:d="M32 250l46-43c66-59 91-82 91-125 0-48-38-82-90-82-48 0-79 38-79 77 0 24 22 24 23 24 7 0 21-6 21-23 0-11-7-22-22-22-3 0-4 0-5 0 9-27 32-43 57-43 39 0 57 35 57 69s-22 68-45 93l-81 92c-5 4-5 6-5 15h157l12-73h-11c-1 12-4 31-8 37-4 4-31 4-41 4z"><text:p/></draw:path><draw:path draw:style-name="gr306" draw:text-style-name="P34" svg:width="0.0701in" svg:height="0.1146in" svg:x="3.5118in" svg:y="0.0287in" svg:viewBox="0 0 179 292" svg:d="M179 147c0-34-3-68-17-99-19-41-54-48-72-48-26 0-56 11-74 50-14 29-16 63-16 97 0 32 1 69 19 102 18 34 49 43 70 43 23 0 55-10 74-49 13-29 16-63 16-96zM89 282c-16 0-41-11-49-51-5-26-5-64-5-89 0-28 0-56 3-78 9-51 40-54 51-54 14 0 42 7 50 49 5 24 5 56 5 83 0 31 0 60-5 87-7 40-31 53-50 53z"><text:p/></draw:path><draw:path draw:style-name="gr307" draw:text-style-name="P34" svg:width="0.0547in" svg:height="0.1106in" svg:x="3.6031in" svg:y="0.0287in" svg:viewBox="0 0 140 282" svg:d="M88 11c0-10 0-11-10-11-26 28-65 28-78 28v13c8 0 34 0 55-12v220c0 15-1 20-39 20h-14v13c16-1 52-1 70-1 17 0 54 0 68 1v-13h-13c-38 0-39-5-39-20z"><text:p/></draw:path><draw:path draw:style-name="gr308" draw:text-style-name="P34" svg:width="0.0661in" svg:height="0.1146in" svg:x="3.6791in" svg:y="0.0287in" svg:viewBox="0 0 169 292" svg:d="M169 197c0-50-35-93-80-93-21 0-39 6-54 22v-83c8 3 23 6 36 6 53 0 81-39 81-44 0-3-1-5-3-5 0 0-1 0-4 1-8 4-29 12-57 12-17 0-38-2-57-12-3-1-5-1-5-1-4 0-4 4-4 11v125c0 8 0 11 6 11 3 0 3-2 6-4 4-6 20-29 54-29 22 0 33 19 36 26 7 16 8 33 8 55 0 14 0 39-11 57-9 17-25 28-45 28-30 0-56-23-63-48 1 1 3 1 7 1 15 0 22-11 22-20 0-11-7-21-22-21-6 0-20 3-20 22 0 37 29 78 77 78 49 0 92-41 92-95z"><text:p/></draw:path><draw:path draw:style-name="gr309" draw:text-style-name="P34" svg:width="0.0701in" svg:height="0.1146in" svg:x="3.3008in" svg:y="0.2283in" svg:viewBox="0 0 179 292" svg:d="M179 147c0-34-3-68-17-99-19-41-54-48-72-48-26 0-56 11-74 50-14 29-16 63-16 97 0 32 1 69 19 102 18 34 49 43 70 43 23 0 55-10 74-49 13-29 16-63 16-96zM89 282c-17 0-41-11-49-51-5-26-5-64-5-89 0-28 0-56 3-78 9-51 40-54 51-54 14 0 42 7 50 49 5 24 5 56 5 83 0 31 0 60-5 87-7 40-31 53-50 53z"><text:p/></draw:path><draw:path draw:style-name="gr310" draw:text-style-name="P34" svg:width="0.0177in" svg:height="0.0177in" svg:x="3.3909in" svg:y="0.3217in" svg:viewBox="0 0 46 46" svg:d="M46 23c0-12-10-23-23-23-12 0-23 11-23 23 0 13 11 23 23 23 13 0 23-10 23-23z"><text:p/></draw:path><draw:path draw:style-name="gr311" draw:text-style-name="P34" svg:width="0.0689in" svg:height="0.1146in" svg:x="3.4295in" svg:y="0.2283in" svg:viewBox="0 0 176 292" svg:d="M38 143v-10c0-107 53-122 75-122 9 0 27 2 37 17-6 0-24 0-24 19 0 13 11 19 20 19 6 0 20-4 20-20 0-26-20-46-54-46-54 0-112 55-112 149 0 113 49 143 89 143 47 0 87-40 87-96 0-54-38-95-85-95-29 0-44 21-53 42zM89 280c-27 0-40-25-42-33-7-19-7-52-7-61 0-32 13-76 51-76 6 0 27 0 40 27 7 16 7 37 7 59 0 20 0 41-7 56-13 25-33 28-42 28z"><text:p/></draw:path><draw:path draw:style-name="gr312" draw:text-style-name="P34" svg:width="0.0689in" svg:height="0.1146in" svg:x="3.5122in" svg:y="0.2283in" svg:viewBox="0 0 176 292" svg:d="M106 133c34-12 58-41 58-74 0-35-37-59-78-59-43 0-74 25-74 58 0 14 8 21 22 21 13 0 21-8 21-21 0-21-20-21-26-21 13-21 41-26 56-26 17 0 41 9 41 47 0 6-1 30-12 49-13 20-28 21-38 21-3 0-14 2-16 2-4 0-7 1-7 4 0 5 3 5 11 5h18c34 0 50 29 50 71 0 58-29 70-48 70-18 0-49-7-65-33 16 3 29-7 29-22 0-16-12-24-24-24-11 0-24 6-24 24 0 39 40 67 86 67 52 0 90-39 90-82 0-35-26-68-70-77z"><text:p/></draw:path><draw:path draw:style-name="gr313" draw:text-style-name="P34" svg:width="0.0661in" svg:height="0.1106in" svg:x="3.5965in" svg:y="0.2283in" svg:viewBox="0 0 169 282" svg:d="M32 250l46-43c66-59 91-82 91-125 0-48-38-82-90-82-48 0-79 38-79 77 0 24 22 24 23 24 7 0 21-6 21-23 0-11-7-22-22-22-3 0-4 0-5 0 9-27 32-43 57-43 39 0 57 35 57 69s-22 68-45 93l-81 92c-5 4-5 6-5 15h157l12-73h-11c-1 12-4 31-8 37-4 4-31 4-41 4z"><text:p/></draw:path><draw:path draw:style-name="gr314" draw:text-style-name="P34" svg:width="0.0689in" svg:height="0.1146in" svg:x="3.6776in" svg:y="0.2283in" svg:viewBox="0 0 176 292" svg:d="M38 143v-10c0-107 53-122 75-122 9 0 27 2 37 17-6 0-24 0-24 19 0 13 11 19 20 19 6 0 20-4 20-20 0-26-20-46-54-46-54 0-112 55-112 149 0 113 49 143 89 143 47 0 87-40 87-96 0-54-38-95-85-95-29 0-44 21-53 42zM89 280c-27 0-40-25-42-33-7-19-7-52-7-61 0-32 13-76 51-76 6 0 27 0 40 27 7 16 7 37 7 59 0 20 0 41-7 56-13 25-33 28-42 28z"><text:p/></draw:path><draw:polygon draw:style-name="gr315" draw:text-style-name="P34" svg:width="0.0437in" svg:height="0.3988in" svg:x="3.7575in" svg:y="0in" svg:viewBox="0 0 112 1014" draw:points="89,991 0,991 0,1014 112,1014 112,0 0,0 0,23 89,23"><text:p/></draw:polygon></draw:g></text:p>
      <text:p text:style-name="P17"/>
      <text:p text:style-name="P19"/>
      <text:p text:style-name="P29">Problem 3</text:p>
      <text:p text:style-name="P19"/>
      <text:p text:style-name="P20">Based on the problem's constraints, we can only have the following transitions:</text:p>
      <text:p text:style-name="P20">0 → 0, 1, -1</text:p>
      <text:p text:style-name="P20">1 → 0</text:p>
      <text:p text:style-name="P20">-1 → 0</text:p>
      <text:p text:style-name="P20"/>
      <text:p text:style-name="P21">This <text:span text:style-name="T8">satisfies</text:span> the transition constraint since between two numbers that make any of the valid transitions, the distance will always be <draw:g text:anchor-type="as-char" svg:y="-0.1063in" draw:z-index="14" draw:style-name="gr1"><svg:title>TexMaths</svg:title><svg:desc>12§display§\leq§svg§600§FALSE§</svg:desc><draw:polygon draw:style-name="gr380" draw:text-style-name="P33" svg:width="0.1287in" svg:height="0.1276in" svg:x="0in" svg:y="0.0004in" svg:viewBox="0 0 328 325" draw:points="164,325 0,325 0,0 328,0 328,325"><text:p/></draw:polygon><draw:path draw:style-name="gr381" draw:text-style-name="P34" svg:width="0.1016in" svg:height="0.1287in" svg:x="0.0138in" svg:y="0in" svg:viewBox="0 0 259 328" svg:d="M251 18c5-2 8-5 8-10 0-4-3-8-8-8-3 0-6 1-9 2l-234 111c-7 3-8 6-8 9 0 4 2 8 8 10l234 110c6 3 8 3 9 3 5 0 8-4 8-9 0-3-2-6-9-9l-221-105zM244 328c7 0 15 0 15-9 0-8-9-8-15-8h-228c-8 0-16 0-16 8 0 9 7 9 14 9z"><text:p/></draw:path></draw:g>1.</text:p>
      <text:p text:style-name="P21"/>
      <text:p text:style-name="P22">This also satisfies the power constraint since the sum of squares of any consecutive symbols will always be <text:span text:style-name="T7"><draw:g text:anchor-type="as-char" svg:y="-0.1063in" draw:z-index="15" draw:style-name="gr1"><svg:title>TexMaths</svg:title><svg:desc>12§display§\leq§svg§600§FALSE§</svg:desc><draw:polygon draw:style-name="gr382" draw:text-style-name="P33" svg:width="0.1287in" svg:height="0.1276in" svg:x="0in" svg:y="0.0004in" svg:viewBox="0 0 328 325" draw:points="164,325 0,325 0,0 328,0 328,325"><text:p/></draw:polygon><draw:path draw:style-name="gr383" draw:text-style-name="P34" svg:width="0.1016in" svg:height="0.1287in" svg:x="0.0138in" svg:y="0in" svg:viewBox="0 0 259 328" svg:d="M251 18c5-2 8-5 8-10 0-4-3-8-8-8-3 0-6 1-9 2l-234 111c-7 3-8 6-8 9 0 4 2 8 8 10l234 110c6 3 8 3 9 3 5 0 8-4 8-9 0-3-2-6-9-9l-221-105zM244 328c7 0 15 0 15-9 0-8-9-8-15-8h-228c-8 0-16 0-16 8 0 9 7 9 14 9z"><text:p/></draw:path></draw:g></text:span>2. <text:span text:style-name="T9">This constraint is only violated if there can be three consecutive 1's or -1's, giving us a sum of 3.</text:span></text:p>
      <text:p text:style-name="P22"/>
      <text:p text:style-name="P23">Lastly, this satisfies the average constraint <text:span text:style-name="T10">because the sum of any three consecutive numbers that follow the above transitions will always be </text:span><text:span text:style-name="T10"><draw:g text:anchor-type="as-char" svg:y="-0.1063in" draw:z-index="16" draw:style-name="gr1"><svg:title>TexMaths</svg:title><svg:desc>12§display§\leq§svg§600§FALSE§</svg:desc><draw:polygon draw:style-name="gr384" draw:text-style-name="P33" svg:width="0.1287in" svg:height="0.1276in" svg:x="0in" svg:y="0.0004in" svg:viewBox="0 0 328 325" draw:points="164,325 0,325 0,0 328,0 328,325"><text:p/></draw:polygon><draw:path draw:style-name="gr385" draw:text-style-name="P34" svg:width="0.1016in" svg:height="0.1287in" svg:x="0.0138in" svg:y="0in" svg:viewBox="0 0 259 328" svg:d="M251 18c5-2 8-5 8-10 0-4-3-8-8-8-3 0-6 1-9 2l-234 111c-7 3-8 6-8 9 0 4 2 8 8 10l234 110c6 3 8 3 9 3 5 0 8-4 8-9 0-3-2-6-9-9l-221-105zM244 328c7 0 15 0 15-9 0-8-9-8-15-8h-228c-8 0-16 0-16 8 0 9 7 9 14 9z"><text:p/></draw:path></draw:g></text:span><text:span text:style-name="T10">1.</text:span></text:p>
      <text:p text:style-name="P23"/>
      <text:p text:style-name="P24">My transition matrix <text:span text:style-name="T11">is a 3x3 square matrix and</text:span> is as follows:</text:p>
      <text:p text:style-name="P24"/>
      <text:p text:style-name="P24"><draw:g text:anchor-type="as-char" svg:y="-0.3402in" draw:z-index="17" draw:style-name="gr1"><svg:title>TexMaths</svg:title><svg:desc>12§display§T = \begin{bmatrix}
1 \ 1 \ 1 \\
1 \ 0 \ 0 \\
1 \ 0 \ 0 \\
\end{bmatrix}§svg§600§FALSE§</svg:desc><draw:polygon draw:style-name="gr386" draw:text-style-name="P33" svg:width="0.9213in" svg:height="0.5965in" svg:x="0in" svg:y="0in" svg:viewBox="0 0 2341 1516" draw:points="1171,1516 0,1516 0,0 2341,0 2341,1516"><text:p/></draw:polygon><draw:path draw:style-name="gr387" draw:text-style-name="P34" svg:width="0.113in" svg:height="0.1126in" svg:x="0.0039in" svg:y="0.2283in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0-50 20-16 0-18 0-18 9 0 5 5 5 7 5 11 0 23-2 35-2s24 0 36 0 24 0 35 0c12 0 25 2 37 2 3 0 9 0 9-9 0-5-3-5-14-5s-17 0-28-1c-12-1-15-2-15-8 0-1 0-4 1-10z"><text:p/></draw:path><draw:path draw:style-name="gr388" draw:text-style-name="P34" svg:width="0.1106in" svg:height="0.039in" svg:x="0.1752in" svg:y="0.2787in" svg:viewBox="0 0 282 100" svg:d="M268 17c6 0 14 0 14-9 0-8-8-8-14-8h-254c-6 0-14 0-14 8 0 9 8 9 14 9zM268 100c6 0 14 0 14-9 0-8-8-8-14-8h-254c-6 0-14 0-14 8 0 9 8 9 14 9z"><text:p/></draw:path><draw:polygon draw:style-name="gr389" draw:text-style-name="P34" svg:width="0.0555in" svg:height="0.2984in" svg:x="0.3949in" svg:y="0in" svg:viewBox="0 0 142 759" draw:points="0,759 29,759 29,29 142,29 142,0 0,0"><text:p/></draw:polygon><draw:polygon draw:style-name="gr390" draw:text-style-name="P34" svg:width="0.0555in" svg:height="0.2984in" svg:x="0.3949in" svg:y="0.2988in" svg:viewBox="0 0 142 759" draw:points="0,759 142,759 142,730 29,730 29,0 0,0"><text:p/></draw:polygon><draw:path draw:style-name="gr391" draw:text-style-name="P34" svg:width="0.0547in" svg:height="0.1106in" svg:x="0.4661in" svg:y="0.0287in" svg:viewBox="0 0 140 282" svg:d="M88 11c0-10 0-11-10-11-26 28-65 28-78 28v13c8 0 34 0 55-12v219c0 16-1 21-39 21h-14v13c16-1 52-1 70-1 17 0 54 0 68 1v-13h-13c-38 0-39-5-39-21z"><text:p/></draw:path><draw:path draw:style-name="gr392" draw:text-style-name="P34" svg:width="0.0547in" svg:height="0.1106in" svg:x="0.6043in" svg:y="0.0287in" svg:viewBox="0 0 140 282" svg:d="M88 11c0-10 0-11-10-11-26 28-65 28-78 28v13c8 0 34 0 55-12v219c0 16-1 21-39 21h-14v13c16-1 52-1 70-1 17 0 54 0 68 1v-13h-13c-38 0-39-5-39-21z"><text:p/></draw:path><draw:path draw:style-name="gr393" draw:text-style-name="P34" svg:width="0.0547in" svg:height="0.1106in" svg:x="0.7421in" svg:y="0.0287in" svg:viewBox="0 0 140 282" svg:d="M88 11c0-10 0-11-10-11-26 28-65 28-78 28v13c8 0 34 0 55-12v219c0 16-1 21-39 21h-14v13c16-1 52-1 70-1 17 0 54 0 68 1v-13h-13c-38 0-39-5-39-21z"><text:p/></draw:path><draw:path draw:style-name="gr394" draw:text-style-name="P34" svg:width="0.0547in" svg:height="0.1106in" svg:x="0.4661in" svg:y="0.2283in" svg:viewBox="0 0 140 282" svg:d="M88 11c0-10 0-11-10-11-26 28-65 28-78 28v13c8 0 34 0 55-12v219c0 16-1 21-39 21h-14v13c16-1 52-1 70-1 17 0 54 0 68 1v-13h-13c-38 0-39-5-39-21z"><text:p/></draw:path><draw:path draw:style-name="gr395" draw:text-style-name="P34" svg:width="0.0701in" svg:height="0.1142in" svg:x="0.5957in" svg:y="0.2283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396" draw:text-style-name="P34" svg:width="0.0701in" svg:height="0.1142in" svg:x="0.7335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397" draw:text-style-name="P34" svg:width="0.0547in" svg:height="0.1106in" svg:x="0.4661in" svg:y="0.4276in" svg:viewBox="0 0 140 282" svg:d="M88 11c0-10 0-11-10-11-26 28-65 28-78 28v13c8 0 34 0 55-12v219c0 16-1 21-39 21h-14v13c16-1 52-1 70-1 17 0 54 0 68 1v-13h-13c-38 0-39-5-39-21z"><text:p/></draw:path><draw:path draw:style-name="gr398" draw:text-style-name="P34" svg:width="0.0701in" svg:height="0.1142in" svg:x="0.5957in" svg:y="0.4276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399" draw:text-style-name="P34" svg:width="0.0701in" svg:height="0.1142in" svg:x="0.7335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olygon draw:style-name="gr400" draw:text-style-name="P34" svg:width="0.0555in" svg:height="0.2984in" svg:x="0.8118in" svg:y="0in" svg:viewBox="0 0 142 759" draw:points="113,759 142,759 142,0 0,0 0,29 113,29"><text:p/></draw:polygon><draw:polygon draw:style-name="gr401" draw:text-style-name="P34" svg:width="0.0555in" svg:height="0.2984in" svg:x="0.8118in" svg:y="0.2988in" svg:viewBox="0 0 142 759" draw:points="113,730 0,730 0,759 142,759 142,0 113,0"><text:p/></draw:polygon></draw:g></text:p>
      <text:p text:style-name="P25">Thus, in order to find the number of sequences of length 20, I take T to the power of 19 since T is for sequences of length 2.</text:p>
      <text:p text:style-name="P25"/>
      <text:p text:style-name="P26"><draw:g text:anchor-type="as-char" svg:y="-0.3402in" draw:z-index="18" draw:style-name="gr1"><svg:title>TexMaths</svg:title><svg:desc>12§display§T^{19} = \begin{bmatrix}
349525 \ 174763 \ 174763 \\
174763 \ 87381 \ 87381 \\
174763 \ 87381 \ 87381 \\
\end{bmatrix}§svg§600§FALSE§</svg:desc><draw:polygon draw:style-name="gr402" draw:text-style-name="P33" svg:width="2.3075in" svg:height="0.5965in" svg:x="0in" svg:y="0in" svg:viewBox="0 0 5862 1516" draw:points="2931,1516 0,1516 0,0 5862,0 5862,1516"><text:p/></draw:polygon><draw:path draw:style-name="gr403" draw:text-style-name="P34" svg:width="0.113in" svg:height="0.1126in" svg:x="0.0039in" svg:y="0.2283in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0-50 20-16 0-18 0-18 9 0 5 5 5 7 5 11 0 23-2 35-2s24 0 36 0 24 0 35 0c12 0 25 2 37 2 3 0 9 0 9-9 0-5-3-5-14-5s-17 0-28-1c-12-1-15-2-15-8 0-1 0-4 1-10z"><text:p/></draw:path><draw:path draw:style-name="gr404" draw:text-style-name="P34" svg:width="0.0425in" svg:height="0.0772in" svg:x="0.1323in" svg:y="0.1945in" svg:viewBox="0 0 109 197" svg:d="M67 8c0-8 0-8-8-8-19 19-47 19-59 19v11c7 0 26 0 43-8v151c0 9 0 13-30 13h-11v11c5 0 42-2 53-2 10 0 47 2 54 2v-11h-12c-30 0-30-4-30-13z"><text:p/></draw:path><draw:path draw:style-name="gr405" draw:text-style-name="P34" svg:width="0.0535in" svg:height="0.0795in" svg:x="0.1917in" svg:y="0.1945in" svg:viewBox="0 0 137 203" svg:d="M108 109c0 73-36 84-54 84-7 0-23 0-30-10 12-1 13-10 13-13 0-8-6-14-14-14-10 0-15 6-15 14 0 21 17 33 46 33 43 0 83-40 83-103 0-74-33-100-67-100-10 0-30 1-48 18-10 10-22 22-22 48 0 38 30 66 65 66 24 0 37-16 43-29zM66 124c-11 0-23-4-30-18-7-11-7-23-7-40s0-29 8-41c7-11 17-17 33-17 15 0 24 10 28 18 9 12 10 33 10 44 0 38-23 54-42 54z"><text:p/></draw:path><draw:path draw:style-name="gr406" draw:text-style-name="P34" svg:width="0.1106in" svg:height="0.039in" svg:x="0.3161in" svg:y="0.2787in" svg:viewBox="0 0 282 100" svg:d="M268 17c6 0 14 0 14-9 0-8-8-8-14-8h-254c-6 0-14 0-14 8 0 9 8 9 14 9zM268 100c6 0 14 0 14-9 0-8-8-8-14-8h-254c-6 0-14 0-14 8 0 9 8 9 14 9z"><text:p/></draw:path><draw:polygon draw:style-name="gr407" draw:text-style-name="P34" svg:width="0.0555in" svg:height="0.2984in" svg:x="0.5354in" svg:y="0in" svg:viewBox="0 0 142 759" draw:points="0,759 29,759 29,29 142,29 142,0 0,0"><text:p/></draw:polygon><draw:polygon draw:style-name="gr408" draw:text-style-name="P34" svg:width="0.0555in" svg:height="0.2984in" svg:x="0.5354in" svg:y="0.2988in" svg:viewBox="0 0 142 759" draw:points="0,759 142,759 142,730 29,730 29,0 0,0"><text:p/></draw:polygon><draw:path draw:style-name="gr409" draw:text-style-name="P34" svg:width="0.0689in" svg:height="0.1142in" svg:x="0.5992in" svg:y="0.0287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ath draw:style-name="gr410" draw:text-style-name="P34" svg:width="0.0736in" svg:height="0.1126in" svg:x="0.6795in" svg:y="0.0272in" svg:viewBox="0 0 188 287" svg:d="M113 217v36c0 16-1 20-33 20h-8v14c17-2 40-2 58-2 16 0 39 0 57 2v-14h-9c-32 0-33-4-33-20v-36h43v-13h-43v-193c0-9 0-11-6-11-5 0-6 0-8 5l-131 199v13zM115 204h-103l103-158z"><text:p/></draw:path><draw:path draw:style-name="gr411" draw:text-style-name="P34" svg:width="0.0689in" svg:height="0.1142in" svg:x="0.7646in" svg:y="0.0287in" svg:viewBox="0 0 176 291" svg:d="M138 147v14c0 99-44 118-68 118-8 0-30-1-42-15 19 0 21-12 21-19 0-14-9-20-19-20-7 0-19 4-19 21 0 27 23 45 59 45 55 0 106-57 106-148 0-114-49-143-86-143-24 0-44 7-62 26-18 20-28 38-28 69 0 54 37 94 85 94 25 0 43-18 53-42zM85 180c-7 0-26 0-39-27-8-15-8-37-8-57 0-23 0-43 9-59 12-21 27-26 43-26 19 0 34 14 41 33 5 14 6 40 6 59 0 36-15 77-52 77z"><text:p/></draw:path><draw:path draw:style-name="gr412" draw:text-style-name="P34" svg:width="0.0661in" svg:height="0.1142in" svg:x="0.8484in" svg:y="0.0287in" svg:viewBox="0 0 169 291" svg:d="M169 197c0-51-35-93-80-93-21 0-39 6-54 22v-83c8 3 23 6 36 6 53 0 81-39 81-44 0-3-1-5-3-5 0 0-1 0-4 1-8 4-29 12-57 12-17 0-38-2-57-12-3-1-5-1-5-1-4 0-4 4-4 11v125c0 8 0 10 6 10 3 0 3-1 6-3 4-6 20-29 54-29 22 0 33 19 36 26 7 16 8 33 8 54 0 15 0 40-11 58-9 17-25 27-45 27-30 0-56-22-63-48 1 2 3 2 7 2 15 0 22-11 22-21 0-11-7-20-22-20-6 0-20 2-20 21 0 38 29 78 77 78 49 0 92-40 92-94z"><text:p/></draw:path><draw:path draw:style-name="gr413" draw:text-style-name="P34" svg:width="0.0661in" svg:height="0.1106in" svg:x="0.9311in" svg:y="0.028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414" draw:text-style-name="P34" svg:width="0.0661in" svg:height="0.1142in" svg:x="1.0138in" svg:y="0.0287in" svg:viewBox="0 0 169 291" svg:d="M169 197c0-51-35-93-80-93-21 0-39 6-54 22v-83c8 3 23 6 36 6 53 0 81-39 81-44 0-3-1-5-3-5 0 0-1 0-4 1-8 4-29 12-57 12-17 0-38-2-57-12-3-1-5-1-5-1-4 0-4 4-4 11v125c0 8 0 10 6 10 2 0 3-1 6-3 4-6 20-29 54-29 22 0 33 19 36 26 7 16 8 33 8 54 0 15 0 40-11 58-9 17-25 27-45 27-30 0-56-22-63-48 1 2 3 2 7 2 15 0 22-11 22-21 0-11-7-20-22-20-6 0-20 2-20 21 0 38 29 78 77 78 49 0 92-40 92-94z"><text:p/></draw:path><draw:path draw:style-name="gr415" draw:text-style-name="P34" svg:width="0.0547in" svg:height="0.1106in" svg:x="1.1587in" svg:y="0.0287in" svg:viewBox="0 0 140 282" svg:d="M88 11c0-10 0-11-10-11-26 28-65 28-78 28v13c8 0 34 0 55-12v219c0 16-1 21-39 21h-14v13c16-1 52-1 70-1 17 0 54 0 68 1v-13h-13c-38 0-39-5-39-21z"><text:p/></draw:path><draw:path draw:style-name="gr416" draw:text-style-name="P34" svg:width="0.0713in" svg:height="0.1157in" svg:x="1.2354in" svg:y="0.0276in" svg:viewBox="0 0 182 295" svg:d="M179 29c3-6 3-6 3-16h-103c-51 0-53-5-54-13h-11l-14 88h11c1-8 5-34 11-39 2-3 36-3 40-3h89c-5 7-38 54-48 67-38 57-53 116-53 159 0 4 0 23 21 23 19 0 19-19 19-23v-21c0-23 1-47 5-70 1-10 7-45 26-72z"><text:p/></draw:path><draw:path draw:style-name="gr417" draw:text-style-name="P34" svg:width="0.0736in" svg:height="0.1126in" svg:x="1.3138in" svg:y="0.0272in" svg:viewBox="0 0 188 287" svg:d="M113 217v36c0 16-1 20-33 20h-8v14c17-2 40-2 58-2 16 0 39 0 57 2v-14h-9c-32 0-33-4-33-20v-36h43v-13h-43v-193c0-9 0-11-6-11-5 0-6 0-8 5l-131 199v13zM115 204h-103l103-158z"><text:p/></draw:path><draw:path draw:style-name="gr418" draw:text-style-name="P34" svg:width="0.0713in" svg:height="0.1157in" svg:x="1.4012in" svg:y="0.0276in" svg:viewBox="0 0 182 295" svg:d="M179 29c3-6 3-6 3-16h-103c-51 0-53-5-54-13h-11l-14 88h11c1-8 5-34 11-39 2-3 36-3 40-3h89c-5 7-38 54-48 67-38 57-53 116-53 159 0 4 0 23 21 23 19 0 19-19 19-23v-21c0-23 1-47 5-70 1-10 7-45 26-72z"><text:p/></draw:path><draw:path draw:style-name="gr419" draw:text-style-name="P34" svg:width="0.0689in" svg:height="0.1142in" svg:x="1.4815in" svg:y="0.0287in" svg:viewBox="0 0 176 291" svg:d="M38 143v-10c0-107 53-122 75-122 9 0 27 2 37 17-6 0-24 0-24 19 0 13 11 19 20 19 6 0 20-4 20-20 0-26-20-46-54-46-54 0-112 55-112 149 0 112 49 142 89 142 47 0 87-39 87-96 0-53-38-94-85-94-29 0-44 21-53 42zM89 279c-27 0-40-25-42-32-7-19-7-53-7-61 0-33 13-76 51-76 6 0 27 0 40 27 7 15 7 37 7 58s0 41-7 57c-13 25-33 27-42 27z"><text:p/></draw:path><draw:path draw:style-name="gr420" draw:text-style-name="P34" svg:width="0.0689in" svg:height="0.1142in" svg:x="1.5642in" svg:y="0.0287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421" draw:text-style-name="P34" svg:width="0.0547in" svg:height="0.1106in" svg:x="1.7102in" svg:y="0.0287in" svg:viewBox="0 0 140 282" svg:d="M88 11c0-10 0-11-10-11-26 28-65 28-78 28v13c8 0 34 0 55-12v219c0 16-1 21-39 21h-14v13c16-1 52-1 70-1 17 0 54 0 68 1v-13h-13c-38 0-39-5-39-21z"><text:p/></draw:path><draw:path draw:style-name="gr422" draw:text-style-name="P34" svg:width="0.0713in" svg:height="0.1157in" svg:x="1.7874in" svg:y="0.0276in" svg:viewBox="0 0 182 295" svg:d="M179 29c3-6 3-6 3-16h-103c-51 0-53-5-54-13h-11l-14 88h11c1-8 5-34 11-39 2-3 36-3 40-3h89c-5 7-38 54-48 67-38 57-53 116-53 159 0 4 0 23 21 23 19 0 19-19 19-23v-21c0-23 1-47 5-70 1-10 7-45 26-72z"><text:p/></draw:path><draw:path draw:style-name="gr423" draw:text-style-name="P34" svg:width="0.0736in" svg:height="0.1126in" svg:x="1.8654in" svg:y="0.0272in" svg:viewBox="0 0 188 287" svg:d="M113 217v36c0 16-1 20-33 20h-8v14c17-2 40-2 58-2 16 0 39 0 57 2v-14h-9c-32 0-33-4-33-20v-36h43v-13h-43v-193c0-9 0-11-6-11-5 0-6 0-8 5l-131 199v13zM115 204h-103l103-158z"><text:p/></draw:path><draw:path draw:style-name="gr424" draw:text-style-name="P34" svg:width="0.0713in" svg:height="0.1157in" svg:x="1.9528in" svg:y="0.0276in" svg:viewBox="0 0 182 295" svg:d="M179 29c3-6 3-6 3-16h-103c-51 0-53-5-55-13h-10l-14 88h11c1-8 5-34 11-39 2-3 36-3 40-3h89c-5 7-38 54-48 67-38 57-53 116-53 159 0 4 0 23 21 23 19 0 19-19 19-23v-21c0-23 1-47 5-70 1-10 7-45 26-72z"><text:p/></draw:path><draw:path draw:style-name="gr425" draw:text-style-name="P34" svg:width="0.0689in" svg:height="0.1142in" svg:x="2.0331in" svg:y="0.0287in" svg:viewBox="0 0 176 291" svg:d="M38 143v-10c0-107 53-122 75-122 9 0 27 2 37 17-6 0-24 0-24 19 0 13 11 19 20 19 6 0 20-4 20-20 0-26-20-46-54-46-54 0-112 55-112 149 0 112 49 142 89 142 47 0 87-39 87-96 0-53-38-94-85-94-29 0-44 21-53 42zM89 279c-27 0-40-25-42-32-7-19-7-53-7-61 0-33 13-76 51-76 6 0 27 0 40 27 7 15 7 37 7 58s0 41-7 57c-13 25-33 27-42 27z"><text:p/></draw:path><draw:path draw:style-name="gr426" draw:text-style-name="P34" svg:width="0.0689in" svg:height="0.1142in" svg:x="2.1157in" svg:y="0.0287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ath draw:style-name="gr427" draw:text-style-name="P34" svg:width="0.0547in" svg:height="0.1106in" svg:x="0.6898in" svg:y="0.2283in" svg:viewBox="0 0 140 282" svg:d="M88 11c0-10 0-11-10-11-26 28-65 28-78 28v13c8 0 34 0 55-12v219c0 16-1 21-39 21h-14v13c16-1 52-1 70-1 17 0 54 0 68 1v-13h-13c-38 0-39-5-39-21z"><text:p/></draw:path><draw:path draw:style-name="gr428" draw:text-style-name="P34" svg:width="0.0713in" svg:height="0.1157in" svg:x="0.7673in" svg:y="0.226in" svg:viewBox="0 0 182 295" svg:d="M179 29c3-6 3-6 3-16h-103c-51 0-53-5-54-13h-11l-14 88h11c1-8 5-34 11-39 2-3 36-3 40-3h89c-5 7-38 54-48 67-38 57-53 116-53 159 0 4 0 23 21 23 19 0 19-19 19-23v-21c0-23 1-47 5-70 1-10 7-45 26-72z"><text:p/></draw:path><draw:path draw:style-name="gr429" draw:text-style-name="P34" svg:width="0.0736in" svg:height="0.1126in" svg:x="0.8453in" svg:y="0.226in" svg:viewBox="0 0 188 287" svg:d="M113 217v36c0 16-1 20-33 20h-8v14c17-2 40-2 58-2 16 0 39 0 57 2v-14h-9c-32 0-33-4-33-20v-36h43v-13h-43v-193c0-9 0-11-6-11-5 0-6 0-8 5l-131 199v13zM115 204h-103l103-158z"><text:p/></draw:path><draw:path draw:style-name="gr430" draw:text-style-name="P34" svg:width="0.0713in" svg:height="0.1157in" svg:x="0.9327in" svg:y="0.226in" svg:viewBox="0 0 182 295" svg:d="M179 29c3-6 3-6 3-16h-103c-51 0-53-5-55-13h-10l-14 88h11c1-8 5-34 11-39 2-3 36-3 40-3h89c-5 7-38 54-48 67-38 57-53 116-53 159 0 4 0 23 21 23 19 0 19-19 19-23v-21c0-23 1-47 5-70 1-10 7-45 26-72z"><text:p/></draw:path><draw:path draw:style-name="gr431" draw:text-style-name="P34" svg:width="0.0689in" svg:height="0.1142in" svg:x="1.013in" svg:y="0.2283in" svg:viewBox="0 0 176 291" svg:d="M38 143v-10c0-107 53-122 75-122 9 0 27 2 37 17-6 0-24 0-24 19 0 13 11 19 20 19 6 0 20-4 20-20 0-26-20-46-54-46-54 0-112 55-112 149 0 112 49 142 89 142 47 0 87-39 87-96 0-53-38-94-85-94-29 0-44 21-53 42zM89 279c-27 0-40-25-42-32-7-19-7-53-7-61 0-33 13-76 51-76 6 0 27 0 40 27 7 15 7 37 7 58s0 41-7 57c-13 25-33 27-42 27z"><text:p/></draw:path><draw:path draw:style-name="gr432" draw:text-style-name="P34" svg:width="0.0689in" svg:height="0.1142in" svg:x="1.0957in" svg:y="0.2283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433" draw:text-style-name="P34" svg:width="0.0689in" svg:height="0.1142in" svg:x="1.2335in" svg:y="0.2283in" svg:viewBox="0 0 176 291" svg:d="M52 89c-20-13-22-28-22-35 0-25 28-43 58-43 31 0 58 21 58 53 0 24-16 44-42 58zM113 128c31-15 51-37 51-64 0-40-37-64-75-64-43 0-77 31-77 71 0 7 0 26 18 47 5 4 20 15 31 22-25 12-61 36-61 78 0 45 43 73 88 73 48 0 88-34 88-80 0-16-4-35-20-53-8-8-16-13-43-30zM71 146l53 34c12 7 31 20 31 45 0 33-31 54-66 54-37 0-67-26-67-61 0-25 13-51 49-72z"><text:p/></draw:path><draw:path draw:style-name="gr434" draw:text-style-name="P34" svg:width="0.0713in" svg:height="0.1157in" svg:x="1.3185in" svg:y="0.226in" svg:viewBox="0 0 182 295" svg:d="M179 29c3-6 3-6 3-16h-103c-51 0-53-5-54-13h-11l-14 88h11c1-8 5-34 11-39 2-3 36-3 40-3h89c-5 7-38 54-48 67-38 57-53 116-53 159 0 4 0 23 21 23 19 0 19-19 19-23v-21c0-23 1-47 5-70 1-10 7-45 26-72z"><text:p/></draw:path><draw:path draw:style-name="gr435" draw:text-style-name="P34" svg:width="0.0689in" svg:height="0.1142in" svg:x="1.3988in" svg:y="0.2283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ath draw:style-name="gr436" draw:text-style-name="P34" svg:width="0.0689in" svg:height="0.1142in" svg:x="1.4815in" svg:y="0.2283in" svg:viewBox="0 0 176 291" svg:d="M52 89c-20-13-22-28-22-35 0-25 28-43 58-43 31 0 58 21 58 53 0 24-16 44-42 58zM113 128c31-15 51-37 51-64 0-40-37-64-75-64-43 0-77 31-77 71 0 7 0 26 18 47 5 4 20 15 31 22-25 12-61 36-61 78 0 45 43 73 88 73 48 0 88-34 88-80 0-16-4-35-20-53-8-8-16-13-43-30zM71 146l53 34c12 7 31 20 31 45 0 33-31 54-66 54-37 0-67-26-67-61 0-25 13-51 49-72z"><text:p/></draw:path><draw:path draw:style-name="gr437" draw:text-style-name="P34" svg:width="0.0547in" svg:height="0.1106in" svg:x="1.5724in" svg:y="0.2283in" svg:viewBox="0 0 140 282" svg:d="M88 11c0-10 0-11-10-11-26 28-65 28-78 28v13c8 0 34 0 55-12v219c0 16-1 21-39 21h-14v13c16-1 52-1 70-1 17 0 54 0 68 1v-13h-13c-38 0-39-5-39-21z"><text:p/></draw:path><draw:path draw:style-name="gr438" draw:text-style-name="P34" svg:width="0.0689in" svg:height="0.1142in" svg:x="1.7028in" svg:y="0.2283in" svg:viewBox="0 0 176 291" svg:d="M52 89c-20-13-22-28-22-35 0-25 28-43 58-43 31 0 58 21 58 53 0 24-16 44-42 58zM113 128c31-15 51-37 51-64 0-40-37-64-75-64-43 0-77 31-77 71 0 7 0 26 18 47 5 4 20 15 31 22-25 12-61 36-61 78 0 45 43 73 88 73 48 0 88-34 88-80 0-16-4-35-20-53-8-8-16-13-43-30zM71 146l53 34c12 7 31 20 31 45 0 33-31 54-66 54-37 0-67-26-67-61 0-25 13-51 49-72z"><text:p/></draw:path><draw:path draw:style-name="gr439" draw:text-style-name="P34" svg:width="0.0713in" svg:height="0.1157in" svg:x="1.7878in" svg:y="0.226in" svg:viewBox="0 0 182 295" svg:d="M179 29c3-6 3-6 3-16h-103c-51 0-53-5-54-13h-11l-14 88h11c1-8 5-34 11-39 2-3 36-3 40-3h89c-5 7-38 54-48 67-38 57-53 116-53 159 0 4 0 23 21 23 19 0 19-19 19-23v-21c0-23 1-47 5-70 1-10 7-45 26-72z"><text:p/></draw:path><draw:path draw:style-name="gr440" draw:text-style-name="P34" svg:width="0.0689in" svg:height="0.1142in" svg:x="1.8681in" svg:y="0.2283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441" draw:text-style-name="P34" svg:width="0.0689in" svg:height="0.1142in" svg:x="1.9508in" svg:y="0.2283in" svg:viewBox="0 0 176 291" svg:d="M52 89c-20-13-22-28-22-35 0-25 28-43 58-43 31 0 58 21 58 53 0 24-16 44-42 58zM113 128c31-15 51-37 51-64 0-40-37-64-75-64-43 0-77 31-77 71 0 7 0 26 18 47 5 4 20 15 31 22-25 12-61 36-61 78 0 45 43 73 88 73 48 0 88-34 88-80 0-16-4-35-20-53-8-8-16-13-43-30zM71 146l53 34c12 7 31 20 31 45 0 33-31 54-66 54-37 0-67-26-67-61 0-25 13-51 49-72z"><text:p/></draw:path><draw:path draw:style-name="gr442" draw:text-style-name="P34" svg:width="0.0547in" svg:height="0.1106in" svg:x="2.0417in" svg:y="0.2283in" svg:viewBox="0 0 140 282" svg:d="M88 11c0-10 0-11-10-11-26 28-65 28-78 28v13c8 0 34 0 55-12v219c0 16-1 21-39 21h-14v13c16-1 52-1 70-1 17 0 54 0 68 1v-13h-13c-38 0-39-5-39-21z"><text:p/></draw:path><draw:path draw:style-name="gr443" draw:text-style-name="P34" svg:width="0.0547in" svg:height="0.1106in" svg:x="0.6898in" svg:y="0.4276in" svg:viewBox="0 0 140 282" svg:d="M88 11c0-10 0-11-10-11-26 28-65 28-78 28v13c8 0 34 0 55-12v219c0 16-1 21-39 21h-14v13c16-1 52-1 70-1 17 0 54 0 68 1v-13h-13c-38 0-39-5-39-21z"><text:p/></draw:path><draw:path draw:style-name="gr444" draw:text-style-name="P34" svg:width="0.0713in" svg:height="0.1157in" svg:x="0.7673in" svg:y="0.4252in" svg:viewBox="0 0 182 295" svg:d="M179 29c3-6 3-6 3-16h-103c-51 0-53-5-54-13h-11l-14 88h11c1-8 5-34 11-39 2-3 36-3 40-3h89c-5 7-38 54-48 67-38 57-53 116-53 159 0 4 0 23 21 23 19 0 19-19 19-23v-21c0-23 1-47 5-70 1-10 7-45 26-72z"><text:p/></draw:path><draw:path draw:style-name="gr445" draw:text-style-name="P34" svg:width="0.0736in" svg:height="0.1126in" svg:x="0.8453in" svg:y="0.4252in" svg:viewBox="0 0 188 287" svg:d="M113 217v36c0 16-1 20-33 20h-8v14c17-2 40-2 58-2 16 0 39 0 57 2v-14h-9c-32 0-33-4-33-20v-36h43v-13h-43v-193c0-9 0-11-6-11-5 0-6 0-8 5l-131 199v13zM115 204h-103l103-158z"><text:p/></draw:path><draw:path draw:style-name="gr446" draw:text-style-name="P34" svg:width="0.0713in" svg:height="0.1157in" svg:x="0.9327in" svg:y="0.4252in" svg:viewBox="0 0 182 295" svg:d="M179 29c3-6 3-6 3-16h-103c-51 0-53-5-55-13h-10l-14 88h11c1-8 5-34 11-39 2-3 36-3 40-3h89c-5 7-38 54-48 67-38 57-53 116-53 159 0 4 0 23 21 23 19 0 19-19 19-23v-21c0-23 1-47 5-70 1-10 7-45 26-72z"><text:p/></draw:path><draw:path draw:style-name="gr447" draw:text-style-name="P34" svg:width="0.0689in" svg:height="0.1142in" svg:x="1.013in" svg:y="0.4276in" svg:viewBox="0 0 176 291" svg:d="M38 143v-10c0-107 53-122 75-122 9 0 27 2 37 17-6 0-24 0-24 19 0 13 11 19 20 19 6 0 20-4 20-20 0-26-20-46-54-46-54 0-112 55-112 149 0 112 49 142 89 142 47 0 87-39 87-96 0-53-38-94-85-94-29 0-44 21-53 42zM89 279c-27 0-40-25-42-32-7-19-7-53-7-61 0-33 13-76 51-76 6 0 27 0 40 27 7 15 7 37 7 58s0 41-7 57c-13 25-33 27-42 27z"><text:p/></draw:path><draw:path draw:style-name="gr448" draw:text-style-name="P34" svg:width="0.0689in" svg:height="0.1142in" svg:x="1.0957in" svg:y="0.4276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449" draw:text-style-name="P34" svg:width="0.0689in" svg:height="0.1142in" svg:x="1.2335in" svg:y="0.4276in" svg:viewBox="0 0 176 291" svg:d="M52 89c-20-13-22-28-22-35 0-25 28-43 58-43 31 0 58 21 58 53 0 24-16 44-42 58zM113 128c31-15 51-37 51-64 0-40-37-64-75-64-43 0-77 31-77 71 0 7 0 26 18 47 5 4 20 15 31 22-25 12-61 36-61 78 0 45 43 73 88 73 48 0 88-34 88-80 0-16-4-35-20-53-8-8-16-13-43-30zM71 146l53 34c12 7 31 20 31 45 0 33-31 54-66 54-37 0-67-26-67-61 0-25 13-51 49-72z"><text:p/></draw:path><draw:path draw:style-name="gr450" draw:text-style-name="P34" svg:width="0.0713in" svg:height="0.1157in" svg:x="1.3185in" svg:y="0.4252in" svg:viewBox="0 0 182 295" svg:d="M179 29c3-6 3-6 3-16h-103c-51 0-53-5-54-13h-11l-14 88h11c1-8 5-34 11-39 2-3 36-3 40-3h89c-5 7-38 54-48 67-38 57-53 116-53 159 0 4 0 23 21 23 19 0 19-19 19-23v-21c0-23 1-47 5-70 1-10 7-45 26-72z"><text:p/></draw:path><draw:path draw:style-name="gr451" draw:text-style-name="P34" svg:width="0.0689in" svg:height="0.1142in" svg:x="1.3988in" svg:y="0.4276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ath draw:style-name="gr452" draw:text-style-name="P34" svg:width="0.0689in" svg:height="0.1142in" svg:x="1.4815in" svg:y="0.4276in" svg:viewBox="0 0 176 291" svg:d="M52 89c-20-13-22-28-22-35 0-25 28-43 58-43 31 0 58 21 58 53 0 24-16 44-42 58zM113 128c31-15 51-37 51-64 0-40-37-64-75-64-43 0-77 31-77 71 0 7 0 26 18 47 5 4 20 15 31 22-25 12-61 36-61 78 0 45 43 73 88 73 48 0 88-34 88-80 0-16-4-35-20-53-8-8-16-13-43-30zM71 146l53 34c12 7 31 20 31 45 0 33-31 54-66 54-37 0-67-26-67-61 0-25 13-51 49-72z"><text:p/></draw:path><draw:path draw:style-name="gr453" draw:text-style-name="P34" svg:width="0.0547in" svg:height="0.1106in" svg:x="1.5724in" svg:y="0.4276in" svg:viewBox="0 0 140 282" svg:d="M88 11c0-10 0-11-10-11-26 28-65 28-78 28v13c8 0 34 0 55-12v219c0 16-1 21-39 21h-14v13c16-1 52-1 70-1 17 0 54 0 68 1v-13h-13c-38 0-39-5-39-21z"><text:p/></draw:path><draw:path draw:style-name="gr454" draw:text-style-name="P34" svg:width="0.0689in" svg:height="0.1142in" svg:x="1.7028in" svg:y="0.4276in" svg:viewBox="0 0 176 291" svg:d="M52 89c-20-13-22-28-22-35 0-25 28-43 58-43 31 0 58 21 58 53 0 24-16 44-42 58zM113 128c31-15 51-37 51-64 0-40-37-64-75-64-43 0-77 31-77 71 0 7 0 26 18 47 5 4 20 15 31 22-25 12-61 36-61 78 0 45 43 73 88 73 48 0 88-34 88-80 0-16-4-35-20-53-8-8-16-13-43-30zM71 146l53 34c12 7 31 20 31 45 0 33-31 54-66 54-37 0-67-26-67-61 0-25 13-51 49-72z"><text:p/></draw:path><draw:path draw:style-name="gr455" draw:text-style-name="P34" svg:width="0.0713in" svg:height="0.1157in" svg:x="1.7878in" svg:y="0.4252in" svg:viewBox="0 0 182 295" svg:d="M179 29c3-6 3-6 3-16h-103c-51 0-53-5-54-13h-11l-14 88h11c1-8 5-34 11-39 2-3 36-3 40-3h89c-5 7-38 54-48 67-38 57-53 116-53 159 0 4 0 23 21 23 19 0 19-19 19-23v-21c0-23 1-47 5-70 1-10 7-45 26-72z"><text:p/></draw:path><draw:path draw:style-name="gr456" draw:text-style-name="P34" svg:width="0.0689in" svg:height="0.1142in" svg:x="1.8681in" svg:y="0.4276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457" draw:text-style-name="P34" svg:width="0.0689in" svg:height="0.1142in" svg:x="1.9508in" svg:y="0.4276in" svg:viewBox="0 0 176 291" svg:d="M52 89c-20-13-22-28-22-35 0-25 28-43 58-43 31 0 58 21 58 53 0 24-16 44-42 58zM113 128c31-15 51-37 51-64 0-40-37-64-75-64-43 0-77 31-77 71 0 7 0 26 18 47 5 4 20 15 31 22-25 12-61 36-61 78 0 45 43 73 88 73 48 0 88-34 88-80 0-16-4-35-20-53-8-8-16-13-43-30zM71 146l53 34c12 7 31 20 31 45 0 33-31 54-66 54-37 0-67-26-67-61 0-25 13-51 49-72z"><text:p/></draw:path><draw:path draw:style-name="gr458" draw:text-style-name="P34" svg:width="0.0547in" svg:height="0.1106in" svg:x="2.0417in" svg:y="0.4276in" svg:viewBox="0 0 140 282" svg:d="M88 11c0-10 0-11-10-11-26 28-65 28-78 28v13c8 0 34 0 55-12v219c0 16-1 21-39 21h-14v13c16-1 52-1 70-1 17 0 54 0 68 1v-13h-13c-38 0-39-5-39-21z"><text:p/></draw:path><draw:polygon draw:style-name="gr459" draw:text-style-name="P34" svg:width="0.0555in" svg:height="0.2984in" svg:x="2.1984in" svg:y="0in" svg:viewBox="0 0 142 759" draw:points="113,759 142,759 142,0 0,0 0,29 113,29"><text:p/></draw:polygon><draw:polygon draw:style-name="gr460" draw:text-style-name="P34" svg:width="0.0555in" svg:height="0.2984in" svg:x="2.1984in" svg:y="0.2988in" svg:viewBox="0 0 142 759" draw:points="113,730 0,730 0,759 142,759 142,0 113,0"><text:p/></draw:polygon></draw:g></text:p>
      <text:p text:style-name="P27">The total number of sequences is then the sum of all the entries of <draw:g text:anchor-type="as-char" svg:y="-0.1457in" draw:z-index="19" draw:style-name="gr1"><svg:title>TexMaths</svg:title><svg:desc>12§display§T^{19}§svg§600§FALSE§</svg:desc><draw:polygon draw:style-name="gr461" draw:text-style-name="P33" svg:width="0.2516in" svg:height="0.1433in" svg:x="0in" svg:y="0.0024in" svg:viewBox="0 0 640 365" draw:points="320,365 0,365 0,0 640,0 640,365"><text:p/></draw:polygon><draw:path draw:style-name="gr462" draw:text-style-name="P34" svg:width="0.113in" svg:height="0.1126in" svg:x="0.0039in" svg:y="0.0335in" svg:viewBox="0 0 288 287" svg:d="M170 30c4-12 5-14 10-16 4-1 18-1 27-1 42 0 61 1 61 35 0 6-1 23-3 34 0 2-1 7-1 8 0 2 1 5 4 5 5 0 6-3 8-10l10-73c2-2 2-6 2-7 0-5-5-5-12-5h-234c-11 0-11 0-14 8l-26 75c0 1-2 7-2 8 0 3 2 4 5 4 5 0 5-1 7-9 23-66 34-73 97-73h16c12 0 12 1 12 5 0 2-2 8-2 10l-56 225c-5 16-6 21-50 21-16 0-18 0-18 8 0 5 5 5 7 5 11 0 23-1 35-1s24 0 36 0 24 0 34 0c12 0 26 1 38 1 3 0 9 0 9-9 0-4-3-4-14-4s-17 0-28-2c-12-1-15-2-15-8 0-1 0-4 1-10z"><text:p/></draw:path><draw:path draw:style-name="gr463" draw:text-style-name="P34" svg:width="0.0425in" svg:height="0.0772in" svg:x="0.1319in" svg:y="0in" svg:viewBox="0 0 109 197" svg:d="M67 8c0-8 0-8-8-8-19 19-47 19-59 19v11c7 0 26 0 43-8v151c0 9 0 13-30 13h-11v11c5 0 42-1 53-1 10 0 47 1 54 1v-11h-12c-30 0-30-4-30-13z"><text:p/></draw:path><draw:path draw:style-name="gr464" draw:text-style-name="P34" svg:width="0.0535in" svg:height="0.0795in" svg:x="0.1913in" svg:y="0in" svg:viewBox="0 0 137 203" svg:d="M108 109c0 73-36 84-54 84-7 0-23 0-30-9 12-2 13-11 13-14 0-8-6-14-14-14-10 0-15 6-15 14 0 21 17 33 46 33 43 0 83-40 83-103 0-74-33-100-68-100-9 0-29 1-47 18-10 10-22 22-22 48 0 38 30 66 65 66 24 0 37-16 43-29zM66 124c-11 0-23-4-30-18-7-11-7-23-7-40s0-29 8-41c7-11 17-17 32-17 16 0 24 10 29 18 9 12 10 33 10 44 0 38-23 54-42 54z"><text:p/></draw:path></draw:g>: <text:span text:style-name="T13">1,398,101.</text:span></text:p>
      <text:p text:style-name="P31">Problem 4</text:p>
      <text:p text:style-name="P28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1" svg:font-family="'Nimbus Sans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c0ed4" officeooo:paragraph-rsid="000c0ed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Midterm 2016 CMPE-240<text:tab/><text:tab/>V. Margot Paez</text:p>
        <text:p text:style-name="MP1">February 12, 2016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1T14:36:47.032262396</meta:creation-date>
    <meta:generator>LibreOffice/5.0.4.2$Linux_X86_64 LibreOffice_project/00m0$Build-2</meta:generator>
    <dc:date>2016-02-12T01:47:13.496925459</dc:date>
    <meta:editing-duration>PT10H54M15S</meta:editing-duration>
    <meta:editing-cycles>131</meta:editing-cycles>
    <meta:document-statistic meta:table-count="0" meta:image-count="0" meta:object-count="0" meta:page-count="4" meta:paragraph-count="40" meta:word-count="395" meta:character-count="2091" meta:non-whitespace-character-count="1730"/>
  </office:meta>
</office:document-meta>
</file>